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Iné" style:master-page-name="">
      <style:paragraph-properties fo:margin-left="0cm" fo:margin-right="0cm" fo:line-height="150%" fo:text-align="start" style:justify-single-word="false" fo:text-indent="0cm" style:auto-text-indent="false" style:page-number="auto" style:writing-mode="page"/>
    </style:style>
    <style:style style:name="P4" style:family="paragraph" style:parent-style-name="Iné" style:master-page-name="">
      <style:paragraph-properties fo:margin-left="0cm" fo:margin-right="0cm" fo:line-height="150%" fo:text-align="start" style:justify-single-word="false" fo:text-indent="0cm" style:auto-text-indent="false" style:page-number="auto" style:writing-mode="page"/>
      <style:text-properties style:font-name="Arial" fo:font-size="14pt" style:font-size-asian="14pt" style:font-size-complex="14pt"/>
    </style:style>
    <style:style style:name="P5" style:family="paragraph" style:parent-style-name="Základný_20_text_20__28_2_29_" style:master-page-name="">
      <style:paragraph-properties fo:margin-left="0cm" fo:margin-right="0cm" fo:line-height="150%" fo:text-align="start" style:justify-single-word="false" fo:text-indent="0cm" style:auto-text-indent="false" style:page-number="auto" style:writing-mode="page"/>
    </style:style>
    <style:style style:name="P6"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7" style:family="paragraph" style:parent-style-name="Základný_20_text_20__28_3_29_" style:master-page-name="">
      <style:paragraph-properties fo:margin-left="0cm" fo:margin-right="0cm" fo:line-height="150%" fo:text-align="start" style:justify-single-word="false" fo:text-indent="0cm" style:auto-text-indent="false" style:page-number="auto" style:writing-mode="page"/>
    </style:style>
    <style:style style:name="P8"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P9" style:family="paragraph" style:parent-style-name="Základný_20_text_20__28_7_29_" style:master-page-name="">
      <style:paragraph-properties fo:margin-left="0cm" fo:margin-right="0cm" fo:line-height="150%" fo:text-align="start" style:justify-single-word="false" fo:text-indent="0cm" style:auto-text-indent="false" style:page-number="auto" style:writing-mode="page"/>
    </style:style>
    <style:style style:name="P10" style:family="paragraph" style:parent-style-name="Základný_20_text">
      <style:paragraph-properties fo:margin-left="0cm" fo:margin-right="0cm" fo:line-height="150%" fo:text-align="start" style:justify-single-word="false" fo:text-indent="0cm" style:auto-text-indent="false" style:writing-mode="page"/>
    </style:style>
    <style:style style:name="P11" style:family="paragraph" style:parent-style-name="Základný_20_text_20__28_3_29_">
      <style:paragraph-properties fo:margin-left="0cm" fo:margin-right="0cm" fo:line-height="150%" fo:text-align="start" style:justify-single-word="false" fo:text-indent="0cm" style:auto-text-indent="false" style:writing-mode="page"/>
    </style:style>
    <style:style style:name="P12" style:family="paragraph" style:parent-style-name="Základný_20_text_20__28_3_29_">
      <style:paragraph-properties fo:margin-left="0cm" fo:margin-right="0cm" fo:line-height="150%" fo:text-align="start" style:justify-single-word="false" fo:text-indent="0cm" style:auto-text-indent="false" style:writing-mode="page"/>
      <style:text-properties officeooo:paragraph-rsid="001493ad"/>
    </style:style>
    <style:style style:name="P13" style:family="paragraph" style:parent-style-name="Hlavička_20_alebo_20_päta">
      <style:paragraph-properties fo:margin-left="0cm" fo:margin-right="0cm" fo:line-height="150%" fo:text-align="start" style:justify-single-word="false" fo:text-indent="0cm" style:auto-text-indent="false" style:writing-mode="page"/>
    </style:style>
    <style:style style:name="P14"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writing-mode="page"/>
    </style:style>
    <style:style style:name="P15"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16"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7.22cm"/>
        </style:tab-stops>
      </style:paragraph-properties>
    </style:style>
    <style:style style:name="P17"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56f41"/>
    </style:style>
    <style:style style:name="P18"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7195b"/>
    </style:style>
    <style:style style:name="P19" style:family="paragraph" style:parent-style-name="Základný_20_text_20__28_3_29_" style:master-page-name="">
      <style:paragraph-properties fo:margin-left="0cm" fo:margin-right="0cm" fo:line-height="150%" fo:text-align="start" style:justify-single-word="false" fo:text-indent="0.635cm" style:auto-text-indent="false" style:page-number="auto" style:writing-mode="page"/>
    </style:style>
    <style:style style:name="P20" style:family="paragraph" style:parent-style-name="Základný_20_text_20__28_4_29_" style:master-page-name="">
      <style:paragraph-properties fo:margin-left="0cm" fo:margin-right="0cm" fo:line-height="150%" fo:text-align="start" style:justify-single-word="false" fo:text-indent="0.635cm" style:auto-text-indent="false" style:page-number="auto" style:writing-mode="page"/>
    </style:style>
    <style:style style:name="P21" style:family="paragraph" style:parent-style-name="Základný_20_text">
      <style:paragraph-properties fo:margin-left="0cm" fo:margin-right="0cm" fo:line-height="150%" fo:text-align="start" style:justify-single-word="false" fo:text-indent="0.635cm" style:auto-text-indent="false" style:writing-mode="page"/>
    </style:style>
    <style:style style:name="P22"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56f41"/>
    </style:style>
    <style:style style:name="P23"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7195b"/>
    </style:style>
    <style:style style:name="P24"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writing-mode="page"/>
    </style:style>
    <style:style style:name="P25" style:family="paragraph" style:parent-style-name="Základný_20_text" style:master-page-name="">
      <style:paragraph-properties fo:margin-left="0.635cm" fo:margin-right="0cm" fo:line-height="150%" fo:text-align="start" style:justify-single-word="false" fo:text-indent="-0.635cm" style:auto-text-indent="false" style:page-number="auto" style:writing-mode="page"/>
    </style:style>
    <style:style style:name="P26" style:family="paragraph" style:parent-style-name="Základný_20_text_20__28_3_29_" style:master-page-name="">
      <style:paragraph-properties fo:margin-left="0.635cm" fo:margin-right="0cm" fo:line-height="150%" fo:text-align="start" style:justify-single-word="false" fo:text-indent="-0.635cm" style:auto-text-indent="false" style:page-number="auto" style:writing-mode="page"/>
    </style:style>
    <style:style style:name="P27" style:family="paragraph" style:parent-style-name="Základný_20_text">
      <style:paragraph-properties fo:margin-left="0.635cm" fo:margin-right="0cm" fo:line-height="150%" fo:text-align="start" style:justify-single-word="false" fo:text-indent="-0.635cm" style:auto-text-indent="false" style:writing-mode="page"/>
    </style:style>
    <style:style style:name="P28" style:family="paragraph" style:parent-style-name="Základný_20_text_20__28_2_29_">
      <style:paragraph-properties fo:margin-left="0cm" fo:margin-right="0cm" fo:line-height="150%" fo:text-align="start" style:justify-single-word="false" fo:text-indent="0.635cm" style:auto-text-indent="false" style:writing-mode="page"/>
    </style:style>
    <style:style style:name="P29"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writing-mode="page"/>
    </style:style>
    <style:style style:name="P30"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writing-mode="page"/>
      <style:text-properties officeooo:paragraph-rsid="001bbd35"/>
    </style:style>
    <style:style style:name="P31" style:family="paragraph" style:parent-style-name="Základný_20_text_20__28_2_29_">
      <style:paragraph-properties fo:margin-left="0cm" fo:margin-right="0cm" fo:line-height="150%" fo:text-align="start" style:justify-single-word="false" fo:text-indent="0cm" style:auto-text-indent="false" style:writing-mode="page"/>
    </style:style>
    <style:style style:name="P32" style:family="paragraph" style:parent-style-name="Základný_20_text_20__28_2_29_" style:master-page-name="">
      <style:paragraph-properties fo:margin-left="0cm" fo:margin-right="0cm" fo:line-height="150%" fo:text-align="start" style:justify-single-word="false" fo:text-indent="0cm" style:auto-text-indent="false" style:page-number="auto" style:writing-mode="page"/>
    </style:style>
    <style:style style:name="P33" style:family="paragraph" style:parent-style-name="Iné" style:master-page-name="PageStyle0">
      <style:paragraph-properties fo:margin-left="0cm" fo:margin-right="0cm" fo:line-height="150%" fo:text-align="start" style:justify-single-word="false" fo:text-indent="0cm" style:auto-text-indent="false" style:page-number="auto" style:writing-mode="page"/>
    </style:style>
    <style:style style:name="P34" style:family="paragraph" style:parent-style-name="Záhlavie_20__23_1" style:master-page-name="">
      <style:paragraph-properties fo:margin-left="0cm" fo:margin-right="0cm" fo:line-height="150%" fo:text-align="start" style:justify-single-word="false" fo:text-indent="0cm" style:auto-text-indent="false" style:page-number="auto" style:writing-mode="page"/>
    </style:style>
    <style:style style:name="P35" style:family="paragraph" style:parent-style-name="Základný_20_text">
      <style:paragraph-properties fo:margin-left="0cm" fo:margin-right="0cm" fo:line-height="150%" fo:text-align="start" style:justify-single-word="false" fo:text-indent="0cm" style:auto-text-indent="false" style:writing-mode="page"/>
    </style:style>
    <style:style style:name="P36"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37" style:family="paragraph" style:parent-style-name="Základný_20_text">
      <style:paragraph-properties fo:margin-left="0cm" fo:margin-right="0cm" fo:line-height="150%" fo:text-align="start" style:justify-single-word="false" fo:text-indent="0.635cm" style:auto-text-indent="false" style:writing-mode="page"/>
    </style:style>
    <style:style style:name="P38"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39" style:family="paragraph" style:parent-style-name="Záhlavie_20__23_3" style:master-page-name="">
      <style:paragraph-properties fo:margin-left="0cm" fo:margin-right="0cm" fo:line-height="150%" fo:text-align="start" style:justify-single-word="false" fo:text-indent="0.635cm" style:auto-text-indent="false" style:page-number="auto" style:writing-mode="page"/>
    </style:style>
    <style:style style:name="P40" style:family="paragraph" style:parent-style-name="Základný_20_text_20__28_3_29_">
      <style:paragraph-properties fo:margin-left="0cm" fo:margin-right="0cm" fo:line-height="150%" fo:text-align="start" style:justify-single-word="false" fo:text-indent="0.635cm" style:auto-text-indent="false" style:writing-mode="page"/>
    </style:style>
    <style:style style:name="P41" style:family="paragraph" style:parent-style-name="Základný_20_text_20__28_3_29_">
      <style:paragraph-properties fo:margin-left="0cm" fo:margin-right="0cm" fo:line-height="150%" fo:text-align="start" style:justify-single-word="false" fo:text-indent="0.635cm" style:auto-text-indent="false" style:writing-mode="page"/>
      <style:text-properties officeooo:paragraph-rsid="0019149b"/>
    </style:style>
    <style:style style:name="P42" style:family="paragraph" style:parent-style-name="Základný_20_text_20__28_3_29_" style:master-page-name="">
      <style:paragraph-properties fo:margin-left="0cm" fo:margin-right="0cm" fo:line-height="150%" fo:text-align="start" style:justify-single-word="false" fo:text-indent="0.635cm" style:auto-text-indent="false" style:page-number="auto" style:writing-mode="page"/>
    </style:style>
    <style:style style:name="P43" style:family="paragraph" style:parent-style-name="Základný_20_text_20__28_3_29_" style:master-page-name="">
      <style:paragraph-properties fo:margin-left="0cm" fo:margin-right="0cm" fo:line-height="150%" fo:text-align="start" style:justify-single-word="false" fo:text-indent="0.635cm" style:auto-text-indent="false" style:page-number="auto" style:writing-mode="page"/>
      <style:text-properties officeooo:paragraph-rsid="0019149b"/>
    </style:style>
    <style:style style:name="P44" style:family="paragraph" style:parent-style-name="Základný_20_text_20__28_3_29_" style:master-page-name="">
      <style:paragraph-properties fo:margin-left="0cm" fo:margin-right="0cm" fo:line-height="150%" fo:text-align="start" style:justify-single-word="false" fo:text-indent="0cm" style:auto-text-indent="false" style:page-number="auto" style:writing-mode="page"/>
    </style:style>
    <style:style style:name="P45" style:family="paragraph" style:parent-style-name="Základný_20_text_20__28_3_29_" style:master-page-name="">
      <style:paragraph-properties fo:margin-left="0cm" fo:margin-right="0cm" fo:line-height="150%" fo:text-align="start" style:justify-single-word="false" fo:text-indent="0cm" style:auto-text-indent="false" style:page-number="auto" style:writing-mode="page"/>
      <style:text-properties officeooo:paragraph-rsid="0019149b"/>
    </style:style>
    <style:style style:name="P46" style:family="paragraph" style:parent-style-name="Základný_20_text_20__28_3_29_">
      <style:paragraph-properties fo:margin-left="0cm" fo:margin-right="0cm" fo:line-height="150%" fo:text-align="start" style:justify-single-word="false" fo:text-indent="0cm" style:auto-text-indent="false" style:writing-mode="page"/>
    </style:style>
    <style:style style:name="P47" style:family="paragraph" style:parent-style-name="Základný_20_text_20__28_3_29_">
      <style:paragraph-properties fo:margin-left="0cm" fo:margin-right="0cm" fo:line-height="150%" fo:text-align="start" style:justify-single-word="false" fo:text-indent="0cm" style:auto-text-indent="false" style:writing-mode="page"/>
      <style:text-properties officeooo:paragraph-rsid="0019149b"/>
    </style:style>
    <style:style style:name="P48" style:family="paragraph" style:parent-style-name="Základný_20_text_20__28_3_29_">
      <style:paragraph-properties fo:margin-left="0.635cm" fo:margin-right="0cm" fo:line-height="150%" fo:text-align="start" style:justify-single-word="false" fo:text-indent="-0.635cm" style:auto-text-indent="false" style:writing-mode="page"/>
    </style:style>
    <style:style style:name="P49" style:family="paragraph" style:parent-style-name="Základný_20_text_20__28_3_29_" style:master-page-name="">
      <style:paragraph-properties fo:margin-left="0.635cm" fo:margin-right="0cm" fo:line-height="150%" fo:text-align="start" style:justify-single-word="false" fo:text-indent="-0.635cm" style:auto-text-indent="false" style:page-number="auto" style:writing-mode="page"/>
    </style:style>
    <style:style style:name="P50" style:family="paragraph" style:parent-style-name="Záhlavie_20__23_4" style:master-page-name="">
      <style:paragraph-properties fo:margin-left="0cm" fo:margin-right="0cm" fo:line-height="150%" fo:text-align="start" style:justify-single-word="false" fo:text-indent="0cm" style:auto-text-indent="false" style:page-number="auto" style:writing-mode="page"/>
    </style:style>
    <style:style style:name="P51" style:family="paragraph" style:parent-style-name="Záhlavie_20__23_4" style:master-page-name="">
      <style:paragraph-properties fo:margin-left="0cm" fo:margin-right="0cm" fo:line-height="150%" fo:text-align="start" style:justify-single-word="false" fo:text-indent="0cm" style:auto-text-indent="false" style:page-number="auto" style:writing-mode="page">
        <style:tab-stops>
          <style:tab-stop style:position="0.469cm"/>
        </style:tab-stops>
      </style:paragraph-properties>
    </style:style>
    <style:style style:name="P52" style:family="paragraph" style:parent-style-name="Záhlavie_20__23_4" style:master-page-name="">
      <style:paragraph-properties fo:margin-left="0cm" fo:margin-right="0cm" fo:line-height="150%" fo:text-align="start" style:justify-single-word="false" fo:text-indent="0cm" style:auto-text-indent="false" style:page-number="auto" style:writing-mode="page">
        <style:tab-stops>
          <style:tab-stop style:position="0.614cm"/>
        </style:tab-stops>
      </style:paragraph-properties>
    </style:style>
    <style:style style:name="P53" style:family="paragraph" style:parent-style-name="Záhlavie_20__23_4" style:master-page-name="">
      <style:paragraph-properties fo:margin-left="0cm" fo:margin-right="0cm" fo:line-height="150%" fo:text-align="start" style:justify-single-word="false" fo:text-indent="0cm" style:auto-text-indent="false" style:page-number="auto" style:writing-mode="page">
        <style:tab-stops>
          <style:tab-stop style:position="0.686cm"/>
        </style:tab-stops>
      </style:paragraph-properties>
    </style:style>
    <style:style style:name="P54" style:family="paragraph" style:parent-style-name="Záhlavie_20__23_4">
      <style:paragraph-properties fo:margin-left="0cm" fo:margin-right="0cm" fo:line-height="150%" fo:text-align="start" style:justify-single-word="false" fo:text-indent="0cm" style:auto-text-indent="false" style:writing-mode="page"/>
    </style:style>
    <style:style style:name="P55" style:family="paragraph" style:parent-style-name="Záhlavie_20__23_4" style:list-style-name="">
      <style:paragraph-properties fo:margin-left="0cm" fo:margin-right="0cm" fo:line-height="150%" fo:text-align="start" style:justify-single-word="false" fo:text-indent="0cm" style:auto-text-indent="false" style:writing-mode="page"/>
    </style:style>
    <style:style style:name="P56" style:family="paragraph" style:parent-style-name="Záhlavie_20__23_4" style:list-style-name="">
      <style:paragraph-properties fo:margin-left="0cm" fo:margin-right="0cm" fo:line-height="150%" fo:text-align="start" style:justify-single-word="false" fo:text-indent="0cm" style:auto-text-indent="false" style:writing-mode="page">
        <style:tab-stops>
          <style:tab-stop style:position="0.469cm"/>
        </style:tab-stops>
      </style:paragraph-properties>
    </style:style>
    <style:style style:name="P57" style:family="paragraph" style:parent-style-name="Záhlavie_20__23_4" style:list-style-name="">
      <style:paragraph-properties fo:margin-left="0cm" fo:margin-right="0cm" fo:line-height="150%" fo:text-align="start" style:justify-single-word="false" fo:text-indent="0cm" style:auto-text-indent="false" style:writing-mode="page">
        <style:tab-stops>
          <style:tab-stop style:position="0.614cm"/>
        </style:tab-stops>
      </style:paragraph-properties>
    </style:style>
    <style:style style:name="P58" style:family="paragraph" style:parent-style-name="Záhlavie_20__23_4" style:list-style-name="">
      <style:paragraph-properties fo:margin-left="0cm" fo:margin-right="0cm" fo:line-height="150%" fo:text-align="start" style:justify-single-word="false" fo:text-indent="0cm" style:auto-text-indent="false" style:writing-mode="page">
        <style:tab-stops>
          <style:tab-stop style:position="0.686cm"/>
        </style:tab-stops>
      </style:paragraph-properties>
    </style:style>
    <style:style style:name="P59" style:family="paragraph" style:parent-style-name="Hlavička_20_alebo_20_päta">
      <style:paragraph-properties fo:margin-left="0cm" fo:margin-right="0cm" fo:line-height="150%" fo:text-align="start" style:justify-single-word="false" fo:text-indent="0cm" style:auto-text-indent="false" style:writing-mode="page"/>
    </style:style>
    <style:style style:name="P60"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T1" style:family="text">
      <style:text-properties fo:color="#000000" style:text-position="25% 58%" style:font-name="Arial" fo:font-size="14pt" fo:background-color="#80ffff" loext:char-shading-value="0" style:font-size-asian="14pt" style:font-size-complex="14pt"/>
    </style:style>
    <style:style style:name="T2" style:family="text">
      <style:text-properties fo:color="#000000" style:font-name="Arial" fo:font-size="14pt" fo:background-color="#80ffff" loext:char-shading-value="0" style:font-size-asian="14pt" style:font-size-complex="14pt"/>
    </style:style>
    <style:style style:name="T3" style:family="text">
      <style:text-properties fo:color="#000000" style:font-name="Arial" fo:font-size="14pt" officeooo:rsid="001493ad" fo:background-color="#80ffff" loext:char-shading-value="0" style:font-size-asian="14pt" style:font-size-complex="14pt"/>
    </style:style>
    <style:style style:name="T4" style:family="text">
      <style:text-properties fo:color="#000000" style:font-name="Arial" fo:font-size="14pt" officeooo:rsid="00156f41" fo:background-color="#80ffff" loext:char-shading-value="0" style:font-size-asian="14pt" style:font-size-complex="14pt"/>
    </style:style>
    <style:style style:name="T5" style:family="text">
      <style:text-properties fo:color="#000000" style:font-name="Arial" fo:font-size="14pt" officeooo:rsid="0017195b" fo:background-color="#80ffff" loext:char-shading-value="0" style:font-size-asian="14pt" style:font-size-complex="14pt"/>
    </style:style>
    <style:style style:name="T6" style:family="text">
      <style:text-properties fo:color="#000000" style:font-name="Arial" fo:font-size="14pt" officeooo:rsid="0019149b" fo:background-color="#80ffff" loext:char-shading-value="0" style:font-size-asian="14pt" style:font-size-complex="14pt"/>
    </style:style>
    <style:style style:name="T7" style:family="text">
      <style:text-properties fo:color="#000000" style:font-name="Arial" fo:font-size="14pt" officeooo:rsid="0019cc45" fo:background-color="#80ffff" loext:char-shading-value="0" style:font-size-asian="14pt" style:font-size-complex="14pt"/>
    </style:style>
    <style:style style:name="T8" style:family="text">
      <style:text-properties fo:color="#000000" style:font-name="Arial1" fo:font-size="14pt" officeooo:rsid="00156f41" fo:background-color="#80ffff" loext:char-shading-value="0" style:font-name-asian="Microsoft Sans Serif" style:font-size-asian="14pt" style:font-name-complex="Microsoft Sans Serif" style:font-size-complex="14pt"/>
    </style:style>
    <style:style style:name="T9" style:family="text">
      <style:text-properties fo:color="#000000" style:font-name="Arial1" fo:font-size="14pt" officeooo:rsid="0017195b" fo:background-color="#80ffff" loext:char-shading-value="0" style:font-name-asian="Microsoft Sans Serif" style:font-size-asian="14pt" style:font-name-complex="Microsoft Sans Serif" style:font-size-complex="14pt"/>
    </style:style>
    <style:style style:name="T10" style:family="text">
      <style:text-properties style:font-name="Arial" fo:font-size="14pt" style:font-size-asian="14pt" style:font-size-complex="14pt"/>
    </style:style>
    <style:style style:name="T11" style:family="text">
      <style:text-properties style:font-name="Arial" fo:font-size="14pt" officeooo:rsid="001493ad" style:font-size-asian="14pt" style:font-size-complex="14pt"/>
    </style:style>
    <style:style style:name="T12" style:family="text">
      <style:text-properties style:font-name="Arial" fo:font-size="14pt" officeooo:rsid="00156f41" style:font-size-asian="14pt" style:font-size-complex="14pt"/>
    </style:style>
    <style:style style:name="T13" style:family="text">
      <style:text-properties style:font-name="Arial" fo:font-size="14pt" officeooo:rsid="0017195b" style:font-size-asian="14pt" style:font-size-complex="14pt"/>
    </style:style>
    <style:style style:name="T14" style:family="text">
      <style:text-properties style:font-name="Arial" fo:font-size="14pt" officeooo:rsid="0019149b" style:font-size-asian="14pt" style:font-size-complex="14pt"/>
    </style:style>
    <style:style style:name="T15" style:family="text">
      <style:text-properties style:font-name="Arial" fo:font-size="14pt" officeooo:rsid="0019cc45" style:font-size-asian="14pt" style:font-size-complex="14pt"/>
    </style:style>
    <style:style style:name="T16" style:family="text">
      <style:text-properties style:font-name="Arial" fo:font-size="14pt" officeooo:rsid="001bbd35" style:font-size-asian="14pt" style:font-size-complex="14pt"/>
    </style:style>
    <style:style style:name="T17" style:family="text">
      <style:text-properties style:font-name="Arial" fo:font-size="14pt" fo:background-color="#80ffff" loext:char-shading-value="0" style:font-size-asian="14pt" style:font-size-complex="14pt"/>
    </style:style>
    <style:style style:name="T18" style:family="text">
      <style:text-properties style:font-name="Arial1" fo:font-size="14pt" officeooo:rsid="0017195b" style:font-name-asian="Microsoft Sans Serif" style:font-size-asian="14pt" style:font-name-complex="Microsoft Sans Serif" style:font-size-complex="14pt"/>
    </style:style>
    <style:style style:name="T19" style:family="text">
      <style:text-properties style:font-name="Arial1" fo:font-size="14pt" officeooo:rsid="001bbd35" style:font-name-asian="Microsoft Sans Serif" style:font-size-asian="14pt" style:font-name-complex="Microsoft Sans Serif" style:font-size-complex="14pt"/>
    </style:style>
    <style:style style:name="Sect1" style:family="section">
      <style:section-properties fo:margin-left="0.635cm" fo:margin-right="10.552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33"><text:span text:style-name="CharStyle5"><text:span text:style-name="T10">Ján Chalúpka:</text:span></text:span></text:p>
        <text:h text:style-name="P34" text:outline-level="1"><text:bookmark-start text:name="bookmark2"/><text:span text:style-name="CharStyle14"><text:span text:style-name="T10">KOCÚRKOVO</text:span></text:span><text:span text:style-name="CharStyle14"><text:span text:style-name="T2">.</text:span></text:span><text:bookmark-end text:name="bookmark2"/></text:h>
        <text:p text:style-name="P3"><text:span text:style-name="CharStyle15"><text:span text:style-name="T10">alebo</text:span></text:span></text:p>
        <text:p text:style-name="P3"><text:span text:style-name="CharStyle16"><text:span text:style-name="T10">LEN ABY SME V HANBE NEZOSTALI.</text:span></text:span></text:p>
        <text:p text:style-name="P15"><text:span text:style-name="CharStyle19"><text:span text:style-name="T10">Veselohra v troch dejstvách</text:span></text:span><text:span text:style-name="CharStyle19"><text:span text:style-name="T2">.</text:span></text:span></text:p>
        <text:p text:style-name="P6"><text:span text:style-name="CharStyle19"><text:span text:style-name="T10">Podľa vydania z r. 1871 pre ochotníctvo upravil </text:span></text:span><text:bookmark-start text:name="bookmark4"/><text:span text:style-name="CharStyle21"><text:span text:style-name="T10">Z. Novák.</text:span></text:span><text:bookmark-end text:name="bookmark4"/></text:p>
        <text:p text:style-name="P4"><text:span text:style-name="CharStyle15"><text:span text:style-name="T10"/></text:span></text:p>
        <text:p text:style-name="P6"><text:span text:style-name="CharStyle23"><text:span text:style-name="T10">Predmluva.</text:span></text:span></text:p>
        <text:p text:style-name="P7"><text:span text:style-name="CharStyle26"><text:span text:style-name="T1"/></text:span></text:p>
        <text:p text:style-name="P20"><text:span text:style-name="CharStyle29"><text:span text:style-name="T10">Hoci temer storočné, nezaslúži si Chalupkovo „</text:span></text:span><text:span text:style-name="CharStyle29"><text:span text:style-name="T2">Koc</text:span></text:span><text:span text:style-name="CharStyle29"><text:span text:style-name="T10">ú</text:span></text:span><text:span text:style-name="CharStyle29"><text:span text:style-name="T2">rk</text:span></text:span><text:span text:style-name="CharStyle29"><text:span text:style-name="T10">ovo</text:span></text:span><text:span text:style-name="CharStyle29"><text:span text:style-name="T2">“</text:span></text:span><text:span text:style-name="CharStyle29"><text:span text:style-name="T10">, aby bolo v</text:span></text:span><text:span text:style-name="CharStyle29"><text:span text:style-name="T2">yt</text:span></text:span><text:span text:style-name="CharStyle29"><text:span text:style-name="T10">isnuté z pôvod­ného slovenského repertoáru a uložené do m</text:span></text:span><text:span text:style-name="CharStyle29"><text:span text:style-name="T2">ú</text:span></text:span><text:span text:style-name="CharStyle29"><text:span text:style-name="T10">zea ako hra len historického významu, lebo ešte vždy žijú takí </text:span></text:span><text:span text:style-name="CharStyle29"><text:span text:style-name="T2">Te</text:span></text:span><text:span text:style-name="CharStyle29"><text:span text:style-name="T10">snošilovia i páni z C</text:span></text:span><text:span text:style-name="CharStyle29"><text:span text:style-name="T2">h</text:span></text:span><text:span text:style-name="CharStyle29"><text:span text:style-name="T10">udob</text:span></text:span><text:span text:style-name="CharStyle29"><text:span text:style-name="T2">í</text:span></text:span><text:span text:style-name="CharStyle29"><text:span text:style-name="T10">c, ešte vždy sa nájde na Slovensku nejaké Kocúrkovo.</text:span></text:span></text:p>
        <text:p text:style-name="P20"><text:span text:style-name="CharStyle29"><text:span text:style-name="T10">Hra si nezaslúži pri svojej večnej sviežosti a bezprostrednej pravdivosti ani nejakého zmoder­nizovania. Keď i jednotlivosti sa priebehom rokov s</text:span></text:span><text:span text:style-name="CharStyle29"><text:span text:style-name="T2">t</text:span></text:span><text:span text:style-name="CharStyle29"><text:span text:style-name="T3">a</text:span></text:span><text:span text:style-name="CharStyle29"><text:span text:style-name="T10">ly dnešku vzdialenými, hriechom by bolo sotrieť s celku satyry patinu veku, ktorá len pozdvihuje jeho pôsobivosť.</text:span></text:span></text:p>
        <text:p text:style-name="P20"><text:span text:style-name="CharStyle29"><text:span text:style-name="T10">Jediné</text:span></text:span><text:span text:style-name="CharStyle29"><text:span text:style-name="T2">,</text:span></text:span><text:span text:style-name="CharStyle29"><text:span text:style-name="T10"> čo nezaslúžene bránilo </text:span></text:span><text:span text:style-name="CharStyle29"><text:span text:style-name="T2">„</text:span></text:span><text:span text:style-name="CharStyle29"><text:span text:style-name="T10">Kocúrkovu“</text:span></text:span><text:span text:style-name="CharStyle29"><text:span text:style-name="T2"> </text:span></text:span><text:span text:style-name="CharStyle29"><text:span text:style-name="T10">zjavi</text:span></text:span><text:span text:style-name="CharStyle29"><text:span text:style-name="T2">ť</text:span></text:span><text:span text:style-name="CharStyle29"><text:span text:style-name="T10"> sa častejšie na slovenskom j</text:span></text:span><text:span text:style-name="CharStyle29"><text:span text:style-name="T2">a</text:span></text:span><text:span text:style-name="CharStyle29"><text:span text:style-name="T10">višti, je pô­vodné rozdelenie jeho troch dejstv</text:span></text:span><text:span text:style-name="CharStyle29"><text:span text:style-name="T11">í</text:span></text:span><text:span text:style-name="CharStyle29"><text:span text:style-name="T10"> v dvanásť obrazov, zarážajúce technickými ťažkosťami. Naša úprava chce preto len vyhnu</text:span></text:span><text:span text:style-name="CharStyle29"><text:span text:style-name="T11">tí</text:span></text:span><text:span text:style-name="CharStyle29"><text:span text:style-name="T10">m tejto okol­nosti vrátiť slovenskému repertoáru jednu z naj­pôsobivejších jeho hier.</text:span></text:span></text:p>
        <text:p text:style-name="P6"><text:span text:style-name="CharStyle19"><text:span text:style-name="T10"/></text:span></text:p>
        <text:p text:style-name="P10"><text:span text:style-name="CharStyle19"><text:span text:style-name="T10"/></text:span></text:p>
        <text:p text:style-name="P10"><text:soft-page-break/><text:span text:style-name="CharStyle19"><text:span text:style-name="T10">OSOBY:</text:span></text:span></text:p>
        <text:p text:style-name="P7"><text:span text:style-name="CharStyle26"><text:span text:style-name="T10"/></text:span></text:p>
        <text:p text:style-name="P12"><text:span text:style-name="CharStyle26"><text:span text:style-name="T10">Pán z Chudobíc, dozorca cirkvi.</text:span></text:span></text:p>
        <text:p text:style-name="P12"><text:span text:style-name="CharStyle26"><text:span text:style-name="T10">Procházka, predošlý rechtor.</text:span></text:span></text:p>
        <text:p text:style-name="P12"><text:span text:style-name="CharStyle26"><text:span text:style-name="T10">Ľudmila, jeho dcéra.</text:span></text:span></text:p>
        <text:p text:style-name="P7"><text:span text:style-name="CharStyle26"><text:span text:style-name="T10">Kostolník.</text:span></text:span></text:p>
        <text:p text:style-name="P7"><text:span text:style-name="CharStyle26"><text:span text:style-name="T10">Tesn</text:span></text:span><text:span text:style-name="CharStyle26"><text:span text:style-name="T2">o</text:span></text:span><text:span text:style-name="CharStyle26"><text:span text:style-name="T10">šil Jánoš, čižmár.</text:span></text:span></text:p>
        <text:p text:style-name="P7"><text:span text:style-name="CharStyle26"><text:span text:style-name="T10">Madlena, jeho manželka.</text:span></text:span></text:p>
        <text:p text:style-name="P7"><text:span text:style-name="CharStyle26"><text:span text:style-name="T10">Anička, jeho dcéra.</text:span></text:span></text:p>
        <text:p text:style-name="P7"><text:span text:style-name="CharStyle26"><text:span text:style-name="T10">Honzík, jeho syn, študent.</text:span></text:span></text:p>
        <text:p text:style-name="P7"><text:span text:style-name="CharStyle26"><text:span text:style-name="T10">Svoboda, povolaný za rechtora.</text:span></text:span></text:p>
        <text:p text:style-name="P7"><text:span text:style-name="CharStyle26"><text:span text:style-name="T10">Vojteška, súseda Tesnošilova.</text:span></text:span></text:p>
        <text:p text:style-name="P7"><text:span text:style-name="CharStyle26"><text:span text:style-name="T10">Vojtech, jej syn.</text:span></text:span></text:p>
        <text:p text:style-name="P7"><text:span text:style-name="CharStyle26"><text:span text:style-name="T10">Skrivánek, študent.</text:span></text:span></text:p>
        <text:p text:style-name="P7"><text:span text:style-name="CharStyle26"><text:span text:style-name="T10">Rajnoha, </text:span></text:span><text:span text:style-name="CharStyle26"><text:span text:style-name="T3">zbojníci</text:span></text:span></text:p>
        <text:p text:style-name="P7"><text:span text:style-name="CharStyle26"><text:span text:style-name="T10">Barazda,</text:span></text:span><text:span text:style-name="CharStyle25"><text:span text:style-name="T10"> zbojníci.</text:span></text:span></text:p>
        <text:p text:style-name="P7"><text:span text:style-name="CharStyle26"><text:span text:style-name="T10">Krahulec</text:span></text:span><text:span text:style-name="CharStyle26"><text:span text:style-name="T2">, </text:span></text:span><text:span text:style-name="CharStyle26"><text:span text:style-name="T3">zbojníci</text:span></text:span></text:p>
        <text:h text:style-name="P50" text:outline-level="4"><text:span text:style-name="CharStyle31"><text:span text:style-name="T10"/></text:span></text:h>
        <text:h text:style-name="P54" text:outline-level="4"><text:span text:style-name="CharStyle31"><text:span text:style-name="T10"/></text:span></text:h>
        <text:h text:style-name="P54" text:outline-level="4"><text:bookmark-start text:name="bookmark6"/><text:span text:style-name="CharStyle31"><text:span text:style-name="T10">DEJSTVO </text:span></text:span><text:bookmark-end text:name="bookmark6"/><text:span text:style-name="CharStyle31"><text:span text:style-name="T11">I.</text:span></text:span></text:h>
        <text:p text:style-name="P7"><text:span text:style-name="CharStyle25"><text:span text:style-name="T10"/></text:span></text:p>
        <text:p text:style-name="P11"><text:span text:style-name="CharStyle25"><text:span text:style-name="T10">Tesnošilova svetlica; v kúte čižmárske náradie.</text:span></text:span></text:p>
        <text:p text:style-name="P6"><text:span text:style-name="CharStyle18"><text:span text:style-name="T2"/></text:span></text:p>
        <text:p text:style-name="P10"><text:soft-page-break/><text:span text:style-name="CharStyle18"><text:span text:style-name="T2">Výstup</text:span></text:span><text:span text:style-name="CharStyle18"><text:span text:style-name="T10"> 1.</text:span></text:span></text:p>
        <text:h text:style-name="P50" text:outline-level="4"><text:span text:style-name="CharStyle31"><text:span text:style-name="T10"/></text:span></text:h>
        <text:h text:style-name="P54" text:outline-level="4"><text:bookmark-start text:name="bookmark8"/><text:span text:style-name="CharStyle31"><text:span text:style-name="T10">Tesnošil. Mad</text:span></text:span><text:span text:style-name="CharStyle31"><text:span text:style-name="T2">l</text:span></text:span><text:span text:style-name="CharStyle31"><text:span text:style-name="T10">ena.</text:span></text:span><text:bookmark-end text:name="bookmark8"/></text:h>
        <text:p text:style-name="P15"><text:span text:style-name="CharStyle32"><text:span text:style-name="T10"/></text:span></text:p>
        <text:p text:style-name="P21"><text:span text:style-name="CharStyle32"><text:span text:style-name="T10">Tesnošil (oblieka sa a kefuje nohavice). Len sa ty na mňa spoľahni, s</text:span></text:span><text:span text:style-name="CharStyle18"><text:span text:style-name="T2">í</text:span></text:span><text:span text:style-name="CharStyle18"><text:span text:style-name="T10">vem, a nič sa neboj; ako tu vidíš Tesnošil Jánosa, tak bude súsedov Vojtech rechtorom v Kocúrkove. (Utiera si fúzy.) Lebo sa mi všetko tak vidí, lelkem, hoď reá pillantott eďet láňomra, a mint a maďar mondja. Ale som to ešte nikomu nepovedal; nech to medzi nami zostane! (Drž</text:span></text:span><text:span text:style-name="CharStyle18"><text:span text:style-name="T11">í </text:span></text:span><text:span text:style-name="CharStyle18"><text:span text:style-name="T2">s</text:span></text:span><text:span text:style-name="CharStyle18"><text:span text:style-name="T10">voj trojrohý klobúk.)</text:span></text:span></text:p>
        <text:p text:style-name="P15"><text:span text:style-name="CharStyle32"><text:span text:style-name="T10">Madlena. To ste veru mohli </text:span></text:span><text:span text:style-name="CharStyle18"><text:span text:style-name="T10">po celom Ko­cúrkove hlásať, Tesnošil uram, a jednako by nikto nebol prezradil vaše tajomstvo. I ja teraz len toľko viem, koľko predtým. Vy vždy len svoju maďarčinu melete, a ja tomu toľko roz­umiem, ako hus do piva.</text:span></text:span></text:p>
        <text:p text:style-name="P15"><text:span text:style-name="CharStyle32"><text:span text:style-name="T10">Tesnošil. Pravda, pravda, ten nerozumie, kto nevykročil z Kocúrkova, ale rozumie bezzeg, kto bol v Miškovci na vandrovke, alebo vo Veľ­kom Varadíne, Naď-Váradon, a mint a maďar</text:span></text:span><text:span text:style-name="CharStyle39"><text:span text:style-name="T10"> </text:span></text:span><text:span text:style-name="CharStyle18"><text:span text:style-name="T10">mondja. Ja povedám, že môj pán súsed zamilo­vanými očami po našej Aničke strieľa.</text:span></text:span></text:p>
        <text:p text:style-name="P15"><text:span text:style-name="CharStyle32"><text:span text:style-name="T10">Madle</text:span></text:span><text:span text:style-name="CharStyle32"><text:span text:style-name="T2">n</text:span></text:span><text:span text:style-name="CharStyle32"><text:span text:style-name="T10">a. Veru som to i ja už minulé vakácie spozorovala, že oka s nej nespustí. Ani ona by, tuším, proti tomu nebola, keby to šťastie Martinka potkalo.</text:span></text:span></text:p>
        <text:p text:style-name="P15"><text:span text:style-name="CharStyle32"><text:span text:style-name="T10">Tesnošil. Eď só anni mint sáz; to ani ináče nebude.</text:span></text:span></text:p>
        <text:p text:style-name="P15"><text:span text:style-name="CharStyle32"><text:span text:style-name="T10">Madlena. A ak nebude rechtorom on, bude iný; počuť, že ten Turčan či Lipták má viac ako pol konventu na svojej strane a že mu akýsi pletkár napred písal, aby sa s našimi študentmi sem ponáhľal.</text:span></text:span></text:p>
        <text:p text:style-name="P15"><text:span text:style-name="CharStyle32"><text:span text:style-name="T10">Tesnošil. Ty, fiam, na piesku buduješ, a uvi­díš, že takto nevyhráme.</text:span></text:span></text:p>
        <text:p text:style-name="P15"><text:soft-page-break/><text:span text:style-name="CharStyle32"><text:span text:style-name="T10">Madlena. Ja neviem, prečo by sme nevyhrali. Moja Anička sa veru vždy môže páčiť takému pánovi, ako je pán rechtor kocúrkovský. Daj ti mi Bože!</text:span></text:span></text:p>
        <text:p text:style-name="P15"><text:span text:style-name="CharStyle32"><text:span text:style-name="T10">Tesnošil. To ja tak nerozumiem, ale že terajší študenti sú „synovia sveta a opatrní v svojich veciach</text:span></text:span><text:span text:style-name="CharStyle18"><text:span text:style-name="T2">“</text:span></text:span><text:span text:style-name="CharStyle18"><text:span text:style-name="T10">, ako sa v evanjeli</text:span></text:span><text:span text:style-name="CharStyle18"><text:span text:style-name="T3">i</text:span></text:span><text:span text:style-name="CharStyle18"><text:span text:style-name="T10"> čítava. A preto bu­dem silou-mocou za súseda bojovať. (Utiera si fúzy.)</text:span></text:span></text:p>
        <text:p text:style-name="P15"><text:span text:style-name="CharStyle32"><text:span text:style-name="T10">Madlena. Ale že sa poberajte, keď máte; vi­díte, ako sa to všetko úhrnkom valí do konventu.</text:span></text:span></text:p>
        <text:p text:style-name="P15"><text:span text:style-name="CharStyle32"><text:span text:style-name="T10">Tesnošil (hodí kepe</text:span></text:span><text:span text:style-name="CharStyle18"><text:span text:style-name="T2">ň</text:span></text:span><text:span text:style-name="CharStyle18"><text:span text:style-name="T10"> na seba a postaví trojrohý klobúk na hlavu). Nože mi pohľadaj trstenicu.</text:span></text:span></text:p>
        <text:p text:style-name="P15"><text:span text:style-name="CharStyle32"><text:span text:style-name="T10">Madlena. Tu ju máte.</text:span></text:span></text:p>
        <text:p text:style-name="P15"><text:span text:style-name="CharStyle32"><text:span text:style-name="T10">Tesnošil (odchodí; vtom vkročí súseda).</text:span></text:span></text:p>
        <text:p text:style-name="P6"><text:span text:style-name="CharStyle18"><text:span text:style-name="T2"/></text:span></text:p>
        <text:p text:style-name="P10"><text:span text:style-name="CharStyle18"><text:span text:style-name="T2">Výstup</text:span></text:span><text:span text:style-name="CharStyle18"><text:span text:style-name="T10"> 2.</text:span></text:span></text:p>
        <text:h text:style-name="P50" text:outline-level="4"><text:span text:style-name="CharStyle31"><text:span text:style-name="T10"/></text:span></text:h>
        <text:h text:style-name="P54" text:outline-level="4"><text:bookmark-start text:name="bookmark10"/><text:span text:style-name="CharStyle31"><text:span text:style-name="T10">Súseda. Predošlí.</text:span></text:span><text:bookmark-end text:name="bookmark10"/></text:h>
        <text:p text:style-name="P15"><text:span text:style-name="CharStyle32"><text:span text:style-name="T10"/></text:span></text:p>
        <text:p text:style-name="P21"><text:span text:style-name="CharStyle32"><text:span text:style-name="T10">Súseda. Dobré ráno! Akože ste spočívali? </text:span></text:span><text:span text:style-name="CharStyle18"><text:span text:style-name="T2">Č</text:span></text:span><text:span text:style-name="CharStyle18"><text:span text:style-name="T10">ože sa vám dobrého snívalo?... A Anička kde?... Obávala som sa, pán súsed, že mi ule­títe, ale som vás predsa dolapila; chcela by som s vami d</text:span></text:span><text:span text:style-name="CharStyle18"><text:span text:style-name="T11">v</text:span></text:span><text:span text:style-name="CharStyle18"><text:span text:style-name="T10">e-tri slová prehovoriť.</text:span></text:span></text:p>
        <text:p text:style-name="P15"><text:span text:style-name="CharStyle32"><text:span text:style-name="T10">Tesnošil. Aleže nakrátko, pani súseda, lebo, ako vidíte, noha v strmeni — lóra, katona, a mint a maďar mondja.</text:span></text:span></text:p>
        <text:p text:style-name="P15"><text:span text:style-name="CharStyle32"><text:span text:style-name="T10">Súseda. Len slovíčko, somséd uram; keďže na vás — však ste, tuším, jeden z najstarších údov konventu...</text:span></text:span></text:p>
        <text:p text:style-name="P15"><text:soft-page-break/><text:span text:style-name="CharStyle32"><text:span text:style-name="T10">Tesnošil. Úď van; ja a Nemánický, ako dvoj­čatá, od desiatich rokov kňaza a rechtora splá­came.</text:span></text:span></text:p>
        <text:p text:style-name="P15"><text:span text:style-name="CharStyle32"><text:span text:style-name="T10">Súseda. A do konventu chodíte.</text:span></text:span></text:p>
        <text:p text:style-name="P15"><text:span text:style-name="CharStyle32"><text:span text:style-name="T10">Tesnošil. Termejsetešen. (Šnupe.)</text:span></text:span></text:p>
        <text:p text:style-name="P15"><text:span text:style-name="CharStyle32"><text:span text:style-name="T10">Súseda. Veď preto; keďže teda na vás mnoho záleží — či ma rozumiete?</text:span></text:span></text:p>
        <text:p text:style-name="P15"><text:span text:style-name="CharStyle32"><text:span text:style-name="T10">Tesnošil. Ejrtem, ejrtem; len </text:span></text:span><text:span text:style-name="CharStyle32"><text:span text:style-name="T11">č</text:span></text:span><text:span text:style-name="CharStyle32"><text:span text:style-name="T10">o sme prestali s mojou starou o vašom Martinovi hovoriť; ak by on nemal nádeje, tedy nijaký kompan na svete, čo by sa bol v </text:span></text:span><text:span text:style-name="CharStyle18"><text:span text:style-name="T10">samom Prešporku svojmu remeslu vyučil.</text:span></text:span></text:p>
        <text:p text:style-name="P15"><text:span text:style-name="CharStyle32"><text:span text:style-name="T10">Madlena. Len sa vy, súsedka, spoľahnite na môjho Tesnošila. Veď vieme, čo robíme — či ma rozumiete?</text:span></text:span></text:p>
        <text:p text:style-name="P15"><text:span text:style-name="CharStyle32"><text:span text:style-name="T10">Súseda (lichotiv</text:span></text:span><text:span text:style-name="CharStyle18"><text:span text:style-name="T3">e</text:span></text:span><text:span text:style-name="CharStyle18"><text:span text:style-name="T10">). Veru rozumiem. Ten môj</text:span></text:span><text:span text:style-name="CharStyle39"><text:span text:style-name="T10"> </text:span></text:span><text:span text:style-name="CharStyle18"><text:span text:style-name="T10">Martin sa nazdáva, že neviem, čo sa mi za chrb­tom robí. (S úsmechom.) A vaša Anička, ako som poznala, nebočí od neho. (Rozosmeje sa.)</text:span></text:span></text:p>
        <text:p text:style-name="P15"><text:span text:style-name="CharStyle32"><text:span text:style-name="T10">Tesnošil. </text:span></text:span><text:span text:style-name="CharStyle32"><text:span text:style-name="T11">Č</text:span></text:span><text:span text:style-name="CharStyle32"><text:span text:style-name="T10">ak laššan, čak laššan. Len aby sme v hanbe nezostali. Akože je sarka po slovensky?</text:span></text:span></text:p>
        <text:p text:style-name="P15"><text:span text:style-name="CharStyle32"><text:span text:style-name="T10">Madlena. Môjže ty milý Maďar od Debrecína! Straka, sarka — toľko i ja rozumiem. Načože vám je však tá straka?</text:span></text:span></text:p>
        <text:p text:style-name="P15"><text:span text:style-name="CharStyle32"><text:span text:style-name="T10">Tesnošil. Na to, že vy ženy neznáte jazyk za zubmi držať a všetko napred vyrapocete, mint a sarkák.</text:span></text:span></text:p>
        <text:p text:style-name="P15"><text:span text:style-name="CharStyle32"><text:span text:style-name="T10">Súseda. Ale, pán súsed, noha vraj v strmeni, a vy ste sa veru už veľmi zabavili.</text:span></text:span></text:p>
        <text:p text:style-name="P15"><text:span text:style-name="CharStyle32"><text:span text:style-name="T10">Tesnošil. Pre vaše daromné klebety by som skoro konvent zameškal. No, dobre sa majte a buďte dobrej mysli; musí sa vec podariť! Nena­rodil som sa ani včera</text:span></text:span><text:span text:style-name="CharStyle18"><text:span text:style-name="T2">,</text:span></text:span><text:span text:style-name="CharStyle18"><text:span text:style-name="T10"> ani dnes.</text:span></text:span></text:p>
        <text:p text:style-name="P15"><text:soft-page-break/><text:span text:style-name="CharStyle32"><text:span text:style-name="T10">Madlena. A naša Anička sa má pod čepiec dostať, či tak?</text:span></text:span></text:p>
        <text:p text:style-name="P15"><text:span text:style-name="CharStyle32"><text:span text:style-name="T10">Súseda. Pánboh uslyš, Pánboh uslyš. Len čo ten môj starý na to povie?</text:span></text:span></text:p>
        <text:p text:style-name="P15"><text:span text:style-name="CharStyle32"><text:span text:style-name="T10">Tesnošil (odchádza a zasa sa vráti). Megálj, čosi mi na pamäť prišlo. Vy ženy ste samá zve­davosť; dám vám tedy zďaleka znamenie, ako sa tá komédia skončila, zle či dobre.</text:span></text:span></text:p>
        <text:p text:style-name="P15"><text:span text:style-name="CharStyle32"><text:span text:style-name="T10">Madlena. Hneď by som vás za to pobozkala.</text:span></text:span></text:p>
        <text:p text:style-name="P15"><text:span text:style-name="CharStyle32"><text:span text:style-name="T10">Tesnošil. Nem kell nekem!</text:span></text:span></text:p>
        <text:p text:style-name="P15"><text:span text:style-name="CharStyle32"><text:span text:style-name="T10">Madlena. Goromba!</text:span></text:span></text:p>
        <text:p text:style-name="P15"><text:span text:style-name="CharStyle32"><text:span text:style-name="T10">Tesnošil. Ak postavím klobúk takto, dvoma rohmi napred, môžete nos ovesiť; ale ak jeden </text:span></text:span><text:span text:style-name="CharStyle18"><text:span text:style-name="T10">roh uzriete (stavia tak klobúk) — </text:span></text:span><text:span text:style-name="CharStyle18"><text:span text:style-name="T11">v</text:span></text:span><text:span text:style-name="CharStyle18"><text:span text:style-name="T10">ikt</text:span></text:span><text:span text:style-name="CharStyle18"><text:span text:style-name="T3">o</text:span></text:span><text:span text:style-name="CharStyle18"><text:span text:style-name="T10">ria! Mar­tin zvíťazil. Išten hozátok, </text:span></text:span><text:span text:style-name="CharStyle18"><text:span text:style-name="T2">fi</text:span></text:span><text:span text:style-name="CharStyle18"><text:span text:style-name="T10">aim! (Odíde.)</text:span></text:span></text:p>
        <text:p text:style-name="P15"><text:span text:style-name="CharStyle32"><text:span text:style-name="T10">Madlena (ho odprevádza, oprašujúc mu ka­bát).</text:span></text:span></text:p>
        <text:p text:style-name="P15"><text:span text:style-name="CharStyle32"><text:span text:style-name="T10">Súseda (volá za ním). Do šťastlivého videnia!</text:span></text:span></text:p>
        <text:p text:style-name="P6"><text:span text:style-name="CharStyle18"><text:span text:style-name="T2"/></text:span></text:p>
        <text:p text:style-name="P10"><text:span text:style-name="CharStyle18"><text:span text:style-name="T2">Výstup</text:span></text:span><text:span text:style-name="CharStyle18"><text:span text:style-name="T10"> 3.</text:span></text:span></text:p>
        <text:h text:style-name="P50" text:outline-level="4"><text:span text:style-name="CharStyle31"><text:span text:style-name="T10"/></text:span></text:h>
        <text:h text:style-name="P54" text:outline-level="4"><text:bookmark-start text:name="bookmark12"/><text:span text:style-name="CharStyle31"><text:span text:style-name="T10">Súseda. Neskôr Madlena.</text:span></text:span><text:bookmark-end text:name="bookmark12"/></text:h>
        <text:p text:style-name="P15"><text:span text:style-name="CharStyle32"><text:span text:style-name="T10"/></text:span></text:p>
        <text:p text:style-name="P21"><text:span text:style-name="CharStyle32"><text:span text:style-name="T10">Súseda. Ani by mi nič iného nebolo treba, len to, aby sa môj Martinko s tvojou hlupaňou za­drhol. To sa vám, pani čižmárka, nemalo snívať. </text:span></text:span><text:span text:style-name="CharStyle18"><text:span text:style-name="T2">Č</text:span></text:span><text:span text:style-name="CharStyle18"><text:span text:style-name="T10">osi lepšieho som ja pre svojho jedináčka pri­chystala. Len čo složí tú senzúru, či ako to vo­lajú, a neminie pol roka, čo ho ožením. Pravda, pravda, je on ešte primladý. To viem, ako dnes, že sa práve dvoma dňami pred odchodom tých husárov narodil</text:span></text:span><text:span text:style-name="CharStyle18"><text:span text:style-name="T2">,</text:span></text:span><text:span text:style-name="CharStyle18"><text:span text:style-name="T10"> čo tu za pol druha roka </text:span></text:span><text:soft-page-break/><text:span text:style-name="CharStyle18"><text:span text:style-name="T10">ležali a potom ta do Poľskej odmašírovali. Na Bartolomea, kto dožije, vyplní osemnásty rok. Môj Martinko si ešte môže pomládenči</text:span></text:span><text:span text:style-name="CharStyle18"><text:span text:style-name="T3">ť</text:span></text:span><text:span text:style-name="CharStyle18"><text:span text:style-name="T10">. A ak je to pravda, že sa veru všetko k tomu Turčanovi nachýlilo, i tomu n</text:span></text:span><text:span text:style-name="CharStyle18"><text:span text:style-name="T3">a</text:span></text:span><text:span text:style-name="CharStyle18"><text:span text:style-name="T10">jdeme spôsob. Máme pre neho pani rechtorku, našu Uršulu.</text:span></text:span></text:p>
        <text:p text:style-name="P15"><text:span text:style-name="CharStyle32"><text:span text:style-name="T10">Madlena (vstúpi).</text:span></text:span></text:p>
        <text:p text:style-name="P15"><text:span text:style-name="CharStyle32"><text:span text:style-name="T10">Súseda (vľúdne). Len teraz mi prišlo na um, že sú koláče v peci; pečiem niekoľko makovníkov a tvarožníkov, aby študenti naprázdno ne­prišli. (Poberá sa.)</text:span></text:span></text:p>
        <text:p text:style-name="P15"><text:span text:style-name="CharStyle32"><text:span text:style-name="T10">Madlena. Aleže mi dlho nemeškajte, pani matka!</text:span></text:span></text:p>
        <text:p text:style-name="P15"><text:span text:style-name="CharStyle32"><text:span text:style-name="T10">S</text:span></text:span><text:span text:style-name="CharStyle32"><text:span text:style-name="T2">ú</text:span></text:span><text:span text:style-name="CharStyle32"><text:span text:style-name="T10">seda (odchodí). Vo chvíľočke ma tu zasa máte.</text:span></text:span></text:p>
        <text:p text:style-name="P6"><text:span text:style-name="CharStyle18"><text:span text:style-name="T2"/></text:span></text:p>
        <text:p text:style-name="P10"><text:span text:style-name="CharStyle18"><text:span text:style-name="T2">Výstup</text:span></text:span><text:span text:style-name="CharStyle18"><text:span text:style-name="T10"> 4.</text:span></text:span></text:p>
        <text:p text:style-name="P6"><text:span text:style-name="CharStyle32"><text:span text:style-name="T10"/></text:span></text:p>
        <text:p text:style-name="P10"><text:span text:style-name="CharStyle32"><text:span text:style-name="T10">Madlena sama.</text:span></text:span></text:p>
        <text:p text:style-name="P15"><text:span text:style-name="CharStyle32"><text:span text:style-name="T10"/></text:span></text:p>
        <text:p text:style-name="P21"><text:span text:style-name="CharStyle32"><text:span text:style-name="T10">Mad</text:span></text:span><text:span text:style-name="CharStyle32"><text:span text:style-name="T2">l</text:span></text:span><text:span text:style-name="CharStyle32"><text:span text:style-name="T10">ena (vyzerá oblokom). </text:span></text:span><text:span text:style-name="CharStyle18"><text:span text:style-name="T2">Č</text:span></text:span><text:span text:style-name="CharStyle18"><text:span text:style-name="T10">ože len tá treperenda toľko chystá? Chcela by azda tomu Turčan</text:span></text:span><text:span text:style-name="CharStyle18"><text:span text:style-name="T2">ov</text:span></text:span><text:span text:style-name="CharStyle18"><text:span text:style-name="T10">i svoje staré motovidlo na krk zavesiť, ak jeho vyvolia? Moja Anička ešte ani na svete nebola, keď jej Uršula už na katekizmus chodie­vala. (Volá.) Anička!... Hm. Anička!... Kde len to dievča trčí?... Anička!</text:span></text:span></text:p>
        <text:p text:style-name="P6"><text:span text:style-name="CharStyle18"><text:span text:style-name="T2"/></text:span></text:p>
        <text:p text:style-name="P10"><text:span text:style-name="CharStyle18"><text:span text:style-name="T2">Výstup</text:span></text:span><text:span text:style-name="CharStyle18"><text:span text:style-name="T10"> 5.</text:span></text:span></text:p>
        <text:h text:style-name="P50" text:outline-level="4"><text:span text:style-name="CharStyle31"><text:span text:style-name="T10"/></text:span></text:h>
        <text:h text:style-name="P54" text:outline-level="4"><text:bookmark-start text:name="bookmark14"/><text:span text:style-name="CharStyle31"><text:span text:style-name="T10">Anička. Madlena.</text:span></text:span><text:bookmark-end text:name="bookmark14"/></text:h>
        <text:p text:style-name="P15"><text:span text:style-name="CharStyle32"><text:span text:style-name="T10"/></text:span></text:p>
        <text:p text:style-name="P21"><text:soft-page-break/><text:span text:style-name="CharStyle32"><text:span text:style-name="T10">Anička (dudrúc). Len čo už toľko voláte, a to celým hrdlom, ako by ste mali dcéru hluchú na obe uši!</text:span></text:span></text:p>
        <text:p text:style-name="P15"><text:span text:style-name="CharStyle32"><text:span text:style-name="T10">Madlena. No-no-no! Veď ani neviem, čo mám robiť od veľkej radosti.</text:span></text:span></text:p>
        <text:p text:style-name="P15"><text:span text:style-name="CharStyle32"><text:span text:style-name="T10">Anička. </text:span></text:span><text:span text:style-name="CharStyle18"><text:span text:style-name="T2">Č</text:span></text:span><text:span text:style-name="CharStyle18"><text:span text:style-name="T10">ože mi tam po vašej radosti! Preto ste nemali čo volať, ako by celý dom stál v pla­meni. (Odchádza.)</text:span></text:span></text:p>
        <text:p text:style-name="P15"><text:span text:style-name="CharStyle32"><text:span text:style-name="T10">Madlena (zastaví ju). Len na chvíľku, srdce moje, a potom si choď po práci; veď sa to teba viac týka, ako mňa, matky. </text:span></text:span><text:span text:style-name="CharStyle32"><text:span text:style-name="T11">Č</text:span></text:span><text:span text:style-name="CharStyle32"><text:span text:style-name="T10">i nevieš, že majú dnes pána rechtora voliť?</text:span></text:span></text:p>
        <text:p text:style-name="P15"><text:span text:style-name="CharStyle32"><text:span text:style-name="T10">Anička. Vypočula som všetko. Ale čože ma </text:span></text:span><text:span text:style-name="CharStyle18"><text:span text:style-name="T10">do vášho rechtora? Už, chvála Bohu, šestnásť rokov minulo, čo som prestala do školy chodiť; pre mňa môže byť i kňaz i rechtor — ja ani jedného, ani druhého nepotrebujem.</text:span></text:span></text:p>
        <text:p text:style-name="P15"><text:span text:style-name="CharStyle32"><text:span text:style-name="T10">Madlena. Keby si len tak netárala do sveta! Dvadsať rokov minulo, čo sme sa sobrali; hneď v prvom roku sa Miško narodil, a v druhom Sabinka, ale oba hneď umreli. Šesť rokov je tomu, </text:span></text:span><text:span text:style-name="CharStyle32"><text:span text:style-name="T11">č</text:span></text:span><text:span text:style-name="CharStyle32"><text:span text:style-name="T10">o si školu vychodila, a tebe sa o šestnástich sníva</text:span></text:span><text:span text:style-name="CharStyle18"><text:span text:style-name="T2">,</text:span></text:span><text:span text:style-name="CharStyle18"><text:span text:style-name="T10"> ty taranda. (Žartovne.) Do školy ty, prav­da, chodiť nebudeš; ani by sa to nesvedčilo takú paničku k mladému rechtorovi posielať, al</text:span></text:span><text:span text:style-name="CharStyle18"><text:span text:style-name="T2">e</text:span></text:span><text:span text:style-name="CharStyle18"><text:span text:style-name="T10">...</text:span></text:span></text:p>
        <text:p text:style-name="P15"><text:span text:style-name="CharStyle32"><text:span text:style-name="T10">Anička (skočí jej urputne do reči). Ale ja ne­viem, čo vám prišlo na um také žarty vystrájať; to sa s vaším vekom nijako nesrovnáva.</text:span></text:span></text:p>
        <text:p text:style-name="P15"><text:span text:style-name="CharStyle32"><text:span text:style-name="T10">Madlena. Žarty na stranu. Ale čože by si na to povedala, keby to šťastie súsedovie Martina potkalo? Ej, vy ste psi ste! Ci sa nazdávaš, že ja nič neviem o vašej známosti?</text:span></text:span></text:p>
        <text:p text:style-name="P15"><text:span text:style-name="CharStyle32"><text:span text:style-name="T10">Anička. Študentská láska, ako panská, na za­jačom chvoste! Daj ti mi Bože!</text:span></text:span></text:p>
        <text:p text:style-name="P15"><text:span text:style-name="CharStyle32"><text:span text:style-name="T10">Madlena. Môže byť, môže byť, ale otec pri­sľúbil, že bude rukami-nohami o to pracovať, a na ňom mnoho v konvente záleží. A Martin, keď sa do hniezda dostane, </text:span></text:span><text:soft-page-break/><text:span text:style-name="CharStyle32"><text:span text:style-name="T10">bude sa obzerať po že­ničke, a tú u súsedov n</text:span></text:span><text:span text:style-name="CharStyle18"><text:span text:style-name="T2">á</text:span></text:span><text:span text:style-name="CharStyle18"><text:span text:style-name="T10">jde.</text:span></text:span></text:p>
        <text:p text:style-name="P15"><text:span text:style-name="CharStyle32"><text:span text:style-name="T10">Anička. Len aby sme v hanbe nezostali!</text:span></text:span></text:p>
        <text:p text:style-name="P15"><text:span text:style-name="CharStyle32"><text:span text:style-name="T10">Madlena. A ja len to poviem, že sa od dneš­ného dňa môžeš bezpečne za rechtorku pova­žovať.</text:span></text:span></text:p>
        <text:p text:style-name="P15"><text:span text:style-name="CharStyle32"><text:span text:style-name="T10">Anička. A či ste zabudli, že sa všetko za tým Turčanom pochabí? Ale nechže to ide po vašej hlave, však uvidíme, čo z toho vykvitne. (Odíde.)</text:span></text:span></text:p>
        <text:p text:style-name="P15"><text:span text:style-name="CharStyle32"><text:span text:style-name="T10">Madlena. A to všetko robí pri nej len tá pa­nenská hanblivosť; veď sa ona po svadbe v inej dodobe ukáže. (Vyzerá oblokom.) Len čo tá treperenda toľko sem-tam behá? Veruže i ona si ostrí zuby na toho nového rechtora.</text:span></text:span></text:p>
        <text:p text:style-name="P6"><text:span text:style-name="CharStyle18"><text:span text:style-name="T2"/></text:span></text:p>
        <text:p text:style-name="P10"><text:span text:style-name="CharStyle18"><text:span text:style-name="T2">Výstup</text:span></text:span><text:span text:style-name="CharStyle18"><text:span text:style-name="T10"> 6.</text:span></text:span></text:p>
        <text:h text:style-name="P50" text:outline-level="4"><text:span text:style-name="CharStyle31"><text:span text:style-name="T10"/></text:span></text:h>
        <text:h text:style-name="P54" text:outline-level="4"><text:bookmark-start text:name="bookmark16"/><text:span text:style-name="CharStyle31"><text:span text:style-name="T10">S</text:span></text:span><text:span text:style-name="CharStyle31"><text:span text:style-name="T2">ú</text:span></text:span><text:span text:style-name="CharStyle31"><text:span text:style-name="T10">seda. Madlena.</text:span></text:span><text:bookmark-end text:name="bookmark16"/></text:h>
        <text:p text:style-name="P15"><text:span text:style-name="CharStyle32"><text:span text:style-name="T10"/></text:span></text:p>
        <text:p text:style-name="P21"><text:span text:style-name="CharStyle32"><text:span text:style-name="T10">S</text:span></text:span><text:span text:style-name="CharStyle32"><text:span text:style-name="T3">ú</text:span></text:span><text:span text:style-name="CharStyle32"><text:span text:style-name="T10">seda (vbehne). Či chcete, či nechcete, pani matka tu ma máte; rada by som u vás dočkať koniec tej komédie.</text:span></text:span></text:p>
        <text:p text:style-name="P15"><text:span text:style-name="CharStyle32"><text:span text:style-name="T10">Madlena. Ach, keby sa to len dobre doko­nalo! (Kuká von oblokom.) Kamže beží tá hara­burda? Ponáhľa sa, ako by šla oheň hasiť.</text:span></text:span></text:p>
        <text:p text:style-name="P15"><text:span text:style-name="CharStyle32"><text:span text:style-name="T10">Súseda (vyzerá). </text:span></text:span><text:span text:style-name="CharStyle32"><text:span text:style-name="T11">Č</text:span></text:span><text:span text:style-name="CharStyle32"><text:span text:style-name="T10">i sa nazdávate, že jej na tom nič nezáleží, ako sa to skončí?</text:span></text:span></text:p>
        <text:p text:style-name="P15"><text:span text:style-name="CharStyle32"><text:span text:style-name="T10">Madlena (pleskne rukami). Nuž a či sa i tá niečomu úfa pre svojho hlupáka?... Ale čože je to, že môj kmotor, pán kostolník, sa tak sem ponáhľa?</text:span></text:span></text:p>
        <text:p text:style-name="P15"><text:span text:style-name="CharStyle32"><text:span text:style-name="T10">Súseda (tiež vyzerá)</text:span></text:span><text:span text:style-name="CharStyle18"><text:span text:style-name="T2">.</text:span></text:span><text:span text:style-name="CharStyle18"><text:span text:style-name="T10"> Môže byť, že už zavŕšili a že nám pán súsed chce popredku výsledok oznámiť, prv, kým by sa to po meste roznieslo.</text:span></text:span></text:p>
        <text:h text:style-name="P50" text:outline-level="4"><text:soft-page-break/><text:span text:style-name="CharStyle31"><text:span text:style-name="T2"/></text:span></text:h>
        <text:h text:style-name="P54" text:outline-level="4"><text:bookmark-start text:name="bookmark18"/><text:span text:style-name="CharStyle31"><text:span text:style-name="T2">Výstup</text:span></text:span><text:span text:style-name="CharStyle31"><text:span text:style-name="T10"> 7.</text:span></text:span><text:bookmark-end text:name="bookmark18"/></text:h>
        <text:h text:style-name="P50" text:outline-level="4"><text:span text:style-name="CharStyle31"><text:span text:style-name="T10"/></text:span></text:h>
        <text:h text:style-name="P54" text:outline-level="4"><text:span text:style-name="CharStyle31"><text:span text:style-name="T10">Kostolník. Predošlé.</text:span></text:span></text:h>
        <text:p text:style-name="P15"><text:span text:style-name="CharStyle32"><text:span text:style-name="T10"/></text:span></text:p>
        <text:p text:style-name="P21"><text:span text:style-name="CharStyle32"><text:span text:style-name="T10">Kostolník (vchodí). Dobré ráno, pani kmotra!</text:span></text:span></text:p>
        <text:p text:style-name="P15"><text:span text:style-name="CharStyle32"><text:span text:style-name="T10">Madlena. Dobré ráno — o poludní! No, čože, akože?</text:span></text:span></text:p>
        <text:p text:style-name="P15"><text:span text:style-name="CharStyle32"><text:span text:style-name="T10">Súseda. Nuž kohože to šťastie potkalo?</text:span></text:span></text:p>
        <text:p text:style-name="P15"><text:span text:style-name="CharStyle32"><text:span text:style-name="T10">Madlena. </text:span></text:span><text:span text:style-name="CharStyle32"><text:span text:style-name="T11">Č</text:span></text:span><text:span text:style-name="CharStyle32"><text:span text:style-name="T10">i niekoho z našich, či toho odkundesa?</text:span></text:span></text:p>
        <text:p text:style-name="P15"><text:span text:style-name="CharStyle32"><text:span text:style-name="T10">Súseda. A kňaz že sa ako držal?</text:span></text:span></text:p>
        <text:p text:style-name="P15"><text:span text:style-name="CharStyle32"><text:span text:style-name="T10">Kostolník. Pre Pána Boha, ženy, vy človeka svojimi otázkami o rozum pripravíte! </text:span></text:span><text:span text:style-name="CharStyle32"><text:span text:style-name="T11">Č</text:span></text:span><text:span text:style-name="CharStyle32"><text:span text:style-name="T10">o by vaše dva jazyky v ústach mlely, jednako by som ne­mohol dať odpovedi a nemôžem doteraz vôbec nič povedať.</text:span></text:span></text:p>
        <text:p text:style-name="P15"><text:span text:style-name="CharStyle32"><text:span text:style-name="T10">Súseda. Tedy tajomstvo? No, veď to dlho ta­jomstvom nezostane. Daj ti mi Bože — trty-frty kňaz Ondrej.</text:span></text:span></text:p>
        <text:p text:style-name="P15"><text:span text:style-name="CharStyle32"><text:span text:style-name="T10">Madlena. Od deviatej sa už len mohlo niečo pokonať.</text:span></text:span></text:p>
        <text:p text:style-name="P15"><text:span text:style-name="CharStyle32"><text:span text:style-name="T10">Kostolník. Prosím za slovo. Urodzenej milosti pánu inšpektorovi sa o deviatej hodine ešte ne­bolo zaľúbilo teplé hniezdo opustiť, a my ako blázni čakáme a čakáme, až sa uponíži. Mňa medzitým poslal pán aťamešter, aby ste mu tú tabačnicu vyhľadali; že ju vraj v tom starom kabáte zabudol.</text:span></text:span></text:p>
        <text:p text:style-name="P15"><text:span text:style-name="CharStyle32"><text:span text:style-name="T10">Madlena (hľadá). Ten človek by neraz i hlavu doma zabudol. (Podá kostolníkovi tabačnicu.) Tu si ju máte!</text:span></text:span></text:p>
        <text:p text:style-name="P15"><text:span text:style-name="CharStyle32"><text:span text:style-name="T10">Súseda (medzitým). Ale, jednako, čomuže sa môžeme od slávneho konventu </text:span></text:span><text:soft-page-break/><text:span text:style-name="CharStyle32"><text:span text:style-name="T10">úfať?</text:span></text:span></text:p>
        <text:p text:style-name="P15"><text:span text:style-name="CharStyle32"><text:span text:style-name="T10">Kostolník. Vy, pani </text:span></text:span><text:span text:style-name="CharStyle18"><text:span text:style-name="T2">Vo</text:span></text:span><text:span text:style-name="CharStyle18"><text:span text:style-name="T10">jteška, ničomu; všetko napospol sa to šiali za tým repkárom.</text:span></text:span></text:p>
        <text:p text:style-name="P15"><text:span text:style-name="CharStyle32"><text:span text:style-name="T10">Súseda. To by veru neslúžilo mestu na po­chvalu: svojich opovrhnúť a cudziemu chleba dopriať.</text:span></text:span></text:p>
        <text:p text:style-name="P15"><text:span text:style-name="CharStyle32"><text:span text:style-name="T10">Kostolník. Vziať chlieb deťom a vrhnúť štencom: či tak, pani kmotra?</text:span></text:span></text:p>
        <text:p text:style-name="P15"><text:span text:style-name="CharStyle32"><text:span text:style-name="T10">Madlena. My takého rechtora nepotrebujeme.</text:span></text:span></text:p>
        <text:p text:style-name="P15"><text:span text:style-name="CharStyle32"><text:span text:style-name="T10">Súseda. Že vraj má neslýchanú pýchu.</text:span></text:span></text:p>
        <text:p text:style-name="P15"><text:span text:style-name="CharStyle32"><text:span text:style-name="T10">Madlena. Že je veliký horenos.</text:span></text:span></text:p>
        <text:p text:style-name="P15"><text:span text:style-name="CharStyle32"><text:span text:style-name="T10">Súseda. To by mu zle poslúžilo.</text:span></text:span></text:p>
        <text:p text:style-name="P15"><text:span text:style-name="CharStyle32"><text:span text:style-name="T10">Madlena. A ja som počula, a to od statočného človeka, ale ho nechcem menovať, hoci je nie moja obyčaj ľudí ohovárať.— Pán Boh ma ucho­vaj, a mladému človeku by som nerada škodiť na poctivosti — ale som jednako počula, ale kto vie, či je to pravda</text:span></text:span><text:span text:style-name="CharStyle18"><text:span text:style-name="T2">,</text:span></text:span><text:span text:style-name="CharStyle18"><text:span text:style-name="T10"> či ni</text:span></text:span><text:span text:style-name="CharStyle18"><text:span text:style-name="T2">e</text:span></text:span><text:span text:style-name="CharStyle18"><text:span text:style-name="T10">...</text:span></text:span></text:p>
        <text:p text:style-name="P15"><text:span text:style-name="CharStyle32"><text:span text:style-name="T10">Súseda. No, ve</text:span></text:span><text:span text:style-name="CharStyle18"><text:span text:style-name="T2">ď</text:span></text:span><text:span text:style-name="CharStyle18"><text:span text:style-name="T10">že už raz povedzte, čože ste to počuli? Von s pravdou, a ničoho nezatajte.</text:span></text:span></text:p>
        <text:p text:style-name="P15"><text:span text:style-name="CharStyle32"><text:span text:style-name="T10">Madlena (potichu). Že veru tiež na zem ne­vyleje.</text:span></text:span></text:p>
        <text:p text:style-name="P15"><text:span text:style-name="CharStyle32"><text:span text:style-name="T10">Súseda. To si vzali planú obyčaj budúci pán rechtor. Spev suší hrdlo, a to sa musí ovlažiť.</text:span></text:span></text:p>
        <text:p text:style-name="P15"><text:span text:style-name="CharStyle32"><text:span text:style-name="T10">Kostolník. To je nestydatá lož!</text:span></text:span></text:p>
        <text:p text:style-name="P15"><text:span text:style-name="CharStyle32"><text:span text:style-name="T10">Madlena. No, veď ja len to hovorím, čo som počula; Pán Boh zachovaj, že by som mu utŕhala!</text:span></text:span></text:p>
        <text:p text:style-name="P15"><text:span text:style-name="CharStyle32"><text:span text:style-name="T10">Kostolník. Práve za triezvosť ho i naši syn</text:span></text:span><text:span text:style-name="CharStyle18"><text:span text:style-name="T10">kovia chválili, keď sa už lanského roku </text:span></text:span><text:soft-page-break/><text:span text:style-name="CharStyle18"><text:span text:style-name="T10">o voľbe rechtora hovorilo.</text:span></text:span></text:p>
        <text:p text:style-name="P15"><text:span text:style-name="CharStyle32"><text:span text:style-name="T10">Súseda. Ale to i môj chlapec spomínal, že nosí ostrohy.</text:span></text:span></text:p>
        <text:p text:style-name="P15"><text:span text:style-name="CharStyle32"><text:span text:style-name="T10">Kostolník. To je len taký študentský </text:span></text:span><text:span text:style-name="CharStyle18"><text:span text:style-name="T2">f</text:span></text:span><text:span text:style-name="CharStyle18"><text:span text:style-name="T10">umus. Keď len na hlave nemá ostrohy.</text:span></text:span></text:p>
        <text:p text:style-name="P15"><text:span text:style-name="CharStyle32"><text:span text:style-name="T10">Madlena. A brada! Ako toho Á</text:span></text:span><text:span text:style-name="CharStyle18"><text:span text:style-name="T2">ro</text:span></text:span><text:span text:style-name="CharStyle18"><text:span text:style-name="T10">n</text:span></text:span><text:span text:style-name="CharStyle18"><text:span text:style-name="T2">ov</text:span></text:span><text:span text:style-name="CharStyle18"><text:span text:style-name="T10">a na dol­nom hostinci.</text:span></text:span></text:p>
        <text:p text:style-name="P15"><text:span text:style-name="CharStyle32"><text:span text:style-name="T10">Kostolník</text:span></text:span><text:span text:style-name="CharStyle32"><text:span text:style-name="T2">.</text:span></text:span><text:span text:style-name="CharStyle32"><text:span text:style-name="T10"> I kňazov vídať s bradami až po pás. Jestli ho každá jazykom operie, ako vy, taký ako sneh príde vybielený do Kocúrkova. A pán kmotor bude nosom krčiť, keď mu tú tabačnicu prinesiem. S Bohom! (Odchádza.)</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8.</text:span></text:span></text:p>
        <text:h text:style-name="P50" text:outline-level="4"><text:span text:style-name="CharStyle31"><text:span text:style-name="T10"/></text:span></text:h>
        <text:h text:style-name="P54" text:outline-level="4"><text:bookmark-start text:name="bookmark21"/><text:span text:style-name="CharStyle31"><text:span text:style-name="T10">Anička. Madlena. Súseda.</text:span></text:span><text:bookmark-end text:name="bookmark21"/></text:h>
        <text:p text:style-name="P15"><text:span text:style-name="CharStyle32"><text:span text:style-name="T10"/></text:span></text:p>
        <text:p text:style-name="P21"><text:span text:style-name="CharStyle32"><text:span text:style-name="T10">Anička (v tú chvíľu vstrčí hlavu do druhých dverí; k súsede). Prišla vás slúžka domov volať; pán súsed vraj hromží, že ste mu kľúče odniesli a že vraj nemá sviatočného klobúka, aby mohol stúpať do konventu. (Preč.)</text:span></text:span></text:p>
        <text:p text:style-name="P15"><text:span text:style-name="CharStyle32"><text:span text:style-name="T10">Súseda. Nikdy, ale nikdy nemá človek po­koja! Nemohol na svoju kotrbu zavčas myslieť?</text:span></text:span></text:p>
        <text:p text:style-name="P15"><text:span text:style-name="CharStyle32"><text:span text:style-name="T10">Madlena. Ah, tí chlapi! Ten tabačnicu, a tento klobúk!</text:span></text:span></text:p>
        <text:p text:style-name="P15"><text:span text:style-name="CharStyle32"><text:span text:style-name="T10">Súseda. Tuším</text:span></text:span><text:span text:style-name="CharStyle18"><text:span text:style-name="T2">,</text:span></text:span><text:span text:style-name="CharStyle18"><text:span text:style-name="T10"> ponáhľa sa do konventu s pá­nom inšpektorom. No, veď som ja tu hneď</text:span></text:span><text:span text:style-name="CharStyle18"><text:span text:style-name="T2">,</text:span></text:span><text:span text:style-name="CharStyle18"><text:span text:style-name="T10"> pani matka. (Odbehne.)</text:span></text:span></text:p>
        <text:p text:style-name="P8"><text:span text:style-name="CharStyle44"><text:span text:style-name="T10"/></text:span></text:p>
        <text:p text:style-name="P13"><text:span text:style-name="CharStyle44"><text:span text:style-name="T10"/></text:span></text:p>
        <text:p text:style-name="P6"><text:soft-page-break/><text:span text:style-name="CharStyle18"><text:span text:style-name="T2">Výstup</text:span></text:span><text:span text:style-name="CharStyle18"><text:span text:style-name="T10"> 9.</text:span></text:span></text:p>
        <text:p text:style-name="P6"><text:span text:style-name="CharStyle32"><text:span text:style-name="T10"/></text:span></text:p>
        <text:p text:style-name="P10"><text:span text:style-name="CharStyle32"><text:span text:style-name="T10">Madlena. Neskoršie s</text:span></text:span><text:span text:style-name="CharStyle32"><text:span text:style-name="T2">u</text:span></text:span><text:span text:style-name="CharStyle32"><text:span text:style-name="T10">seda.</text:span></text:span></text:p>
        <text:p text:style-name="P15"><text:span text:style-name="CharStyle32"><text:span text:style-name="T10"/></text:span></text:p>
        <text:p text:style-name="P21"><text:span text:style-name="CharStyle32"><text:span text:style-name="T10">Madlena. „Pani matka“ sem-tam. Veď ja mie­nim druhé struny natiahnuť! Náš súsed, pravda, má dnes, čo mu treba, má poctivý príbytok, štyri voly, pekné grunty a nadovšetko — je zemän. Ale keďže ten nešťastný trúnok! Pomaly role i lúky, dom i voly cez hrtan precedí. A jablko nepadá ďaleko od stromu, i pán syn sa môže podučiť. I mne sa začína ten Turčan páčiť. (Vidí súsedu okolo obloka prebehnúť.) Kieže si nezo­stala, kde si bola! </text:span></text:span><text:span text:style-name="CharStyle18"><text:span text:style-name="T2">Č</text:span></text:span><text:span text:style-name="CharStyle18"><text:span text:style-name="T10">ert ju toľko vláči!</text:span></text:span></text:p>
        <text:p text:style-name="P15"><text:span text:style-name="CharStyle32"><text:span text:style-name="T10">Súseda (vchádza). Už či chcete, či nechcete, zasa som vám na krku.</text:span></text:span></text:p>
        <text:p text:style-name="P15"><text:span text:style-name="CharStyle32"><text:span text:style-name="T10">Madlena. Teší ma, teší, pani súsedka.</text:span></text:span></text:p>
        <text:p text:style-name="P15"><text:span text:style-name="CharStyle32"><text:span text:style-name="T10">Súseda. Akási ste namrzená.</text:span></text:span></text:p>
        <text:p text:style-name="P15"><text:span text:style-name="CharStyle32"><text:span text:style-name="T10">Madlena. Ach, nie. Ale s dovolením, musím do kuchyne, čo to dievča tam majstruje. Kázala som jej makových halušiek prichystať, to je môj­ho starého najmilšie jedlo, a toho šibala Honzíka tiež už očakávam. (Odíde.)</text:span></text:span></text:p>
        <text:p text:style-name="P6"><text:span text:style-name="CharStyle18"><text:span text:style-name="T2"/></text:span></text:p>
        <text:p text:style-name="P10"><text:span text:style-name="CharStyle18"><text:span text:style-name="T2">Výstup</text:span></text:span><text:span text:style-name="CharStyle18"><text:span text:style-name="T10"> 10.</text:span></text:span></text:p>
        <text:p text:style-name="P6"><text:span text:style-name="CharStyle32"><text:span text:style-name="T10"/></text:span></text:p>
        <text:p text:style-name="P10"><text:span text:style-name="CharStyle32"><text:span text:style-name="T10">Súseda. Neskoršie Madlena.</text:span></text:span></text:p>
        <text:p text:style-name="P15"><text:span text:style-name="CharStyle32"><text:span text:style-name="T10"/></text:span></text:p>
        <text:p text:style-name="P21"><text:span text:style-name="CharStyle32"><text:span text:style-name="T10">Súseda. Rada by vidieť makové halušky, čo tá trulda navarila! Tak sa zdá, že táto treperenda medzi dvoma stolcami sedí. Myslí si: Ak môj súsed zvíťazí, má Anička </text:span></text:span><text:soft-page-break/><text:span text:style-name="CharStyle32"><text:span text:style-name="T10">hotového muža, a ak prepadne, chce zlapať toho druhého. Ale boh</text:span></text:span><text:span text:style-name="CharStyle18"><text:span text:style-name="T10">daj sa jej na zemi sedieť nedostalo! Ej, poďako­vala by som sa za takú nevestu a Martinkov</text:span></text:span><text:span text:style-name="CharStyle18"><text:span text:style-name="T2">i</text:span></text:span><text:span text:style-name="CharStyle18"><text:span text:style-name="T10">...</text:span></text:span></text:p>
        <text:p text:style-name="P15"><text:span text:style-name="CharStyle32"><text:span text:style-name="T10">Madlena (vstupuje). Prosím za odpustenie, že som vás takto samotnú nechala. Anička kamsi odbehla, a na čeľaď, aká je dnes, nedá sa spo­ľahnúť.</text:span></text:span></text:p>
        <text:p text:style-name="P15"><text:span text:style-name="CharStyle32"><text:span text:style-name="T10">Súseda. Jedno také ničomné, ako druhé: Mno­ho pláce a málo práce. A tie jazyky a tie parády.</text:span></text:span></text:p>
        <text:p text:style-name="P15"><text:span text:style-name="CharStyle32"><text:span text:style-name="T10">Madlena. Halušky by boly hotové, ale som chcela i sviečkovú pečienku prihotoviť, a ne­môže sa jej človek dosť našpikovať; tí naši mä­siari, čo tá limitácia im po vôli nevypadla, samé staré kravy sdierajú.</text:span></text:span></text:p>
        <text:p text:style-name="P15"><text:span text:style-name="CharStyle32"><text:span text:style-name="T10">Súseda (netrpelive vyzerá oblokom). Ale toto je akási dlhá hist</text:span></text:span><text:span text:style-name="CharStyle18"><text:span text:style-name="T2">ó</text:span></text:span><text:span text:style-name="CharStyle18"><text:span text:style-name="T10">ria! Len čo vedia tak dlho se­dieť? Veď už mohli desať rechtorov vysedieť.</text:span></text:span></text:p>
        <text:p text:style-name="P15"><text:span text:style-name="CharStyle32"><text:span text:style-name="T10">Madlena. Len poshovenie, pani matka; veď sa už blíži ku poludniu, a sú tam mnohé zdravé žalúdky, čo sa ozývajú, ako dvanásta udrela.</text:span></text:span></text:p>
        <text:p text:style-name="P6"><text:span text:style-name="CharStyle18"><text:span text:style-name="T2"/></text:span></text:p>
        <text:p text:style-name="P10"><text:span text:style-name="CharStyle18"><text:span text:style-name="T2">Výstup</text:span></text:span><text:span text:style-name="CharStyle18"><text:span text:style-name="T10"> 11.</text:span></text:span></text:p>
        <text:h text:style-name="P50" text:outline-level="4"><text:span text:style-name="CharStyle31"><text:span text:style-name="T10"/></text:span></text:h>
        <text:h text:style-name="P54" text:outline-level="4"><text:bookmark-start text:name="bookmark23"/><text:span text:style-name="CharStyle31"><text:span text:style-name="T10">Anička. Predošlé.</text:span></text:span><text:bookmark-end text:name="bookmark23"/></text:h>
        <text:p text:style-name="P15"><text:span text:style-name="CharStyle32"><text:span text:style-name="T10"/></text:span></text:p>
        <text:p text:style-name="P21"><text:span text:style-name="CharStyle32"><text:span text:style-name="T10">Anička (vbehne ako bez duše). Vás nemôže </text:span></text:span><text:span text:style-name="CharStyle32"><text:span text:style-name="T11">č</text:span></text:span><text:span text:style-name="CharStyle32"><text:span text:style-name="T10">lovek dovolať. Kričím, že sa už konvent roz­chádza, a vy, čo tak hlasno hovoríte, nič ne­počujete.</text:span></text:span></text:p>
        <text:p text:style-name="P15"><text:span text:style-name="CharStyle32"><text:span text:style-name="T10">Madlena (beží k obloku). Len keby som mo­hla v tom húfe svojho Jánoša dozrieť.</text:span></text:span></text:p>
        <text:p text:style-name="P15"><text:span text:style-name="CharStyle32"><text:span text:style-name="T10">Súseda. Ako tie jeho rohy stoja.</text:span></text:span></text:p>
        <text:p text:style-name="P15"><text:span text:style-name="CharStyle32"><text:span text:style-name="T10">Anička. Čo? Rohy? To by bol špás, keby sa náš otec s rohmi vrátil.</text:span></text:span></text:p>
        <text:p text:style-name="P15"><text:soft-page-break/><text:span text:style-name="CharStyle32"><text:span text:style-name="T10">Súseda (posmešne). Kto ich ta zaniesol, musí ich i nazad doniesť.</text:span></text:span></text:p>
        <text:p text:style-name="P15"><text:span text:style-name="CharStyle32"><text:span text:style-name="T10">Madlena. Jaj, zle je! Dva rohy! Už je po ra­dosti!</text:span></text:span></text:p>
        <text:p text:style-name="P15"><text:span text:style-name="CharStyle32"><text:span text:style-name="T10">Súseda. Ja som sa toho hneď obávala, váš pán aťamešter sa zle zadržal. Musím domov be­žať a starého na exámen sobrať, čo oni to tam porobili. (Odíde.)</text:span></text:span></text:p>
        <text:p text:style-name="P15"><text:span text:style-name="CharStyle32"><text:span text:style-name="T10">Anička. Že vraj dva rohy, a ja ani jedného nevidím.</text:span></text:span></text:p>
        <text:p text:style-name="P15"><text:span text:style-name="CharStyle32"><text:span text:style-name="T10">Madlena. </text:span></text:span><text:span text:style-name="CharStyle18"><text:span text:style-name="T3">Č</text:span></text:span><text:span text:style-name="CharStyle18"><text:span text:style-name="T10">i vidíš, či nevidíš — ale Martin prepadol, a my musíme obrátiť, zkade vietor zaveje.</text:span></text:span></text:p>
        <text:p text:style-name="P6"><text:span text:style-name="CharStyle18"><text:span text:style-name="T2"/></text:span></text:p>
        <text:p text:style-name="P10"><text:span text:style-name="CharStyle18"><text:span text:style-name="T2">Výstup</text:span></text:span><text:span text:style-name="CharStyle18"><text:span text:style-name="T10"> 12.</text:span></text:span></text:p>
        <text:h text:style-name="P50" text:outline-level="4"><text:bookmark-start text:name="bookmark25"/><text:span text:style-name="CharStyle31"><text:span text:style-name="T10">Tesnošil. Kostolník. Madlena. Anička.</text:span></text:span><text:bookmark-end text:name="bookmark25"/></text:h>
        <text:p text:style-name="P15"><text:span text:style-name="CharStyle32"><text:span text:style-name="T10"/></text:span></text:p>
        <text:p text:style-name="P21"><text:span text:style-name="CharStyle32"><text:span text:style-name="T10">Anička (ku vchádzajúcemu Tesnošilovi). Akéže sú to rohy, čo ste z konventu priniesli?</text:span></text:span></text:p>
        <text:p text:style-name="P15"><text:span text:style-name="CharStyle32"><text:span text:style-name="T10">Tesnošil. Však ti ja hneď rohy postavím, alebo si niečo po papuli dostaneš, ty všetečnica, či musíš do všetkého nos vopchať? Mar</text:span></text:span><text:span text:style-name="CharStyle32"><text:span text:style-name="T11">š</text:span></text:span><text:span text:style-name="CharStyle32"><text:span text:style-name="T10"> po práci!</text:span></text:span></text:p>
        <text:p text:style-name="P15"><text:span text:style-name="CharStyle32"><text:span text:style-name="T10">Kostolník (vstúpi za Tesnošilom). Čo ťa ne­páli, nehas! — ako nebohý pán farár hovorie­val; Pán Boh mu daj slávu večnú.</text:span></text:span></text:p>
        <text:p text:style-name="P15"><text:span text:style-name="CharStyle32"><text:span text:style-name="T10">Anička (so slzami von).</text:span></text:span></text:p>
        <text:p text:style-name="P15"><text:span text:style-name="CharStyle32"><text:span text:style-name="T10">Madlena. Nuž povedzteže mi už teraz: Ktože zvíťazil?</text:span></text:span></text:p>
        <text:p text:style-name="P15"><text:span text:style-name="CharStyle32"><text:span text:style-name="T10">Kostolník. Hja, komu Pán Boh, tomu všetci svätí! Ej, veď ho pán z Chudobíc bude znať užiť! Ej, na moj’ pravdu, tisíc ráz radšej zosta­nem pri svojom protivnom remesle, než by sa mal ako rechtor pred takým pánom z Hladovíc krčiť alebo plaziť. Pani kmotra, nič si z toho ne­robte, že súsed prepadol. Kvod difertur, non aufertur — </text:span></text:span><text:soft-page-break/><text:span text:style-name="CharStyle32"><text:span text:style-name="T10">toľko som si od svojho mendíctva zachoval.</text:span></text:span></text:p>
        <text:p text:style-name="P15"><text:span text:style-name="CharStyle32"><text:span text:style-name="T10">Madlena. A či mne azda na tom niečo zá­leží, či Martin prepadol, či zvíťazil? Ale pani súseda ovesí nos, keď sa presvedčí, že niks draus.</text:span></text:span></text:p>
        <text:p text:style-name="P15"><text:span text:style-name="CharStyle32"><text:span text:style-name="T10">Tesnošil (šnupe). Anďalom, eď pint bort!</text:span></text:span></text:p>
        <text:p text:style-name="P15"><text:span text:style-name="CharStyle32"><text:span text:style-name="T10">Madlena. Veď vy nič iného neznáte, ako len naveky pimport a pimport.</text:span></text:span></text:p>
        <text:p text:style-name="P15"><text:span text:style-name="CharStyle32"><text:span text:style-name="T10">Tesnošil. Halgaš vášár! Prines dve a ne­frfli! Div, že mi od toho kriku hrtan nezhorel!</text:span></text:span></text:p>
        <text:p text:style-name="P15"><text:span text:style-name="CharStyle32"><text:span text:style-name="T10">Kostolník. Veru ho nezaškodí, komám uram, i ovlažiť.</text:span></text:span></text:p>
        <text:p text:style-name="P15"><text:span text:style-name="CharStyle32"><text:span text:style-name="T10">Madlena (nesie víno). Bort je tu. Ale ja ča­kám, ako na tŕní, čo to bolo na tom konvente, a nedajbože sa slova dočakať.</text:span></text:span></text:p>
        <text:p text:style-name="P15"><text:span text:style-name="CharStyle32"><text:span text:style-name="T10">Kostolník (popíja s Tesnošilom). Komám uram, od pätnásť rokov chodievam do konventu, ale takejto vojny som nevidel.</text:span></text:span></text:p>
        <text:p text:style-name="P15"><text:span text:style-name="CharStyle32"><text:span text:style-name="T10">Tesnošil. Pol Kocúrkova sa zdá úfať, že si nový rechtor len už u nich ženu vyhľadá.</text:span></text:span></text:p>
        <text:p text:style-name="P15"><text:span text:style-name="CharStyle32"><text:span text:style-name="T10">Kostolník. Ej, keby mu toľko jahničiek alebo</text:span></text:span><text:span text:style-name="CharStyle39"><text:span text:style-name="T10"> </text:span></text:span><text:span text:style-name="CharStyle18"><text:span text:style-name="T10">jalovičiek chystali, ako mladúch, to by sa od­dalo osobitného pastiera držať.</text:span></text:span></text:p>
        <text:p text:style-name="P15"><text:span text:style-name="CharStyle32"><text:span text:style-name="T10">Madlena. Ale povedzteže mi už raz, akože sa tá voľba dokonala?</text:span></text:span></text:p>
        <text:p text:style-name="P15"><text:span text:style-name="CharStyle32"><text:span text:style-name="T10">Kostolník. Na zdravie nášho budúceho pána </text:span></text:span><text:span text:style-name="CharStyle18"><text:span text:style-name="T2">re</text:span></text:span><text:span text:style-name="CharStyle18"><text:span text:style-name="T10">chtora!</text:span></text:span></text:p>
        <text:p text:style-name="P15"><text:span text:style-name="CharStyle32"><text:span text:style-name="T10">Tesnošil. Na to sa i ty napiješ, drága </text:span></text:span><text:span text:style-name="CharStyle18"><text:span text:style-name="T2">f</text:span></text:span><text:span text:style-name="CharStyle18"><text:span text:style-name="T10">elešejgem!</text:span></text:span></text:p>
        <text:p text:style-name="P15"><text:span text:style-name="CharStyle32"><text:span text:style-name="T10">Madlena. Mám piť, a neviem, na čie zdravie; vy dvaja ma, tuším, za blázna máte. Už som sa dosť daromných rečí napočúvala, ale o rechtorovi viem toľko, ako včera.</text:span></text:span></text:p>
        <text:p text:style-name="P15"><text:span text:style-name="CharStyle32"><text:span text:style-name="T10">Tesnošil. Počkaj, hneď ti to vyrozprávam navlas — ako by si sama bola videla a počú­vala: Pán z Chudobíc sa priklátil, posadil sa, pozeral vôkol a vôkol, šnupol si, </text:span></text:span><text:soft-page-break/><text:span text:style-name="CharStyle32"><text:span text:style-name="T10">kýchol, otvoril ústa, že sa vraj má rechtor voliť. Sotvaže jeho urodzená milosť začala perorovať, hneď bolo vidieť, že i on z Turca pochádza a že mal na svojej strane mnoho odkundesov. A tu sa všetko vzbúrilo; každý chcel hovoriť, naraz i desiati. Trma-vrma. Kto mal drotárske hrdlo, že mohol ostatných pretrúbiť, prišiel s veľkým namáha­ním k slovu. Šiky-miky, pro et kontra; lárma vždy väčšia; niektorí i päsťou hrozili, pán in­špektor i škrablicou potriasal. Div, že sme sa za vlasy nepochytili. Diktom faktom: vykričali za rechtora, koho si tí odkundesi vinšovali.</text:span></text:span></text:p>
        <text:p text:style-name="P15"><text:span text:style-name="CharStyle32"><text:span text:style-name="T10">Madlena. Nuž povedzteže už raz, kohože to vyvolili, či vykričali.</text:span></text:span></text:p>
        <text:p text:style-name="P15"><text:span text:style-name="CharStyle32"><text:span text:style-name="T10">Tesnošil. Nuž eď só anni mint sáz: V našej škole sa turčianska repka zaseje, nuž tak; či ma rozumieš?</text:span></text:span></text:p>
        <text:p text:style-name="P15"><text:span text:style-name="CharStyle32"><text:span text:style-name="T10">Kostolník. F</text:span></text:span><text:span text:style-name="CharStyle18"><text:span text:style-name="T2">i</text:span></text:span><text:span text:style-name="CharStyle18"><text:span text:style-name="T10">ni</text:span></text:span><text:span text:style-name="CharStyle18"><text:span text:style-name="T2">š</text:span></text:span><text:span text:style-name="CharStyle18"><text:span text:style-name="T10"> koronát opus. Vokátor už bol prichystaný a teraz sa pošle Cigán, aby mu list i na ceste oddal, ak by sa s ním stretol.</text:span></text:span></text:p>
        <text:p text:style-name="P15"><text:span text:style-name="CharStyle32"><text:span text:style-name="T10">Madlena. Mne je to jedno, či ten, či ten. Len že by to človek rád vedel, ako sa to skončilo. Ale čo len súseda na to povie?</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13.</text:span></text:span></text:p>
        <text:h text:style-name="P50" text:outline-level="4"><text:span text:style-name="CharStyle31"><text:span text:style-name="T10"/></text:span></text:h>
        <text:h text:style-name="P54" text:outline-level="4"><text:bookmark-start text:name="bookmark27"/><text:span text:style-name="CharStyle31"><text:span text:style-name="T10">Anička. Predošlí.</text:span></text:span><text:bookmark-end text:name="bookmark27"/></text:h>
        <text:p text:style-name="P15"><text:span text:style-name="CharStyle32"><text:span text:style-name="T10"/></text:span></text:p>
        <text:p text:style-name="P21"><text:span text:style-name="CharStyle32"><text:span text:style-name="T10">Anička (ku kostolníkovi). Pani kmotra mi naložila, a len jej oči tak iskrily, aby som vás hneď a zaraz domov poslala.</text:span></text:span></text:p>
        <text:p text:style-name="P15"><text:span text:style-name="CharStyle32"><text:span text:style-name="T10">Kostolník (škrabe si hlavu). Sánky s vozom!</text:span></text:span></text:p>
        <text:p text:style-name="P17"><text:soft-page-break/><text:span text:style-name="CharStyle32"><text:span text:style-name="T10">Madlena. A prečo si ju medzi nás nevolala?</text:span></text:span></text:p>
        <text:p text:style-name="P22"><text:span text:style-name="CharStyle32"><text:span text:style-name="T10">Anička. Ani počuť nechcela, len utekala.</text:span></text:span></text:p>
        <text:p text:style-name="P15"><text:span text:style-name="CharStyle32"><text:span text:style-name="T10">Kostolník. Už viem, že dostanem od zubov bolenia. Zdraví zostaňte!</text:span></text:span></text:p>
        <text:p text:style-name="P15"><text:span text:style-name="CharStyle32"><text:span text:style-name="T10">Tesnošil. Ešte jednu na rozchodnú! Za zdra­vie pána rechtora!</text:span></text:span></text:p>
        <text:p text:style-name="P15"><text:span text:style-name="CharStyle32"><text:span text:style-name="T10">Kostolník. A za našu pani </text:span></text:span><text:span text:style-name="CharStyle18"><text:span text:style-name="T4">r</text:span></text:span><text:span text:style-name="CharStyle18"><text:span text:style-name="T10">echtorku!</text:span></text:span></text:p>
        <text:p text:style-name="P15"><text:span text:style-name="CharStyle32"><text:span text:style-name="T10">Madlena (s úsmechom). Vy ste, kmotre, veľký psisko! Dobre viete, že moja Anička...</text:span></text:span></text:p>
        <text:p text:style-name="P15"><text:span text:style-name="CharStyle32"><text:span text:style-name="T10">Kostolník (skočí do reči). ...bude paňou rechtorkou; to je ako bis duo sunt kv</text:span></text:span><text:span text:style-name="CharStyle18"><text:span text:style-name="T2">a</text:span></text:span><text:span text:style-name="CharStyle18"><text:span text:style-name="T10">tor. Nuž tak. Ďakujem za akomodáciu. Popoludní, či viete? (Dáva znamenie, že sa budú v karty hrať.) </text:span></text:span><text:span text:style-name="CharStyle18"><text:span text:style-name="T4">Č</text:span></text:span><text:span text:style-name="CharStyle18"><text:span text:style-name="T10">i ma rozumiete?</text:span></text:span></text:p>
        <text:p text:style-name="P15"><text:span text:style-name="CharStyle32"><text:span text:style-name="T10">Tesnošil</text:span></text:span><text:span text:style-name="CharStyle32"><text:span text:style-name="T2">.</text:span></text:span><text:span text:style-name="CharStyle32"><text:span text:style-name="T10"> Jó les, jó! Eb, a ki nem!</text:span></text:span></text:p>
        <text:p text:style-name="P15"><text:span text:style-name="CharStyle32"><text:span text:style-name="T10">Kostolník (odchádza). No, dobre sa majte!</text:span></text:span></text:p>
        <text:p text:style-name="P15"><text:span text:style-name="CharStyle32"><text:span text:style-name="T10">Madlena. S Bohom si choďte!</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14.</text:span></text:span></text:p>
        <text:h text:style-name="P50" text:outline-level="4"><text:span text:style-name="CharStyle31"><text:span text:style-name="T10"/></text:span></text:h>
        <text:h text:style-name="P54" text:outline-level="4"><text:bookmark-start text:name="bookmark29"/><text:span text:style-name="CharStyle31"><text:span text:style-name="T10">Tesnošil. Mad</text:span></text:span><text:span text:style-name="CharStyle31"><text:span text:style-name="T2">l</text:span></text:span><text:span text:style-name="CharStyle31"><text:span text:style-name="T10">ena.</text:span></text:span><text:bookmark-end text:name="bookmark29"/></text:h>
        <text:p text:style-name="P15"><text:span text:style-name="CharStyle32"><text:span text:style-name="T10"/></text:span></text:p>
        <text:p text:style-name="P21"><text:span text:style-name="CharStyle32"><text:span text:style-name="T10">Tesnošil (stojí rozkročený, utiera si fúzy, premýšľa). Tak sme prehrali, az igaz, ale uvi­díme, čo bude ďalej. (Šnupe.) Kmotor musel čosi zďaleka zavoňať, keď to moje dievča na rechtorstvo odsúdil. Ja sa úfam, že už ho nebudem zimovať. Ale s tým chlapcom neviem, čo urobím. Premrhal mnoho a ničomu sa nenaučil. A že celej niti </text:span></text:span><text:soft-page-break/><text:span text:style-name="CharStyle32"><text:span text:style-name="T10">nedonesie, to tak viem, ako by som na neho hľadel. Ak ma v planej vôli n</text:span></text:span><text:span text:style-name="CharStyle18"><text:span text:style-name="T2">á</text:span></text:span><text:span text:style-name="CharStyle18"><text:span text:style-name="T10">jde, neviem, či mu hnáty nepolámem.</text:span></text:span></text:p>
        <text:p text:style-name="P15"><text:span text:style-name="CharStyle32"><text:span text:style-name="T10">Madlena. Dnes-zajtra privandrujú tí naši kompani a s nimi bezpochyby i pán rechtor. Ak príde s Honzíkom prosto k nám, tým lepšie.</text:span></text:span></text:p>
        <text:p text:style-name="P15"><text:span text:style-name="CharStyle32"><text:span text:style-name="T10">Tesnošil. Ale ak pôjde do súsedov, aspoň bude mať vari toľko rechtorskej statočnosti, že sa i do môjho chatrného príbytku uponíži. Ale Vojteška má za ušami, tá i čerta prekabáti; maj sa na pozore. Mohla by si ho na tanier polievky invitovať.</text:span></text:span></text:p>
        <text:p text:style-name="P15"><text:span text:style-name="CharStyle32"><text:span text:style-name="T10">Madlena. Nestar sa do mňa; to všetko bude na mojej hlave.</text:span></text:span></text:p>
        <text:p text:style-name="P15"><text:span text:style-name="CharStyle32"><text:span text:style-name="T10">Tesnošil. Hľaď tedy, fiam, všetko tak uspo­riadať, aby sme v hanbe nezostali. (Poberá sa.) No, išten hozzád!</text:span></text:span></text:p>
        <text:p text:style-name="P15"><text:span text:style-name="CharStyle32"><text:span text:style-name="T10">Madlena. Kde už zasa? </text:span></text:span><text:span text:style-name="CharStyle32"><text:span text:style-name="T12">Č</text:span></text:span><text:span text:style-name="CharStyle18"><text:span text:style-name="T10">i ste nevylačneli, Jánoš mešter? Máte svojich lahôd za misu.</text:span></text:span></text:p>
        <text:p text:style-name="P15"><text:span text:style-name="CharStyle32"><text:span text:style-name="T10">Tesnošil. Mákoš galuškát? Tie by na víno nebárs šmakovaly. Pán kmotor ma invitoval na klobásy; kolbásra, a mint a maďar mondja.</text:span></text:span></text:p>
        <text:p text:style-name="P15"><text:span text:style-name="CharStyle32"><text:span text:style-name="T10">Madlena. Nuž si choďte, kam vás oči zanesú!</text:span></text:span></text:p>
        <text:p text:style-name="P15"><text:span text:style-name="CharStyle32"><text:span text:style-name="T10">Tesnošil. Ani pol roka neminie, čo nám bude Anička turčiansku repku s bravčovinou, dysnó húššal, zo školy posielať. Veď sa dnes-zajtra všetko ukáže. (Odíde.)</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15.</text:span></text:span></text:p>
        <text:p text:style-name="P6"><text:span text:style-name="CharStyle32"><text:span text:style-name="T10"/></text:span></text:p>
        <text:p text:style-name="P10"><text:span text:style-name="CharStyle32"><text:span text:style-name="T10">Madlena. Neskoršie Anička.</text:span></text:span></text:p>
        <text:p text:style-name="P15"><text:soft-page-break/><text:span text:style-name="CharStyle32"><text:span text:style-name="T10"/></text:span></text:p>
        <text:p text:style-name="P21"><text:span text:style-name="CharStyle32"><text:span text:style-name="T10">Madlena (volá). Anička! Anička! (V chyži všeličo upratúva.) Až mi srdce piští od radosti, keď si na to dievča pomyslím. Keby som len mohla zočiť toho pána rechtora prv, kým mi tá prekliata súseda všetky koncechty nepokazí. Nech si on to dievča len raz uvidí, hneď ho máme v hrsti. Lebo veru nielen rechtor, ale ktorýkoľvek kňaz by mohol byť s ňou spokojný. (Volá.) Anička, kdeže si?... A súsedov Martin? Dobre ona to sama povedala, že i študentská láska na zajačom chvoste. Ej, veď je to mudrc, tá Anička! (Volá.) Anička!... </text:span></text:span><text:span text:style-name="CharStyle32"><text:span text:style-name="T12">Č</text:span></text:span><text:span text:style-name="CharStyle32"><text:span text:style-name="T10">i ohluchla, či sa niekam podela? Anička!</text:span></text:span></text:p>
        <text:p text:style-name="P15"><text:span text:style-name="CharStyle32"><text:span text:style-name="T10">Anička (vstúpi). </text:span></text:span><text:span text:style-name="CharStyle18"><text:span text:style-name="T2">Č</text:span></text:span><text:span text:style-name="CharStyle18"><text:span text:style-name="T10">ože zasa toľko kričíte? Vy chcete, aby človek vždy bol na nohách.</text:span></text:span></text:p>
        <text:p text:style-name="P15"><text:span text:style-name="CharStyle32"><text:span text:style-name="T10">Madlena. Duša moja, takáto namrdená tvár sa nesvedčí na paničku, a tým menej na pan</text:span></text:span><text:span text:style-name="CharStyle32"><text:span text:style-name="T12">i </text:span></text:span><text:span text:style-name="CharStyle18"><text:span text:style-name="T10">rechtorku; prívetiv</text:span></text:span><text:span text:style-name="CharStyle18"><text:span text:style-name="T12">e</text:span></text:span><text:span text:style-name="CharStyle18"><text:span text:style-name="T10"> sa máš ukázať naproti každému a s ľuďmi sa vľúdne poshovára</text:span></text:span><text:span text:style-name="CharStyle18"><text:span text:style-name="T4">ť</text:span></text:span><text:span text:style-name="CharStyle18"><text:span text:style-name="T10">, ak chceš, aby matky s prázdnou rukou neprichádzaly. „Vítam ponížene; nech sa páči sadnúť; akože sa máte? A domáci, či sú zdraví?“ Tak získaš chválu a tebou i pán rechtor.</text:span></text:span></text:p>
        <text:p text:style-name="P15"><text:span text:style-name="CharStyle32"><text:span text:style-name="T10">Anička. Hahahaha! To by som sa ja musela nazpamäť naučiť. A to je do smiechu, že kožu na medveďovi predávat</text:span></text:span><text:span text:style-name="CharStyle18"><text:span text:style-name="T2">e</text:span></text:span><text:span text:style-name="CharStyle18"><text:span text:style-name="T10"> a pred sedlom bežíte. </text:span></text:span><text:span text:style-name="CharStyle18"><text:span text:style-name="T12">Č</text:span></text:span><text:span text:style-name="CharStyle18"><text:span text:style-name="T10">i neviete, že svadba bez mladého zaťa platí toľko, ako deravý lieskovec?</text:span></text:span></text:p>
        <text:p text:style-name="P15"><text:span text:style-name="CharStyle32"><text:span text:style-name="T10">Madlena. Mladý zať sem-tam. To si tak po­važuj, ako by si už pred oltárom stála </text:span></text:span><text:span text:style-name="CharStyle18"><text:span text:style-name="T2">—</text:span></text:span><text:span text:style-name="CharStyle18"><text:span text:style-name="T10"> nuž tak. A teraz uveď všetko do poriadku, aby nás ten pán rechtor neprekvapil. Zarež dve kurence, rozlož oheň, dones vody, a zdá sa mi, že niet soli, môžeš teda dva-tri funty podrviť. Ostatne však očakávaj svoje šťastie v trpelivosti.</text:span></text:span></text:p>
        <text:p text:style-name="P15"><text:span text:style-name="CharStyle32"><text:span text:style-name="T10">Anička. Nuž a tie kurčatá či mám i vypitvať?</text:span></text:span></text:p>
        <text:p text:style-name="P15"><text:soft-page-break/><text:span text:style-name="CharStyle32"><text:span text:style-name="T10">Madlena (spľaští ruky). </text:span></text:span><text:span text:style-name="CharStyle32"><text:span text:style-name="T12">Č</text:span></text:span><text:span text:style-name="CharStyle32"><text:span text:style-name="T10">i sa ti rozum čistí? Akože ich budem plniť, keď ich nevypitváš? To len páni tak jedia </text:span></text:span><text:span text:style-name="CharStyle18"><text:span text:style-name="T2">čv</text:span></text:span><text:span text:style-name="CharStyle18"><text:span text:style-name="T10">íkoty. — No, len nechaj stáť, aby si mi niečo takého nespravila, aby sme v hanbe nezostali. (Odíde.)</text:span></text:span></text:p>
        <text:p text:style-name="P15"><text:span text:style-name="CharStyle32"><text:span text:style-name="T10">Anička (sama, cifruje sa pred zrkadlom). Na moju pravdu, skoro by som sama uverila, čo mi tá moja mať toľko hudie. Včera sa mi snívalo, že som išla popri škole; na streche holub hrkú­tal, až ku nemu holubica priletela. Vtom som sa prebudila. A ja, nelenivá, hybaj k starej Marte. </text:span></text:span><text:span text:style-name="CharStyle18"><text:span text:style-name="T10">A tá sa rozumie do svojho remesla. Len čo po­čala karty vykladať, nuž ti mi veštila blízku svadbu a mladého zaťa z duchovného stavu, a v tom by mala pravdu, lebo som si v Štedrý večer organ a lanského roku kanceľ uliala. Len keby som vedela, ako sa volá! Že </text:span></text:span><text:span text:style-name="CharStyle18"><text:span text:style-name="T2">Sv</text:span></text:span><text:span text:style-name="CharStyle18"><text:span text:style-name="T10">oboda, to už viem. Ja by si Janíka vinšovala. A teraz sa pristrojím, aby som sa mu zapáčila, aby sme v hanbe nezostali.</text:span></text:span></text:p>
        <text:p text:style-name="P6"><text:span text:style-name="CharStyle18"><text:span text:style-name="T10">(Opona.)</text:span></text:span></text:p>
        <text:h text:style-name="P50" text:outline-level="4"><text:span text:style-name="CharStyle31"><text:span text:style-name="T10"/></text:span></text:h>
        <text:h text:style-name="P54" text:outline-level="4"><text:span text:style-name="CharStyle31"><text:span text:style-name="T10"/></text:span></text:h>
        <text:h text:style-name="P54" text:outline-level="4"><text:bookmark-start text:name="bookmark31"/><text:span text:style-name="CharStyle31"><text:span text:style-name="T10">DEJSTVO II.</text:span></text:span><text:bookmark-end text:name="bookmark31"/></text:h>
        <text:p text:style-name="P7"><text:span text:style-name="CharStyle25"><text:span text:style-name="T10">Rovinka v hustom lese; vedľa cesty bukový peň, v pravú stranu vidieť Tatry.</text:span></text:span></text:p>
        <text:p text:style-name="P6"><text:span text:style-name="CharStyle18"><text:span text:style-name="T2"/></text:span></text:p>
        <text:p text:style-name="P10"><text:span text:style-name="CharStyle18"><text:span text:style-name="T2">Výstup</text:span></text:span><text:span text:style-name="CharStyle18"><text:span text:style-name="T10"> 1.</text:span></text:span></text:p>
        <text:h text:style-name="P50" text:outline-level="4"><text:span text:style-name="CharStyle31"><text:span text:style-name="T10"/></text:span></text:h>
        <text:h text:style-name="P54" text:outline-level="4"><text:bookmark-start text:name="bookmark33"/><text:span text:style-name="CharStyle31"><text:span text:style-name="T10">Svoboda.</text:span></text:span><text:bookmark-end text:name="bookmark33"/></text:h>
        <text:p text:style-name="P15"><text:span text:style-name="CharStyle32"><text:span text:style-name="T10"/></text:span></text:p>
        <text:p text:style-name="P21"><text:span text:style-name="CharStyle32"><text:span text:style-name="T10">Svoboda (sedí na pni, </text:span></text:span><text:span text:style-name="CharStyle32"><text:span text:style-name="T12">č</text:span></text:span><text:span text:style-name="CharStyle32"><text:span text:style-name="T10">elo si utierajúc, vedľa neho fajka a palica, na zemi </text:span></text:span><text:soft-page-break/><text:span text:style-name="CharStyle32"><text:span text:style-name="T10">klobúk). A už i slnko zapadá. (Vzdychne.) Ej, veď už i mne za­padá tá študentská svoboda! A kto vie, či ne­zapadne i slnce všetkej radosti; temer by som mal vôľu ten kocúrkovský vokátor ad akta od­ložiť. (Vytiahne a číta.) „Dvadsaťpäť zlatých v striebre, 12 meríc žita a 15 ovsa, štyri kantácie, sabatálie, dreva, koľko sa spotrebuje, alebo od každého dieťaťa po jednom polene každý deň, od učenia po štyri groše, záhrada pri škole, ostredok, dva vozy sena a päť krížov</text:span></text:span><text:span text:style-name="CharStyle47"><text:span text:style-name="T10"> </text:span></text:span><text:span text:style-name="CharStyle18"><text:span text:style-name="T10">slamy.“ Ale kdeže zostali tí moji Kocúrkovania? (Vstane, zahvizdne a volá.)</text:span></text:span></text:p>
        <text:p text:style-name="P6"><text:span text:style-name="CharStyle18"><text:span text:style-name="T2"/></text:span></text:p>
        <text:p text:style-name="P10"><text:span text:style-name="CharStyle18"><text:span text:style-name="T2">Výstup</text:span></text:span><text:span text:style-name="CharStyle18"><text:span text:style-name="T10"> 2.</text:span></text:span></text:p>
        <text:p text:style-name="P6"><text:span text:style-name="CharStyle32"><text:span text:style-name="T10"/></text:span></text:p>
        <text:p text:style-name="P10"><text:span text:style-name="CharStyle32"><text:span text:style-name="T10">Svoboda. Vojtech. Neskoršie Honzík a Škrivánek.</text:span></text:span></text:p>
        <text:p text:style-name="P15"><text:span text:style-name="CharStyle32"><text:span text:style-name="T10"/></text:span></text:p>
        <text:p text:style-name="P21"><text:span text:style-name="CharStyle32"><text:span text:style-name="T10">Vojtech (neďaleko za scénou). Tu sme, do­mine Svoboda! (</text:span></text:span><text:span text:style-name="CharStyle18"><text:span text:style-name="T2">O</text:span></text:span><text:span text:style-name="CharStyle18"><text:span text:style-name="T10"> </text:span></text:span><text:span text:style-name="CharStyle18"><text:span text:style-name="T12">c</text:span></text:span><text:span text:style-name="CharStyle18"><text:span text:style-name="T10">hví</text:span></text:span><text:span text:style-name="CharStyle18"><text:span text:style-name="T2">ľ</text:span></text:span><text:span text:style-name="CharStyle18"><text:span text:style-name="T10">ku vyjde, husle v ruke, palica, kulač na boku.) Ej, ale sme sa vyparili, domine prestantissime. Ledva sme vás dostihli; už som sa obával, že ste zablúdili. (Husle a pa­licu složí a pot si utiera.)</text:span></text:span></text:p>
        <text:p text:style-name="P15"><text:span text:style-name="CharStyle32"><text:span text:style-name="T10">Sv</text:span></text:span><text:span text:style-name="CharStyle32"><text:span text:style-name="T2">o</text:span></text:span><text:span text:style-name="CharStyle32"><text:span text:style-name="T10">boda. A ja vás už dobrej pol hodiny ča­kám. (Hľadí v tú stranu, zkade prišiel Vojtech.) Aký skľúčený stúpa ten Honzík!</text:span></text:span></text:p>
        <text:p text:style-name="P15"><text:span text:style-name="CharStyle32"><text:span text:style-name="T10">Škrivánek (s husľami a potravou vystúpi).</text:span></text:span></text:p>
        <text:p text:style-name="P15"><text:span text:style-name="CharStyle32"><text:span text:style-name="T10">Honzík (ošklbaný, nesúc čižmy na palici, kapsičku na boku, basu na chrbte, na motúzku nožík na kabáte priviazaný, vystúpi za ním).</text:span></text:span></text:p>
        <text:p text:style-name="P15"><text:span text:style-name="CharStyle32"><text:span text:style-name="T10">Vojtech. Ej, keby sa môj pán súsed dostal ku dvojušnému mliečniku cmaru, viem, </text:span></text:span><text:span text:style-name="CharStyle18"><text:span text:style-name="T10">že by ho od úst neodtrhol, až by mu dno uzrel.</text:span></text:span></text:p>
        <text:p text:style-name="P15"><text:soft-page-break/><text:span text:style-name="CharStyle32"><text:span text:style-name="T10">Honzík (odfukuje, mlčí, sadne si a bradu podoprie).</text:span></text:span></text:p>
        <text:p text:style-name="P15"><text:span text:style-name="CharStyle32"><text:span text:style-name="T10">Škrivánek. Len si tak pevne nesadaj, bu­deme ďalej stúpať pri mesiačku!</text:span></text:span></text:p>
        <text:p text:style-name="P15"><text:span text:style-name="CharStyle32"><text:span text:style-name="T10">Svoboda. To už veru nie, domine Škrivánek, ja sa ani s miesta nepohnem. Ušli sme dobrý kus cesty, a za vidna by sme i tak z hory ne­vyšli.</text:span></text:span></text:p>
        <text:p text:style-name="P15"><text:span text:style-name="CharStyle32"><text:span text:style-name="T10">Honzík. To je dobrá myšlienka, domine Svo­boda! Zajtra, čo sa i ponáhľať nebudeme, jed­nako s kravami a to po záhumní, do Kocúrkova dôjdeme.</text:span></text:span></text:p>
        <text:p text:style-name="P15"><text:span text:style-name="CharStyle32"><text:span text:style-name="T10">Škrivánek. S kravami i s teľaťom, ak sa Honzík ešte tam na krížnych cestách od nás neodrazí. (Smiech, ktorému však Honzík ne­rozumie.)</text:span></text:span></text:p>
        <text:p text:style-name="P15"><text:span text:style-name="CharStyle32"><text:span text:style-name="T10">Vojtech. Nuž prihotujeme si suchého dreva, pri ohníčku si zafajčíme. (K Honzíkovi.) Chlapče, kde máš fajku?</text:span></text:span></text:p>
        <text:p text:style-name="P15"><text:span text:style-name="CharStyle32"><text:span text:style-name="T10">Svoboda. Strovíme, čo máme, a včas ráno nohy na plecia!</text:span></text:span></text:p>
        <text:p text:style-name="P15"><text:span text:style-name="CharStyle32"><text:span text:style-name="T10">Honzík. Len nerozprávajte toľko, ale dajte, čo máte, lebo to moje, prepytujem, brucho už mi na chrbát vyliezlo.</text:span></text:span></text:p>
        <text:p text:style-name="P15"><text:span text:style-name="CharStyle32"><text:span text:style-name="T10">Svoboda. Dostaneš svoju porciu, dostaneš; nie darmo si nosil moju kapsu a barboru. Ale najsamprv za náručie raždiny nasbieraš.</text:span></text:span></text:p>
        <text:p text:style-name="P15"><text:span text:style-name="CharStyle32"><text:span text:style-name="T10">Honzík. O drevo slabá starosť; hneď tamto niže cesty máte hotového dreva, môžete si veru nabrať, koľko len chcete.</text:span></text:span></text:p>
        <text:p text:style-name="P15"><text:span text:style-name="CharStyle32"><text:span text:style-name="T10">Svoboda. </text:span></text:span><text:span text:style-name="CharStyle18"><text:span text:style-name="T4">Č</text:span></text:span><text:span text:style-name="CharStyle18"><text:span text:style-name="T10">i s tvojím privolením?</text:span></text:span></text:p>
        <text:p text:style-name="P15"><text:span text:style-name="CharStyle32"><text:span text:style-name="T10">Honzík. Nuž veru tak: vlk berie i z čítaných oviec, a študentom sa odpustí, keď hotového dreva podežmujú. (Ostýchav</text:span></text:span><text:span text:style-name="CharStyle18"><text:span text:style-name="T4">e</text:span></text:span><text:span text:style-name="CharStyle18"><text:span text:style-name="T10">.) Ale ja sa bojím.</text:span></text:span></text:p>
        <text:p text:style-name="P15"><text:span text:style-name="CharStyle32"><text:span text:style-name="T10">Vojtech. To je zlodejovo svedomie.</text:span></text:span></text:p>
        <text:p text:style-name="P15"><text:span text:style-name="CharStyle32"><text:span text:style-name="T10">Honzík. Musíte niekto so mnou ísť.</text:span></text:span></text:p>
        <text:p text:style-name="P15"><text:span text:style-name="CharStyle32"><text:span text:style-name="T10">Škrivánek. Strachoprtko! Hybaj, pôjdeme s tebou, a pán rechtor zostane na </text:span></text:span><text:soft-page-break/><text:span text:style-name="CharStyle32"><text:span text:style-name="T10">stráži.</text:span></text:span></text:p>
        <text:p text:style-name="P15"><text:span text:style-name="CharStyle32"><text:span text:style-name="T2">Sv</text:span></text:span><text:span text:style-name="CharStyle32"><text:span text:style-name="T10">oboda. No, len čerstvo!</text:span></text:span></text:p>
        <text:p text:style-name="P15"><text:span text:style-name="CharStyle32"><text:span text:style-name="T10">Honzík, Vojtech, Škr</text:span></text:span><text:span text:style-name="CharStyle32"><text:span text:style-name="T2">iv</text:span></text:span><text:span text:style-name="CharStyle32"><text:span text:style-name="T10">ánek (odchodia).</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3.</text:span></text:span></text:p>
        <text:h text:style-name="P50" text:outline-level="4"><text:span text:style-name="CharStyle31"><text:span text:style-name="T10"/></text:span></text:h>
        <text:h text:style-name="P54" text:outline-level="4"><text:bookmark-start text:name="bookmark35"/><text:span text:style-name="CharStyle31"><text:span text:style-name="T10">Svoboda.</text:span></text:span><text:bookmark-end text:name="bookmark35"/></text:h>
        <text:p text:style-name="P15"><text:span text:style-name="CharStyle32"><text:span text:style-name="T10"/></text:span></text:p>
        <text:p text:style-name="P21"><text:span text:style-name="CharStyle32"><text:span text:style-name="T10">Svoboda (sám). Jednako je len veselý ten študentský život i pri všetkej biede!... A ďa­lej?... Moje husle (pohladká ich) budú moje potešenie a „Slávy dc</text:span></text:span><text:span text:style-name="CharStyle18"><text:span text:style-name="T2">é</text:span></text:span><text:span text:style-name="CharStyle18"><text:span text:style-name="T10">ra“ (vytiahne knižku) moje kochanie.</text:span></text:span></text:p>
        <text:p text:style-name="P15"><text:span text:style-name="CharStyle18"><text:span text:style-name="T10">Učte se sv</text:span></text:span><text:span text:style-name="CharStyle18"><text:span text:style-name="T8">ů</text:span></text:span><text:span text:style-name="CharStyle18"><text:span text:style-name="T10">j národ mil</text:span></text:span><text:span text:style-name="CharStyle18"><text:span text:style-name="T2">ov</text:span></text:span><text:span text:style-name="CharStyle18"><text:span text:style-name="T10">ati!</text:span></text:span></text:p>
        <text:p text:style-name="P17"><text:span text:style-name="CharStyle18"><text:span text:style-name="T10">Hučte, Tatry, hlas ten k Horám </text:span></text:span><text:span text:style-name="CharStyle18"><text:span text:style-name="T2">Č</text:span></text:span><text:span text:style-name="CharStyle18"><text:span text:style-name="T10">erným,</text:span></text:span></text:p>
        <text:p text:style-name="P22"><text:span text:style-name="CharStyle18"><text:span text:style-name="T10">hučte Krkonoše k Ural</text:span></text:span><text:span text:style-name="CharStyle18"><text:span text:style-name="T8">ů</text:span></text:span><text:span text:style-name="CharStyle18"><text:span text:style-name="T10">m:</text:span></text:span></text:p>
        <text:p text:style-name="P18"><text:span text:style-name="CharStyle18"><text:span text:style-name="T10">Peklo zrádc</text:span></text:span><text:span text:style-name="CharStyle18"><text:span text:style-name="T8">ů</text:span></text:span><text:span text:style-name="CharStyle18"><text:span text:style-name="T10">m, nebe Sláv</text:span></text:span><text:span text:style-name="CharStyle18"><text:span text:style-name="T9">ů</text:span></text:span><text:span text:style-name="CharStyle18"><text:span text:style-name="T10">m v</text:span></text:span><text:span text:style-name="CharStyle18"><text:span text:style-name="T13">ě</text:span></text:span><text:span text:style-name="CharStyle18"><text:span text:style-name="T10">rným!</text:span></text:span></text:p>
        <text:p text:style-name="P23"><text:span text:style-name="CharStyle18"><text:span text:style-name="T10">Ach, a Ľudmila, či ma uchovala v svojej pamäti tak, ako ja ju od lanských vakácií, keď poznal som ju u jej tetky? (Recituje, tisnúc knižku k prsiam.)</text:span></text:span></text:p>
        <text:p text:style-name="P18"><text:span text:style-name="CharStyle18"><text:span text:style-name="T10">Lásko, lásko — o, ty sladký klame,</text:span></text:span></text:p>
        <text:p text:style-name="P23"><text:span text:style-name="CharStyle18"><text:span text:style-name="T10">o ty č</text:span></text:span><text:span text:style-name="CharStyle18"><text:span text:style-name="T2">í</text:span></text:span><text:span text:style-name="CharStyle18"><text:span text:style-name="T10">še slasti n</text:span></text:span><text:span text:style-name="CharStyle18"><text:span text:style-name="T2">ejvyš</text:span></text:span><text:span text:style-name="CharStyle18"><text:span text:style-name="T10">ší!</text:span></text:span></text:p>
        <text:p text:style-name="P18"><text:span text:style-name="CharStyle18"><text:span text:style-name="T10">Kde se duše s duší pomíší,</text:span></text:span></text:p>
        <text:p text:style-name="P23"><text:span text:style-name="CharStyle18"><text:span text:style-name="T10">v citu jednom zem i nebe máme.</text:span></text:span></text:p>
        <text:p text:style-name="P6"><text:span text:style-name="CharStyle18"><text:span text:style-name="T10">(Zavrie knihu a ukryje, lebo chlapci sa vracajú.)</text:span></text:span></text:p>
        <text:p text:style-name="P6"><text:soft-page-break/><text:span text:style-name="CharStyle18"><text:span text:style-name="T2"/></text:span></text:p>
        <text:p text:style-name="P10"><text:span text:style-name="CharStyle18"><text:span text:style-name="T2">Výstup</text:span></text:span><text:span text:style-name="CharStyle18"><text:span text:style-name="T10"> 4.</text:span></text:span></text:p>
        <text:p text:style-name="P6"><text:span text:style-name="CharStyle32"><text:span text:style-name="T10"/></text:span></text:p>
        <text:p text:style-name="P10"><text:span text:style-name="CharStyle32"><text:span text:style-name="T10">Svoboda. Študenti.</text:span></text:span></text:p>
        <text:p text:style-name="P15"><text:span text:style-name="CharStyle32"><text:span text:style-name="T10"/></text:span></text:p>
        <text:p text:style-name="P21"><text:span text:style-name="CharStyle32"><text:span text:style-name="T10">Študenti (prichádzajú, nesúc drevo, ktoré složia na strane).</text:span></text:span></text:p>
        <text:p text:style-name="P15"><text:span text:style-name="CharStyle32"><text:span text:style-name="T10">Vojtech. Ale nám tí či šindliari či debnári do­bre poslúžili: celá hŕba ostruž</text:span></text:span><text:span text:style-name="CharStyle18"><text:span text:style-name="T5">l</text:span></text:span><text:span text:style-name="CharStyle18"><text:span text:style-name="T10">ín pohotov</text:span></text:span><text:span text:style-name="CharStyle18"><text:span text:style-name="T5">e</text:span></text:span><text:span text:style-name="CharStyle18"><text:span text:style-name="T10">.</text:span></text:span></text:p>
        <text:p text:style-name="P15"><text:span text:style-name="CharStyle32"><text:span text:style-name="T10">Škrivánek. Domine rektor, zakrešte!</text:span></text:span></text:p>
        <text:p text:style-name="P15"><text:span text:style-name="CharStyle32"><text:span text:style-name="T10">Vojtech. Hm! Azda bude pán rechtor mendíkom slúžiť! Ty, Honzíčko, by si mohol roz­dúchať.</text:span></text:span></text:p>
        <text:p text:style-name="P15"><text:span text:style-name="CharStyle32"><text:span text:style-name="T10">Svoboda (kreše). Keby mu to hladné brucho koľko-to</text:span></text:span><text:span text:style-name="CharStyle18"><text:span text:style-name="T2">ľ</text:span></text:span><text:span text:style-name="CharStyle18"><text:span text:style-name="T10">ko vetra vydalo. (Rozložia oheň.)</text:span></text:span></text:p>
        <text:p text:style-name="P15"><text:span text:style-name="CharStyle32"><text:span text:style-name="T10">Honzík. Veru, ak mi nedáte niečo pod zuby, bude sa mi o čertoch snívať.</text:span></text:span></text:p>
        <text:p text:style-name="P15"><text:span text:style-name="CharStyle32"><text:span text:style-name="T10">Svoboda. Nuž, chlapci, von z kapsy, čo kto má! (Posadajú si okolo ohňa a každý sa oddá do kapsy.)</text:span></text:span></text:p>
        <text:p text:style-name="P15"><text:span text:style-name="CharStyle32"><text:span text:style-name="T10">Vojtech. Túto parenicu mi veľmi </text:span></text:span><text:span text:style-name="CharStyle32"><text:span text:style-name="T18">à</text:span></text:span><text:span text:style-name="CharStyle32"><text:span text:style-name="T10"> propos poslali a s ňou dva zlaté. Podežmoval som, pravda, i tie kurčatá na hospo</text:span></text:span><text:span text:style-name="CharStyle18"><text:span text:style-name="T5">d</text:span></text:span><text:span text:style-name="CharStyle18"><text:span text:style-name="T10">e, a dve z nich sa včera upiekly na Jeruzaleme; jedno som hneď odbavil za ustávanie a druhému teraz koniec urobím.</text:span></text:span></text:p>
        <text:p text:style-name="P15"><text:span text:style-name="CharStyle32"><text:span text:style-name="T10">Škrivánek. Hľa, Honzík, i ty si sa mal takto opatriť.</text:span></text:span></text:p>
        <text:p text:style-name="P15"><text:span text:style-name="CharStyle32"><text:span text:style-name="T10">Honzík. Dosť som sa ja našpehoval, ale sú tie Nemkyne na odchode študentov také prozreteľné, že ich nemôže </text:span></text:span><text:span text:style-name="CharStyle32"><text:span text:style-name="T13">č</text:span></text:span><text:span text:style-name="CharStyle32"><text:span text:style-name="T10">lovek prekabátiť. Moja gazdiná všetko poodkladala, čo by si bol mohol statočný človek na cestu vziať.</text:span></text:span></text:p>
        <text:p text:style-name="P15"><text:soft-page-break/><text:span text:style-name="CharStyle32"><text:span text:style-name="T10">Vojtech. Nuž a tie tri dvadsiatniky, čo ti ma­mička na Turíce od sklenárov poslala, kde sa podely?</text:span></text:span></text:p>
        <text:p text:style-name="P15"><text:span text:style-name="CharStyle32"><text:span text:style-name="T10">Honzík. To som si veru v kalendári nepo­značil.</text:span></text:span></text:p>
        <text:p text:style-name="P15"><text:span text:style-name="CharStyle32"><text:span text:style-name="T10">Vojtech. Čižmárovi akiste sotva, lebo by si dnes na sáre nechodil.</text:span></text:span></text:p>
        <text:p text:style-name="P15"><text:span text:style-name="CharStyle32"><text:span text:style-name="T2">Sv</text:span></text:span><text:span text:style-name="CharStyle32"><text:span text:style-name="T10">oboda. Nič to preto; viem, že mu tatuško nové kordovánky prihotovil.</text:span></text:span></text:p>
        <text:p text:style-name="P15"><text:span text:style-name="CharStyle32"><text:span text:style-name="T10">Škrivánek. Len aby mu najprv chrbát neodral a z vlastnej jeho kože hovädzie čižmy neušil.</text:span></text:span></text:p>
        <text:p text:style-name="P15"><text:span text:style-name="CharStyle32"><text:span text:style-name="T10">Honzík (medzitým, čo druhí zajedajú, díva sa s boku a sliny prežiera).</text:span></text:span></text:p>
        <text:p text:style-name="P15"><text:span text:style-name="CharStyle32"><text:span text:style-name="T10">Svoboda (hodí Honzíkovi kus syra). Na, za tú starú paničku, čo si na chrbte vláčil.</text:span></text:span></text:p>
        <text:p text:style-name="P15"><text:span text:style-name="CharStyle32"><text:span text:style-name="T10">Vojtech. Tu máš jedno krýdelce a trtáčik, aby mi z očí neprišlo.</text:span></text:span></text:p>
        <text:p text:style-name="P15"><text:span text:style-name="CharStyle32"><text:span text:style-name="T10">Škrivánek. A ja ti chlebíkom poslúžim (podá mu), aby si sa neočemeril.</text:span></text:span></text:p>
        <text:p text:style-name="P15"><text:span text:style-name="CharStyle32"><text:span text:style-name="T10">Honzík. Degracias! Degracias! (Jie, ako by pálil.)</text:span></text:span></text:p>
        <text:p text:style-name="P15"><text:span text:style-name="CharStyle32"><text:span text:style-name="T10">Škrivánek. A móresne jedz a neponáhľaj sa tak, ako v alumnii.</text:span></text:span></text:p>
        <text:p text:style-name="P15"><text:span text:style-name="CharStyle32"><text:span text:style-name="T10">Vojtech. Ej, veď si on zpočiatku pyštek po­pálil, až sa naučil s ostatnými rovno kráčať.</text:span></text:span></text:p>
        <text:p text:style-name="P15"><text:span text:style-name="CharStyle32"><text:span text:style-name="T10">Svoboda. A teraz stúpaj tamto ku studničke a dones nám vody v kulači.</text:span></text:span></text:p>
        <text:p text:style-name="P15"><text:span text:style-name="CharStyle32"><text:span text:style-name="T10">Honzík (dojedá). Fini</text:span></text:span><text:span text:style-name="CharStyle18"><text:span text:style-name="T2">š</text:span></text:span><text:span text:style-name="CharStyle18"><text:span text:style-name="T10"> koronát opus. S</text:span></text:span><text:span text:style-name="CharStyle18"><text:span text:style-name="T5">em</text:span></text:span><text:span text:style-name="CharStyle18"><text:span text:style-name="T10"> ten kulač! (Dvíha sa a kríva.) Aby ste pípe</text:span></text:span><text:span text:style-name="CharStyle18"><text:span text:style-name="T13">ť</text:span></text:span><text:span text:style-name="CharStyle18"><text:span text:style-name="T10"> nedo­stali. (Sotvaže zmizol, pribehne predesený na­zad.) Zle-nedobre, domine Svoboda, mátoha, tamto! Zbojník!</text:span></text:span></text:p>
        <text:p text:style-name="P15"><text:span text:style-name="CharStyle32"><text:span text:style-name="T10">Všetci (sa Honzíkovi smejú).</text:span></text:span></text:p>
        <text:p text:style-name="P15"><text:span text:style-name="CharStyle32"><text:span text:style-name="T10">Vojtech. Tento mátožka zazrel opálený peň a konár, a mal hotového Jánošíka s vatráľom v ruke.</text:span></text:span></text:p>
        <text:p text:style-name="P15"><text:span text:style-name="CharStyle32"><text:span text:style-name="T10">Honzík. Ej, veru mal v ruke taký kyjak, ak</text:span></text:span><text:span text:style-name="CharStyle18"><text:span text:style-name="T2">o</text:span></text:span><text:span text:style-name="CharStyle18"><text:span text:style-name="T10">...</text:span></text:span></text:p>
        <text:p text:style-name="P15"><text:soft-page-break/><text:span text:style-name="CharStyle32"><text:span text:style-name="T10">Vojtech (skočí mu do reči)... ako tvoja hlú­pa kotrba!</text:span></text:span></text:p>
        <text:p text:style-name="P15"><text:span text:style-name="CharStyle32"><text:span text:style-name="T10">Honzík. No, však uvidíte!</text:span></text:span></text:p>
        <text:p text:style-name="P15"><text:span text:style-name="CharStyle32"><text:span text:style-name="T10">Škrivánek. </text:span></text:span><text:span text:style-name="CharStyle18"><text:span text:style-name="T5">Č</text:span></text:span><text:span text:style-name="CharStyle18"><text:span text:style-name="T10">uš! Teba by mechúrom vystra­šil. Poďme, fátres, napijeme sa, a ty tu ostaň, aby ti to strašidlo tie kordovánky neodvlieklo.</text:span></text:span></text:p>
        <text:p text:style-name="P15"><text:span text:style-name="CharStyle32"><text:span text:style-name="T10">Honzík (chytí ho za ruku). Ja vám tu za ten svet sám nezostanem! (Odchádza s Vojtechom i Škrivánkom.)</text:span></text:span></text:p>
        <text:p text:style-name="P15"><text:span text:style-name="CharStyle32"><text:span text:style-name="T10">Svoboda (sám, vzdychne). </text:span></text:span><text:span text:style-name="CharStyle18"><text:span text:style-name="T2">Ľ</text:span></text:span><text:span text:style-name="CharStyle18"><text:span text:style-name="T10">udmila, </text:span></text:span><text:span text:style-name="CharStyle18"><text:span text:style-name="T2">Ľ</text:span></text:span><text:span text:style-name="CharStyle18"><text:span text:style-name="T10">udmila! Čím viac sa blíži chvíľa shľadania, tým moc­nejšie moje smutné srdce bije. (V zamyslení siaha po husliach a drnká na nich.)</text:span></text:span></text:p>
        <text:p text:style-name="P15"><text:span text:style-name="CharStyle32"><text:span text:style-name="T10">Študenti (sa vracajú).</text:span></text:span></text:p>
        <text:p text:style-name="P15"><text:span text:style-name="CharStyle32"><text:span text:style-name="T10">Vojtech (podáva Svobodovi kulač). Napite sa, domine Svoboda, studená ako ľad.</text:span></text:span></text:p>
        <text:p text:style-name="P15"><text:span text:style-name="CharStyle32"><text:span text:style-name="T10">Škrivánek (ľahne si na zem). A teraz sa povyvaľujeme, a veselo! Sem husle, nech sa po doline rozlieha!</text:span></text:span></text:p>
        <text:p text:style-name="P15"><text:span text:style-name="CharStyle32"><text:span text:style-name="T10">Svoboda (berie basu, vtisne klobúk do čela).</text:span></text:span></text:p>
        <text:p text:style-name="P6"><text:span text:style-name="CharStyle18"><text:span text:style-name="T10">Možno, ostatný raz. (Štimujú husle.)</text:span></text:span></text:p>
        <text:p text:style-name="P15"><text:span text:style-name="CharStyle32"><text:span text:style-name="T10">Honzík. A ja si pri vašej muzike dve-tri zá­platy prilepím, aby som na posmech domov ne­prišiel. (Hľadá za klobúkom ihlu a niť a šije.)</text:span></text:span></text:p>
        <text:p text:style-name="P15"><text:span text:style-name="CharStyle32"><text:span text:style-name="T10">Vojtech. Tvoj tatuško ti, tuším, tiež nohavice fordí</text:span></text:span><text:span text:style-name="CharStyle32"><text:span text:style-name="T13">t</text:span></text:span><text:span text:style-name="CharStyle32"><text:span text:style-name="T10">ovom popláca, a mint a ma</text:span></text:span><text:span text:style-name="CharStyle18"><text:span text:style-name="T2">ď</text:span></text:span><text:span text:style-name="CharStyle18"><text:span text:style-name="T10">ar mondja.</text:span></text:span></text:p>
        <text:p text:style-name="P15"><text:span text:style-name="CharStyle32"><text:span text:style-name="T10">Svoboda (dá znamenie, študenti udrú do strún. </text:span></text:span><text:span text:style-name="CharStyle18"><text:span text:style-name="T2">O</text:span></text:span><text:span text:style-name="CharStyle18"><text:span text:style-name="T10"> chvíľu sa ozve z hory zahvizdnutie, hra zm</text:span></text:span><text:span text:style-name="CharStyle18"><text:span text:style-name="T2">ĺ</text:span></text:span><text:span text:style-name="CharStyle18"><text:span text:style-name="T10">kne, všetci pozerajú v tú stranu).</text:span></text:span></text:p>
        <text:p text:style-name="P15"><text:span text:style-name="CharStyle32"><text:span text:style-name="T10">Honzík (skočí na nohy a ujde na protivnú stranu).</text:span></text:span></text:p>
        <text:p text:style-name="P6"><text:span text:style-name="CharStyle18"><text:span text:style-name="T2"/></text:span></text:p>
        <text:p text:style-name="P10"><text:soft-page-break/><text:span text:style-name="CharStyle18"><text:span text:style-name="T2"/></text:span></text:p>
        <text:p text:style-name="P10"><text:span text:style-name="CharStyle18"><text:span text:style-name="T2">Výstup</text:span></text:span><text:span text:style-name="CharStyle18"><text:span text:style-name="T10"> 5.</text:span></text:span></text:p>
        <text:p text:style-name="P25"><text:span text:style-name="CharStyle32"><text:span text:style-name="T10"/></text:span></text:p>
        <text:p text:style-name="P27"><text:span text:style-name="CharStyle32"><text:span text:style-name="T10">Rajnoha, Krahulec, Garazda, Svoboda, Vojtech, Škr</text:span></text:span><text:span text:style-name="CharStyle32"><text:span text:style-name="T2">i</text:span></text:span><text:span text:style-name="CharStyle32"><text:span text:style-name="T10">vánek.</text:span></text:span></text:p>
        <text:p text:style-name="P15"><text:span text:style-name="CharStyle32"><text:span text:style-name="T10"/></text:span></text:p>
        <text:p text:style-name="P21"><text:span text:style-name="CharStyle32"><text:span text:style-name="T10">Rajnoha (s flintou na pleci, za opaskom dve pištole). Daj Boh šťastia!</text:span></text:span></text:p>
        <text:p text:style-name="P15"><text:span text:style-name="CharStyle32"><text:span text:style-name="T10">Svoboda (skočí). Spoločne i s vami!</text:span></text:span></text:p>
        <text:p text:style-name="P15"><text:span text:style-name="CharStyle32"><text:span text:style-name="T10">Rajnoha (chytí ho za prsia). Tisíc sa do tvo­jej panskej materi, daj, čo máš!</text:span></text:span></text:p>
        <text:p text:style-name="P15"><text:span text:style-name="CharStyle32"><text:span text:style-name="T10">Svoboda. Aha, už vidím, s kým mám šťastie. Chlapci, zle ste si poradil</text:span></text:span><text:span text:style-name="CharStyle18"><text:span text:style-name="T2">i</text:span></text:span><text:span text:style-name="CharStyle18"><text:span text:style-name="T10">... Horkáže moja pan­ská mater, a čo si u nás n</text:span></text:span><text:span text:style-name="CharStyle18"><text:span text:style-name="T2">á</text:span></text:span><text:span text:style-name="CharStyle18"><text:span text:style-name="T10">jdete, to by mucha na krýdle odniesla. (Vytrhne sa mu z ruky.)</text:span></text:span></text:p>
        <text:p text:style-name="P15"><text:span text:style-name="CharStyle32"><text:span text:style-name="T10">Vojtech (vstane). Až mi vás, chlapci, ľúto; keby ste nás boli ohromili tým obyčajným: „Daj Bohu dušu a mne peniaz</text:span></text:span><text:span text:style-name="CharStyle18"><text:span text:style-name="T2">e</text:span></text:span><text:span text:style-name="CharStyle18"><text:span text:style-name="T10">!</text:span></text:span><text:span text:style-name="CharStyle18"><text:span text:style-name="T2">“</text:span></text:span><text:span text:style-name="CharStyle18"><text:span text:style-name="T10"> — bol by som vám na svoje luteránske svedomie povedal, že ani jeden statočný študent peňazí domov na vakácie neprináša.</text:span></text:span></text:p>
        <text:p text:style-name="P15"><text:span text:style-name="CharStyle32"><text:span text:style-name="T10">Rajnoha (s podivením). Vy ste tedy študenti?</text:span></text:span></text:p>
        <text:p text:style-name="P15"><text:span text:style-name="CharStyle32"><text:span text:style-name="T10">Škrivánek. Preto sme sa vás ani nezľakli.</text:span></text:span></text:p>
        <text:p text:style-name="P15"><text:span text:style-name="CharStyle32"><text:span text:style-name="T10">Rajnoha. A zkadiaľ?</text:span></text:span></text:p>
        <text:p text:style-name="P15"><text:span text:style-name="CharStyle32"><text:span text:style-name="T10">Vojtech. Z Kocúrkova.</text:span></text:span></text:p>
        <text:p text:style-name="P15"><text:span text:style-name="CharStyle32"><text:span text:style-name="T10">Rajnoha (k zbojníkom). Chlapci, tejto zveri sme sa darmo zaradovali. (Sadne si.) A vy sem okolo vatry! Krahulec, dolu na zem tú hrudu syra! Garazda, sem ten súdok! A sadnite si! Títo kompani, viem, že n</text:span></text:span><text:span text:style-name="CharStyle32"><text:span text:style-name="T14">á</text:span></text:span><text:span text:style-name="CharStyle32"><text:span text:style-name="T10">m večeru neprichystali. Musíme sami týchto hladošov počastovať. Boháča der, chudobnému daj!</text:span></text:span></text:p>
        <text:p text:style-name="P15"><text:soft-page-break/><text:span text:style-name="CharStyle32"><text:span text:style-name="T10">Vojtech (stranou). To je aspoň pre nás krásné principium v zbojníckej morálke.</text:span></text:span></text:p>
        <text:p text:style-name="P15"><text:span text:style-name="CharStyle32"><text:span text:style-name="T10">Svoboda. Vy tak smýšľate, ako Jánošík. I o tom pove</text:span></text:span><text:span text:style-name="CharStyle18"><text:span text:style-name="T6">d</text:span></text:span><text:span text:style-name="CharStyle18"><text:span text:style-name="T10">ajú, že pánov zbíjal a študentom-trhanom, ako je tent</text:span></text:span><text:span text:style-name="CharStyle18"><text:span text:style-name="T2">o</text:span></text:span><text:span text:style-name="CharStyle18"><text:span text:style-name="T10">... (obzerá sa) </text:span></text:span><text:span text:style-name="CharStyle18"><text:span text:style-name="T2">a</text:span></text:span><text:span text:style-name="CharStyle18"><text:span text:style-name="T10"> kdeže sa podel? — študentom že súkna od buka do buka meral.</text:span></text:span></text:p>
        <text:p text:style-name="P15"><text:span text:style-name="CharStyle32"><text:span text:style-name="T10">Škrivánek</text:span></text:span><text:span text:style-name="CharStyle32"><text:span text:style-name="T2">.</text:span></text:span><text:span text:style-name="CharStyle32"><text:span text:style-name="T10"> Honzo odskočil, a môž’ byť, že od strachu </text:span></text:span><text:span text:style-name="CharStyle18"><text:span text:style-name="T6">z</text:span></text:span><text:span text:style-name="CharStyle18"><text:span text:style-name="T10"> kože vyskočil. (Ktosi v húšti zahvizdne.)</text:span></text:span></text:p>
        <text:p text:style-name="P15"><text:span text:style-name="CharStyle32"><text:span text:style-name="T10">Zbojníci (poskákajú a každý svoju zbroj po­chytí).</text:span></text:span></text:p>
        <text:p text:style-name="P15"><text:span text:style-name="CharStyle32"><text:span text:style-name="T10">Rajnoha. Čo je to za jasná strela? Musíme sa mať na pozore. Krahulec, zaskoč ta; pozri, čo to znamená.</text:span></text:span></text:p>
        <text:p text:style-name="P6"><text:span text:style-name="CharStyle18"><text:span text:style-name="T10"/></text:span></text:p>
        <text:p text:style-name="P10"><text:span text:style-name="CharStyle18"><text:span text:style-name="T10"/></text:span></text:p>
        <text:p text:style-name="P10"><text:span text:style-name="CharStyle18"><text:span text:style-name="T10">Výstup 6.</text:span></text:span></text:p>
        <text:p text:style-name="P6"><text:span text:style-name="CharStyle32"><text:span text:style-name="T10"/></text:span></text:p>
        <text:p text:style-name="P10"><text:span text:style-name="CharStyle32"><text:span text:style-name="T10">Honzík. Predošlí.</text:span></text:span></text:p>
        <text:p text:style-name="P15"><text:span text:style-name="CharStyle32"><text:span text:style-name="T10"/></text:span></text:p>
        <text:p text:style-name="P21"><text:span text:style-name="CharStyle32"><text:span text:style-name="T10">Krahulec (stúpa, všetci hľadia v tú stranu; po chvíli počuť kričať), Aha. sto bohov do tvojej nemeckej materi!</text:span></text:span></text:p>
        <text:p text:style-name="P15"><text:span text:style-name="CharStyle32"><text:span text:style-name="T10">Honzík (za scénou). Veď ma zahrdúsite; pusťte ma! Čože som vám ja urobil?</text:span></text:span></text:p>
        <text:p text:style-name="P15"><text:span text:style-name="CharStyle32"><text:span text:style-name="T10">Krahulec (vlečie Honzíka za prsia).</text:span></text:span></text:p>
        <text:p text:style-name="P15"><text:span text:style-name="CharStyle32"><text:span text:style-name="T10">Študenti (vystrájajú smiechy).</text:span></text:span></text:p>
        <text:p text:style-name="P15"><text:span text:style-name="CharStyle32"><text:span text:style-name="T10">Rajnoha. Akéhože si to zajaca z hiezda vy­plašil?</text:span></text:span></text:p>
        <text:p text:style-name="P15"><text:span text:style-name="CharStyle32"><text:span text:style-name="T10">Krahulec. Zajaca o dvoch nohách, akéhosi otrhaného vandrovníka.</text:span></text:span></text:p>
        <text:p text:style-name="P15"><text:span text:style-name="CharStyle32"><text:span text:style-name="T10">Svoboda. Vidíš, Honzík,</text:span></text:span><text:span text:style-name="CharStyle18"><text:span text:style-name="T2"> </text:span></text:span><text:span text:style-name="CharStyle18"><text:span text:style-name="T10">to je odplata, že si nás v úzkosti opustil!</text:span></text:span></text:p>
        <text:p text:style-name="P15"><text:soft-page-break/><text:span text:style-name="CharStyle32"><text:span text:style-name="T10">Rajnoha. Nuž var’ je i tento šklban váš ka­marát a študent?</text:span></text:span></text:p>
        <text:p text:style-name="P15"><text:span text:style-name="CharStyle32"><text:span text:style-name="T10">Vojtech. Takí sú, hľa, tí opravdiví kompani, ako toho tu vidíte.</text:span></text:span></text:p>
        <text:p text:style-name="P15"><text:span text:style-name="CharStyle32"><text:span text:style-name="T10">Rajnoha. Nuž ty stonoha, čože si tam robil? Čo by sa tisíc hrmených do teba zapálilo!</text:span></text:span></text:p>
        <text:p text:style-name="P15"><text:span text:style-name="CharStyle32"><text:span text:style-name="T10">Svoboda. On má tú mdlobu</text:span></text:span><text:span text:style-name="CharStyle18"><text:span text:style-name="T2">,</text:span></text:span><text:span text:style-name="CharStyle18"><text:span text:style-name="T10"> že sa i svojho vlastného tieňa naľaká; bezpochyby vtedy od­skočil, keď ste nás tak po zbojnícky pozdravili.</text:span></text:span></text:p>
        <text:p text:style-name="P15"><text:span text:style-name="CharStyle32"><text:span text:style-name="T10">Rajnoha (k Honzíkovi). Sprosták! Teraz si sadni. — Taký si, ako by tvoj obed každodenne bola hladová polievka.</text:span></text:span></text:p>
        <text:p text:style-name="P15"><text:span text:style-name="CharStyle32"><text:span text:style-name="T10">Škrivánek</text:span></text:span><text:span text:style-name="CharStyle32"><text:span text:style-name="T2">.</text:span></text:span><text:span text:style-name="CharStyle32"><text:span text:style-name="T10"> </text:span></text:span><text:span text:style-name="CharStyle48"><text:span text:style-name="T2">A</text:span></text:span><text:span text:style-name="CharStyle18"><text:span text:style-name="T10"> večer obzerance.</text:span></text:span></text:p>
        <text:p text:style-name="P15"><text:span text:style-name="CharStyle32"><text:span text:style-name="T10">Honzík. Veru som sa v druhý sviatok veľko­nočný posledný raz do dobrej vôle napukal, keď sme do Kežmarku jachali.</text:span></text:span></text:p>
        <text:p text:style-name="P15"><text:span text:style-name="CharStyle32"><text:span text:style-name="T10">Škrivánek. Veru nás tak kŕmia v našich ško­lách, na psiu smiechotu.</text:span></text:span></text:p>
        <text:p text:style-name="P16"><text:span text:style-name="CharStyle32"><text:span text:style-name="T10">Rajnoha. No, Honzík, či ako </text:span></text:span><text:span text:style-name="CharStyle18"><text:span text:style-name="T6">ť</text:span></text:span><text:span text:style-name="CharStyle18"><text:span text:style-name="T10">a t</text:span></text:span><text:span text:style-name="CharStyle18"><text:span text:style-name="T2">a</text:span></text:span><text:span text:style-name="CharStyle18"><text:span text:style-name="T10">m volajú, aby si sa i na Rajnohu rozpomínal, ako na ten veľkonočný pondelok: na, jedz</text:span></text:span><text:span text:style-name="CharStyle18"><text:span text:style-name="T2">,</text:span></text:span><text:span text:style-name="CharStyle18"><text:span text:style-name="T10"> až ti brucho pukne!</text:span></text:span></text:p>
        <text:p text:style-name="P15"><text:span text:style-name="CharStyle32"><text:span text:style-name="T10">Honzík (sadne si a jie, až oči vyvaľuje).</text:span></text:span></text:p>
        <text:p text:style-name="P15"><text:span text:style-name="CharStyle32"><text:span text:style-name="T10">Rajnoha. A kdeže je ten súdok? Sem ho, Garazda!</text:span></text:span></text:p>
        <text:p text:style-name="P15"><text:span text:style-name="CharStyle32"><text:span text:style-name="T10">Garazda. Súdok je</text:span></text:span><text:span text:style-name="CharStyle18"><text:span text:style-name="T10"> tu, ale som ho ja cez Krá­ľovu Hoľu nevliekol, aby ho kompani vysúkali.</text:span></text:span></text:p>
        <text:p text:style-name="P15"><text:span text:style-name="CharStyle32"><text:span text:style-name="T10">Rajnoha. Ani slova, do tvojej materi! (Pozrie na Honzíka.) Chlapče, tak mizne tá hruda pred tebou, ako by sa sneh topil na ohnisku! Či by si neokoštoval? To je hriate, sladké ako med.</text:span></text:span></text:p>
        <text:p text:style-name="P15"><text:span text:style-name="CharStyle32"><text:span text:style-name="T10">Honzík. Viem, viem; ostatný raz sa mi ako za náprstok dostalo, keď bolo u nás krštenie.</text:span></text:span></text:p>
        <text:p text:style-name="P15"><text:soft-page-break/><text:span text:style-name="CharStyle32"><text:span text:style-name="T10">Rajnoha. Počkaj, i ja ťa pokrstím: na, pi, len tak nazpamäť, a zazdravkajte si s Garazdom.</text:span></text:span></text:p>
        <text:p text:style-name="P15"><text:span text:style-name="CharStyle32"><text:span text:style-name="T10">Honzík. Na zdravie, domine Garazda! (Pije.)</text:span></text:span></text:p>
        <text:p text:style-name="P15"><text:span text:style-name="CharStyle32"><text:span text:style-name="T10">Vojtech (odtrhne mu súdok od úst). Majže rozum, chlapče, aby si viacej nenabral, než unesieš! (Pije, podá súdok ďalej.)</text:span></text:span></text:p>
        <text:p text:style-name="P15"><text:span text:style-name="CharStyle32"><text:span text:style-name="T10">R</text:span></text:span><text:span text:style-name="CharStyle32"><text:span text:style-name="T2">a</text:span></text:span><text:span text:style-name="CharStyle32"><text:span text:style-name="T10">jnoha (k zbojníkom). Nuž a či nám nič? Od Pustého Poľa je hodná prechádzka. (K štu­dentom.) Či by ste nemali kus chlebíka k syru?... Na vaše zdravie!</text:span></text:span></text:p>
        <text:p text:style-name="P15"><text:span text:style-name="CharStyle32"><text:span text:style-name="T10">Svoboda (podáva mu chleba). A na váš úžitok!</text:span></text:span></text:p>
        <text:p text:style-name="P15"><text:span text:style-name="CharStyle32"><text:span text:style-name="T10">Rajnoha (podáva súdok Garazdovi). Ako by do každej žily ohňa nastriekal.</text:span></text:span></text:p>
        <text:p text:style-name="P15"><text:span text:style-name="CharStyle32"><text:span text:style-name="T10">Krah</text:span></text:span><text:span text:style-name="CharStyle32"><text:span text:style-name="T2">u</text:span></text:span><text:span text:style-name="CharStyle32"><text:span text:style-name="T10">lec (natriasa súdok). Hneď je, prisámbohu, po radosti!</text:span></text:span></text:p>
        <text:p text:style-name="P15"><text:span text:style-name="CharStyle32"><text:span text:style-name="T10">Rajnoha. Garazda, zanes stráži syra i so súdkom! A nech má otvorené oči i uši!</text:span></text:span></text:p>
        <text:p text:style-name="P15"><text:span text:style-name="CharStyle32"><text:span text:style-name="T10">Garazda (odchádza, o chvíľku sa vráti).</text:span></text:span></text:p>
        <text:p text:style-name="P15"><text:span text:style-name="CharStyle32"><text:span text:style-name="T10">Rajnoha. A chlapci, vy nám zahrajte tu od zeme. </text:span></text:span><text:span text:style-name="CharStyle18"><text:span text:style-name="T2">O</text:span></text:span><text:span text:style-name="CharStyle18"><text:span text:style-name="T10"> hodinku sa rozídeme každý po svojom.</text:span></text:span></text:p>
        <text:p text:style-name="P15"><text:span text:style-name="CharStyle32"><text:span text:style-name="T10">Študenti (posbierajú husle a začnú hrať).</text:span></text:span></text:p>
        <text:p text:style-name="P15"><text:span text:style-name="CharStyle32"><text:span text:style-name="T10">Zbojníci (tancujú).</text:span></text:span></text:p>
        <text:p text:style-name="P15"><text:span text:style-name="CharStyle32"><text:span text:style-name="T10">Škrivá</text:span></text:span><text:span text:style-name="CharStyle32"><text:span text:style-name="T2">n</text:span></text:span><text:span text:style-name="CharStyle32"><text:span text:style-name="T10">ek (keď dohrajú). Toto by, chlapci</text:span></text:span><text:span text:style-name="CharStyle18"><text:span text:style-name="T2">,</text:span></text:span><text:span text:style-name="CharStyle18"><text:span text:style-name="T10"> na dnes bolo dosť. I my sme dnes dobre kráčali, a (hľadí do neba) už je polnoc.</text:span></text:span></text:p>
        <text:p text:style-name="P15"><text:span text:style-name="CharStyle32"><text:span text:style-name="T10">Rajnoha. Ani slova! Teraz nám ešte zaspie­vate.</text:span></text:span></text:p>
        <text:p text:style-name="P15"><text:span text:style-name="CharStyle32"><text:span text:style-name="T10">Svoboda. Mus je veľký pán. Len ak by tú zbojnícku.</text:span></text:span></text:p>
        <text:p text:style-name="P15"><text:span text:style-name="CharStyle32"><text:span text:style-name="T10">Rajnoha. Ešte kýho hroma! Nuž i takú viete? </text:span></text:span><text:span text:style-name="CharStyle18"><text:span text:style-name="T10">Tedy tú zbojnícku. A potom dobrú no</text:span></text:span><text:span text:style-name="CharStyle18"><text:span text:style-name="T2">c</text:span></text:span><text:span text:style-name="CharStyle18"><text:span text:style-name="T10">...</text:span></text:span></text:p>
        <text:p text:style-name="P15"><text:soft-page-break/><text:span text:style-name="CharStyle32"><text:span text:style-name="T10">Vojtech (začne pieseň a ostatní spievajú okrem Honzíka, ktorý bol usnul).</text:span></text:span></text:p>
        <text:p text:style-name="P19"><text:span text:style-name="CharStyle25"><text:span text:style-name="T10"/></text:span></text:p>
        <text:p text:style-name="P40"><text:span text:style-name="CharStyle25"><text:span text:style-name="T10">Zelená sa l</text:span></text:span><text:span text:style-name="CharStyle25"><text:span text:style-name="T14">u</text:span></text:span><text:span text:style-name="CharStyle25"><text:span text:style-name="T10">čina, spevom hučí dolina;</text:span></text:span></text:p>
        <text:p text:style-name="P19"><text:span text:style-name="CharStyle25"><text:span text:style-name="T10">ja sa pustím po zboji, nech si bača sám dojí.</text:span></text:span></text:p>
        <text:p text:style-name="P45"><text:span text:style-name="CharStyle25"><text:span text:style-name="T10">Do zboja sa, chlapci majme,</text:span></text:span></text:p>
        <text:p text:style-name="P47"><text:span text:style-name="CharStyle25"><text:span text:style-name="T10">ovce s bačom zanechajme.</text:span></text:span></text:p>
        <text:p text:style-name="P19"><text:span text:style-name="CharStyle25"><text:span text:style-name="T10">Sem ten vatráľ, sem ho daj a valašku prichystaj!</text:span></text:span></text:p>
        <text:p text:style-name="P19"><text:span text:style-name="CharStyle25"><text:span text:style-name="T10"/></text:span></text:p>
        <text:p text:style-name="P40"><text:span text:style-name="CharStyle25"><text:span text:style-name="T10">To je život, to je svet! — To sú chlapci ako kvet.</text:span></text:span></text:p>
        <text:p text:style-name="P19"><text:span text:style-name="CharStyle25"><text:span text:style-name="T10">Kubo z Poľska od Tatier bol tri roky granatier.</text:span></text:span></text:p>
        <text:p text:style-name="P43"><text:span text:style-name="CharStyle25"><text:span text:style-name="T10">Všetci chlapci ako buci,</text:span></text:span></text:p>
        <text:p text:style-name="P41"><text:span text:style-name="CharStyle25"><text:span text:style-name="T10">smelí ako tí kuruci,</text:span></text:span></text:p>
        <text:p text:style-name="P41"><text:span text:style-name="CharStyle25"><text:span text:style-name="T10">po horách sa túlajú,</text:span></text:span></text:p>
        <text:p text:style-name="P41"><text:span text:style-name="CharStyle25"><text:span text:style-name="T10">nežobrú, lež zbíjajú.</text:span></text:span></text:p>
        <text:p text:style-name="P19"><text:span text:style-name="CharStyle25"><text:span text:style-name="T10"/></text:span></text:p>
        <text:p text:style-name="P40"><text:span text:style-name="CharStyle25"><text:span text:style-name="T10">Bystrým skokom do lesa, lámte, chlapci, kolesá!</text:span></text:span></text:p>
        <text:p text:style-name="P19"><text:span text:style-name="CharStyle25"><text:span text:style-name="T10">Tam bez kňaza, čo máme, pod bukom pochováme.</text:span></text:span></text:p>
        <text:p text:style-name="P45"><text:span text:style-name="CharStyle25"><text:span text:style-name="T10">Dnes sme šťastne pracovali,</text:span></text:span></text:p>
        <text:p text:style-name="P47"><text:span text:style-name="CharStyle25"><text:span text:style-name="T10">Žida, baču zrabovali. —</text:span></text:span></text:p>
        <text:p text:style-name="P19"><text:span text:style-name="CharStyle25"><text:span text:style-name="T10">Bystrým krokom do lesa, lámte, chlapci, kolesá!</text:span></text:span></text:p>
        <text:p text:style-name="P15"><text:span text:style-name="CharStyle32"><text:span text:style-name="T10"/></text:span></text:p>
        <text:p text:style-name="P21"><text:span text:style-name="CharStyle32"><text:span text:style-name="T10">Rajnoha. Bys</text:span></text:span><text:span text:style-name="CharStyle18"><text:span text:style-name="T2">ť</text:span></text:span><text:span text:style-name="CharStyle18"><text:span text:style-name="T10">uže ti prabohu, chlapci, ktože vás tú pieseň naučil? Tá stojí za sto dukátov!</text:span></text:span></text:p>
        <text:p text:style-name="P15"><text:soft-page-break/><text:span text:style-name="CharStyle32"><text:span text:style-name="T10">Vojtech (vystrčí dlaň). Sem s nimi. My i na polovicu pristaneme!</text:span></text:span></text:p>
        <text:p text:style-name="P15"><text:span text:style-name="CharStyle32"><text:span text:style-name="T10">Rajnoha. Ej, veď si mi ty za mudrca! Reči sa hovoria a chlieb sa jie. Azda to len tak — sto dukátov vysypať? Keď ich boháč nemá, kdeže ich chudobný zbojník naberie? Len dnes, čo som poslal päť chlapov na zkus</text:span></text:span><text:span text:style-name="CharStyle18"><text:span text:style-name="T6">y</text:span></text:span><text:span text:style-name="CharStyle18"><text:span text:style-name="T10"> do Kráľovej Lehoty; že sa vraj mlynárovi od dvadsať rokov mnoho toliarov namlelo. Ak sa im podarí, bu­deme ich zajtra na Čertovej Svadbe alebo až hen pod Príbojom číta</text:span></text:span><text:span text:style-name="CharStyle18"><text:span text:style-name="T2">ť</text:span></text:span><text:span text:style-name="CharStyle18"><text:span text:style-name="T10">... Hop, to som primnoho vybľabotal! Ale ak ma prezradíte</text:span></text:span><text:span text:style-name="CharStyle18"><text:span text:style-name="T2">,</text:span></text:span><text:span text:style-name="CharStyle18"><text:span text:style-name="T10"> že sa na </text:span></text:span><text:span text:style-name="CharStyle18"><text:span text:style-name="T2">L</text:span></text:span><text:span text:style-name="CharStyle18"><text:span text:style-name="T10">upčiansky zámok dostanem, beda vašej koži a vaše Kocúrkovo na štyroch kútoch za­pálime.</text:span></text:span></text:p>
        <text:p text:style-name="P15"><text:span text:style-name="CharStyle32"><text:span text:style-name="T10">Študenti (ťažko spánok premáhajú. Škrivánok zaspí).</text:span></text:span></text:p>
        <text:p text:style-name="P15"><text:span text:style-name="CharStyle18"><text:span text:style-name="T10">Svoboda. Ej, ale ste vy hrozní ukrutníci!</text:span></text:span></text:p>
        <text:p text:style-name="P15"><text:span text:style-name="CharStyle32"><text:span text:style-name="T10">Rajnoha</text:span></text:span><text:span text:style-name="CharStyle32"><text:span text:style-name="T2">.</text:span></text:span><text:span text:style-name="CharStyle32"><text:span text:style-name="T10"> Veď ti </text:span></text:span><text:span text:style-name="CharStyle18"><text:span text:style-name="T2">j</text:span></text:span><text:span text:style-name="CharStyle18"><text:span text:style-name="T10">a hneď dám ukrutníkov</text:span></text:span><text:span text:style-name="CharStyle18"><text:span text:style-name="T2">,</text:span></text:span><text:span text:style-name="CharStyle18"><text:span text:style-name="T10"> ty stobohované študentské černidlo! Potom hovor, keď sám po zboji budeš chodiť! </text:span></text:span><text:span text:style-name="CharStyle18"><text:span text:style-name="T14">Č</text:span></text:span><text:span text:style-name="CharStyle18"><text:span text:style-name="T10">i ma rozumieš?</text:span></text:span></text:p>
        <text:p text:style-name="P15"><text:span text:style-name="CharStyle32"><text:span text:style-name="T10">Svoboda. Veľmi dobre.</text:span></text:span></text:p>
        <text:p text:style-name="P15"><text:span text:style-name="CharStyle32"><text:span text:style-name="T10">Ra</text:span></text:span><text:span text:style-name="CharStyle32"><text:span text:style-name="T2">m</text:span></text:span><text:span text:style-name="CharStyle32"><text:span text:style-name="T10">oha. Nuž, ale takto sa nerozlúčime. Sem sa, chlapci</text:span></text:span><text:span text:style-name="CharStyle18"><text:span text:style-name="T2">,</text:span></text:span><text:span text:style-name="CharStyle18"><text:span text:style-name="T10"> kompanom na oferu! Sem do klo­búka! (Hodí za hrsť dvadsiatnikov.) Tisíc va­lachov — jedna ovca! Nech sa i o sto rokov rozpomínajú na Rajnohu!... Nuž a vy, chlapci, čo?</text:span></text:span></text:p>
        <text:p text:style-name="P15"><text:span text:style-name="CharStyle32"><text:span text:style-name="T10">Krahulec (vytiahne z cedila dva oštiepky).</text:span></text:span></text:p>
        <text:p text:style-name="P15"><text:span text:style-name="CharStyle32"><text:span text:style-name="T10">Garazda (vyberie z opaska pletence a pare­nicu).</text:span></text:span></text:p>
        <text:p text:style-name="P15"><text:span text:style-name="CharStyle32"><text:span text:style-name="T10">Vojtech. Degrácias, degrácias! (Všetko posbiera.)</text:span></text:span></text:p>
        <text:p text:style-name="P15"><text:span text:style-name="CharStyle32"><text:span text:style-name="T10">Rajnoha. A teraz, chlapci, ta pod Tatry na teplú žinčicu! (K študentom.) A vy, jazyk z</text:span></text:span><text:span text:style-name="CharStyle32"><text:span text:style-name="T14">a</text:span></text:span><text:span text:style-name="CharStyle18"><text:span text:style-name="T2"> </text:span></text:span><text:span text:style-name="CharStyle18"><text:span text:style-name="T10">zubmi držať, lebo... (Pohrozí im valaškou, od­chádzajúc.)</text:span></text:span></text:p>
        <text:p text:style-name="P15"><text:span text:style-name="CharStyle32"><text:span text:style-name="T10">Garazda a Krahulec (idú za ním).</text:span></text:span></text:p>
        <text:p text:style-name="P15"><text:span text:style-name="CharStyle32"><text:span text:style-name="T2">Sv</text:span></text:span><text:span text:style-name="CharStyle32"><text:span text:style-name="T10">oboda. S Bohom, chlapci!</text:span></text:span></text:p>
        <text:p text:style-name="P15"><text:soft-page-break/><text:span text:style-name="CharStyle32"><text:span text:style-name="T10">Vojtech. Dobrú noc!</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7.</text:span></text:span></text:p>
        <text:h text:style-name="P50" text:outline-level="4"><text:span text:style-name="CharStyle31"><text:span text:style-name="T10"/></text:span></text:h>
        <text:h text:style-name="P55" text:outline-level="4"><text:bookmark-start text:name="bookmark37"/><text:span text:style-name="CharStyle31"><text:span text:style-name="T10">Študenti.</text:span></text:span><text:bookmark-end text:name="bookmark37"/></text:h>
        <text:p text:style-name="P15"><text:span text:style-name="CharStyle32"><text:span text:style-name="T10"/></text:span></text:p>
        <text:p text:style-name="P21"><text:span text:style-name="CharStyle32"><text:span text:style-name="T10">Vojtech. Dobrí chlapci!</text:span></text:span></text:p>
        <text:p text:style-name="P15"><text:span text:style-name="CharStyle32"><text:span text:style-name="T10">Svoboda. Mne už v očiach mrká </text:span></text:span><text:span text:style-name="CharStyle18"><text:span text:style-name="T2">a</text:span></text:span><text:span text:style-name="CharStyle18"><text:span text:style-name="T10">... (Zíva a vystrie sa na zem).</text:span></text:span></text:p>
        <text:p text:style-name="P15"><text:span text:style-name="CharStyle32"><text:span text:style-name="T10">Vojtech. To hriate! Z</text:span></text:span><text:span text:style-name="CharStyle18"><text:span text:style-name="T2">aj</text:span></text:span><text:span text:style-name="CharStyle18"><text:span text:style-name="T10">ak — jazyk mi n-na bok — ale pri zra-zdravom rozume. — Bo-bo-nam no</text:span></text:span><text:span text:style-name="CharStyle18"><text:span text:style-name="T2">kt</text:span></text:span><text:span text:style-name="CharStyle18"><text:span text:style-name="T10">em! (Zaspí tiež. Oheň dohára.)</text:span></text:span></text:p>
        <text:p text:style-name="P6"><text:span text:style-name="CharStyle18"><text:span text:style-name="T10">Opona.</text:span></text:span></text:p>
        <text:p text:style-name="P6"><text:span text:style-name="CharStyle32"><text:span text:style-name="T10"/></text:span></text:p>
        <text:p text:style-name="P10"><text:span text:style-name="CharStyle32"><text:span text:style-name="T10"/></text:span></text:p>
        <text:p text:style-name="P10"><text:span text:style-name="CharStyle32"><text:span text:style-name="T10">DEJSTVO III.</text:span></text:span></text:p>
        <text:h text:style-name="P51" text:outline-level="4"><text:span text:style-name="CharStyle31"><text:span text:style-name="T10"/></text:span></text:h>
        <text:h text:style-name="P56" text:outline-level="4"><text:bookmark-start text:name="bookmark39"/><text:span text:style-name="CharStyle31"><text:span text:style-name="T10">I. obraz.</text:span></text:span><text:bookmark-end text:name="bookmark39"/></text:h>
        <text:p text:style-name="P7"><text:span text:style-name="CharStyle25"><text:span text:style-name="T10">Chyža </text:span></text:span><text:span text:style-name="CharStyle25"><text:span text:style-name="T2">Te</text:span></text:span><text:span text:style-name="CharStyle25"><text:span text:style-name="T10">snošilova.</text:span></text:span></text:p>
        <text:p text:style-name="P6"><text:span text:style-name="CharStyle18"><text:span text:style-name="T2"/></text:span></text:p>
        <text:p text:style-name="P10"><text:span text:style-name="CharStyle18"><text:span text:style-name="T2">Výstup</text:span></text:span><text:span text:style-name="CharStyle18"><text:span text:style-name="T10"> 1.</text:span></text:span></text:p>
        <text:h text:style-name="P50" text:outline-level="4"><text:span text:style-name="CharStyle31"><text:span text:style-name="T10"/></text:span></text:h>
        <text:h text:style-name="P55" text:outline-level="4"><text:bookmark-start text:name="bookmark41"/><text:span text:style-name="CharStyle31"><text:span text:style-name="T10">Anička. Madlena.</text:span></text:span><text:bookmark-end text:name="bookmark41"/></text:h>
        <text:p text:style-name="P15"><text:span text:style-name="CharStyle32"><text:span text:style-name="T10"/></text:span></text:p>
        <text:p text:style-name="P21"><text:soft-page-break/><text:span text:style-name="CharStyle32"><text:span text:style-name="T10">Anička (cifruje sa pred zrkadlom).</text:span></text:span></text:p>
        <text:p text:style-name="P15"><text:span text:style-name="CharStyle32"><text:span text:style-name="T10">Madlena (vbehne). Anička, už sú tu. Že vraj ešte včera večer po kravách</text:span></text:span><text:span text:style-name="CharStyle18"><text:span text:style-name="T2">,</text:span></text:span><text:span text:style-name="CharStyle18"><text:span text:style-name="T10"> len tak úkradmo po záhumní prišli. Ale kdeže je ten chlapec tak dlho?</text:span></text:span></text:p>
        <text:p text:style-name="P15"><text:span text:style-name="CharStyle32"><text:span text:style-name="T10">Anička. Ten vám, ako lanského roku, kdesi v stodole odpočíva.</text:span></text:span></text:p>
        <text:p text:style-name="P15"><text:span text:style-name="CharStyle32"><text:span text:style-name="T10">Madlena. Vtedy sa okúňal v tej ošklbanej uniforme zjaviť, až mu hlad cestu do komory ukázal.</text:span></text:span></text:p>
        <text:p text:style-name="P15"><text:span text:style-name="CharStyle32"><text:span text:style-name="T10">Anička. Veď to i teraz tak bude. — Nuž a zkadeže ten chýr máte?</text:span></text:span></text:p>
        <text:p text:style-name="P15"><text:span text:style-name="CharStyle32"><text:span text:style-name="T10">Madlena. Na vlastné oči som videla jeho s Vojtechom tam pod lipou na lavičke sedieť.</text:span></text:span></text:p>
        <text:p text:style-name="P15"><text:span text:style-name="CharStyle32"><text:span text:style-name="T10">Anička. Koho?</text:span></text:span></text:p>
        <text:p text:style-name="P15"><text:span text:style-name="CharStyle32"><text:span text:style-name="T10">Madlena. Aleže ma nemrz! Nuž koho — pána rechtora. Ale aký šuhaj je ten pán Svoboda. erdegata! Oči ako trnky, líca, ako by do nich ruže vsadil</text:span></text:span><text:span text:style-name="CharStyle18"><text:span text:style-name="T2">,</text:span></text:span><text:span text:style-name="CharStyle18"><text:span text:style-name="T10"> pyštek ako šošovička, vrtký ako rybka, a ten vzrast! Ako sviečka! A biely — ako sneh; a tie fúzy...</text:span></text:span></text:p>
        <text:p text:style-name="P15"><text:span text:style-name="CharStyle32"><text:span text:style-name="T10">Anička. Vy ste sa, tuším, až po uši do neho zaľúbili!</text:span></text:span></text:p>
        <text:p text:style-name="P15"><text:span text:style-name="CharStyle32"><text:span text:style-name="T10">Madlena. Ach, dušička moja, aká by som ja šťastná matka bola.</text:span></text:span><text:span text:style-name="CharStyle18"><text:span text:style-name="T2">.</text:span></text:span><text:span text:style-name="CharStyle18"><text:span text:style-name="T10">.</text:span></text:span></text:p>
        <text:p text:style-name="P15"><text:span text:style-name="CharStyle32"><text:span text:style-name="T10">Anička. Keby som sa ja toho šťastia dožila...</text:span></text:span></text:p>
        <text:p text:style-name="P15"><text:span text:style-name="CharStyle32"><text:span text:style-name="T10">Madlena. Nejedna matka by mi ho závidela. Ak budem niečo náhle potrebovať: „Marka, za­behni k pani rechtorke, aby mi poslala dve va­jíčka; aby mi če</text:span></text:span><text:span text:style-name="CharStyle18"><text:span text:style-name="T2">ľ</text:span></text:span><text:span text:style-name="CharStyle18"><text:span text:style-name="T10">adného chleba požičala: len </text:span></text:span><text:span text:style-name="CharStyle18"><text:span text:style-name="T2">dv</text:span></text:span><text:span text:style-name="CharStyle18"><text:span text:style-name="T10">a-tri struky cesnaku; otec sa mi tak nenazdajky vrátil s jarmoku, či nezostalo niečo od poludnia?“</text:span></text:span></text:p>
        <text:p text:style-name="P15"><text:span text:style-name="CharStyle32"><text:span text:style-name="T10">Anička. No, len tárajte ta do sveta ako na mukách! A to ste si všetko zle premysleli</text:span></text:span><text:span text:style-name="CharStyle18"><text:span text:style-name="T2">. </text:span></text:span><text:span text:style-name="CharStyle18"><text:span text:style-name="T10">Mladí ľudia musia zavčasu hospodáriť</text:span></text:span><text:span text:style-name="CharStyle18"><text:span text:style-name="T2">,</text:span></text:span><text:span text:style-name="CharStyle18"><text:span text:style-name="T10"> prv než počnú deti za ušami </text:span></text:span><text:soft-page-break/><text:span text:style-name="CharStyle18"><text:span text:style-name="T10">skučať; nuž tak!</text:span></text:span></text:p>
        <text:p text:style-name="P15"><text:span text:style-name="CharStyle32"><text:span text:style-name="T10">Madlena. A v zime, keď sa nemôže človek deviatej dočkať, budeme k tebe na priadky cho­dievať, a otec</text:span></text:span><text:span text:style-name="CharStyle18"><text:span text:style-name="T2">,</text:span></text:span><text:span text:style-name="CharStyle18"><text:span text:style-name="T10"> ten biblista — sa môže s pánom zaťom diškutovať, najmä keď sa mu zavdá príležitosť o svojej maďarskej biblii diškurova</text:span></text:span><text:span text:style-name="CharStyle18"><text:span text:style-name="T14">ť</text:span></text:span><text:span text:style-name="CharStyle18"><text:span text:style-name="T10">.</text:span></text:span></text:p>
        <text:p text:style-name="P15"><text:span text:style-name="CharStyle32"><text:span text:style-name="T10">Anička. </text:span></text:span><text:span text:style-name="CharStyle18"><text:span text:style-name="T2">O</text:span></text:span><text:span text:style-name="CharStyle18"><text:span text:style-name="T10"> tom potom! Na dnes ešte ani biblia, ani funebrál, ani maslo, ani priadky. — Ja neviem, </text:span></text:span><text:span text:style-name="CharStyle18"><text:span text:style-name="T14">č</text:span></text:span><text:span text:style-name="CharStyle18"><text:span text:style-name="T10">o vám to prišlo na um. (Sadne k práci.)</text:span></text:span></text:p>
        <text:p text:style-name="P6"><text:span text:style-name="CharStyle18"><text:span text:style-name="T2"/></text:span></text:p>
        <text:p text:style-name="P10"><text:span text:style-name="CharStyle18"><text:span text:style-name="T2">Výstup</text:span></text:span><text:span text:style-name="CharStyle18"><text:span text:style-name="T10"> 3.</text:span></text:span></text:p>
        <text:p text:style-name="P6"><text:span text:style-name="CharStyle32"><text:span text:style-name="T10"/></text:span></text:p>
        <text:p text:style-name="P10"><text:span text:style-name="CharStyle32"><text:span text:style-name="T10">Tesnoši</text:span></text:span><text:span text:style-name="CharStyle32"><text:span text:style-name="T6">l.</text:span></text:span><text:span text:style-name="CharStyle32"><text:span text:style-name="T10"> Predošlé.</text:span></text:span></text:p>
        <text:p text:style-name="P15"><text:span text:style-name="CharStyle32"><text:span text:style-name="T10"/></text:span></text:p>
        <text:p text:style-name="P21"><text:span text:style-name="CharStyle32"><text:span text:style-name="T10">Tesnošil (vstúpi</text:span></text:span><text:span text:style-name="CharStyle18"><text:span text:style-name="T2">,</text:span></text:span><text:span text:style-name="CharStyle18"><text:span text:style-name="T10"> vyberajúc oči; zíva). Mňa</text:span></text:span><text:span text:style-name="CharStyle32"><text:span text:style-name="T2"> </text:span></text:span><text:span text:style-name="CharStyle18"><text:span text:style-name="T10">veru dnes sl</text:span></text:span><text:span text:style-name="CharStyle18"><text:span text:style-name="T6">n</text:span></text:span><text:span text:style-name="CharStyle18"><text:span text:style-name="T10">ce zobudilo. Ale nič to preto</text:span></text:span><text:span text:style-name="CharStyle18"><text:span text:style-name="T2">,</text:span></text:span><text:span text:style-name="CharStyle18"><text:span text:style-name="T10"> bude leto. (Obzerá sa.) Nuž a mladý pán? Mne sa zdá, že som slyšal mladého súseda s niekým diškurova</text:span></text:span><text:span text:style-name="CharStyle18"><text:span text:style-name="T6">ť</text:span></text:span><text:span text:style-name="CharStyle18"><text:span text:style-name="T10">. — Kamže sa podel?</text:span></text:span></text:p>
        <text:p text:style-name="P15"><text:span text:style-name="CharStyle32"><text:span text:style-name="T10">Madlena. Len ste mi väčšieho strachu naro­bili. Ve</text:span></text:span><text:span text:style-name="CharStyle18"><text:span text:style-name="T2">ď</text:span></text:span><text:span text:style-name="CharStyle18"><text:span text:style-name="T10"> som sa ho už dosť nahľadala a navolala </text:span></text:span><text:span text:style-name="CharStyle18"><text:span text:style-name="T2">—</text:span></text:span><text:span text:style-name="CharStyle18"><text:span text:style-name="T10"> a nemôžem sa ho dovolať.</text:span></text:span></text:p>
        <text:p text:style-name="P15"><text:span text:style-name="CharStyle32"><text:span text:style-name="T10">Tesnošil. Môž</text:span></text:span><text:span text:style-name="CharStyle18"><text:span text:style-name="T2">’</text:span></text:span><text:span text:style-name="CharStyle18"><text:span text:style-name="T10"> byť, že ta do močidla padol; hľadaj si ho, te vén bolond, a prines ako ztraten</text:span></text:span><text:span text:style-name="CharStyle18"><text:span text:style-name="T2">ú</text:span></text:span><text:span text:style-name="CharStyle18"><text:span text:style-name="T10"> ovcu na ramenách do postieľky!</text:span></text:span></text:p>
        <text:p text:style-name="P15"><text:span text:style-name="CharStyle32"><text:span text:style-name="T10">Anička. Veď on vykvitne, keď vylačnie.</text:span></text:span></text:p>
        <text:p text:style-name="P15"><text:span text:style-name="CharStyle32"><text:span text:style-name="T10">Madlena. Vezmi</text:span></text:span><text:span text:style-name="CharStyle18"><text:span text:style-name="T2">,</text:span></text:span><text:span text:style-name="CharStyle18"><text:span text:style-name="T10"> vezmi tie rezance a polož ich do pahreby, nech sa mu zohrejú.</text:span></text:span></text:p>
        <text:p text:style-name="P15"><text:span text:style-name="CharStyle32"><text:span text:style-name="T10">Tesnošil. Ani krok! Mne sa všetko tak vidí, že mu hneď na </text:span></text:span><text:span text:style-name="CharStyle18"><text:span text:style-name="T2">f</text:span></text:span><text:span text:style-name="CharStyle18"><text:span text:style-name="T10">ruštik obzerancov navarím a ku</text:span></text:span><text:span text:style-name="CharStyle18"><text:span text:style-name="T6">ť</text:span></text:span><text:span text:style-name="CharStyle18"><text:span text:style-name="T10">a fajtának</text:span></text:span><text:span text:style-name="CharStyle18"><text:span text:style-name="T2">,</text:span></text:span><text:span text:style-name="CharStyle18"><text:span text:style-name="T10"> že nebude vedieť, či má dvermi či oblokom vyskočiť.</text:span></text:span></text:p>
        <text:p text:style-name="P15"><text:span text:style-name="CharStyle32"><text:span text:style-name="T10">Madlena (k Aničke). Ale prilož i za lyžicu masla.</text:span></text:span></text:p>
        <text:p text:style-name="P15"><text:soft-page-break/><text:span text:style-name="CharStyle32"><text:span text:style-name="T10">Anička (odchádza).</text:span></text:span></text:p>
        <text:p text:style-name="P15"><text:span text:style-name="CharStyle32"><text:span text:style-name="T10">Tesnošil (zastaví ju). Me</text:span></text:span><text:span text:style-name="CharStyle18"><text:span text:style-name="T2">g</text:span></text:span><text:span text:style-name="CharStyle18"><text:span text:style-name="T10">ál</text:span></text:span><text:span text:style-name="CharStyle18"><text:span text:style-name="T14">i</text:span></text:span><text:span text:style-name="CharStyle18"><text:span text:style-name="T10">! Však mu ja pri­dám masti liekovej i brezovej! — To nič do­brého neznamená, že sa ten chlapec takto ob­m</text:span></text:span><text:span text:style-name="CharStyle18"><text:span text:style-name="T14">ý</text:span></text:span><text:span text:style-name="CharStyle18"><text:span text:style-name="T10">š</text:span></text:span><text:span text:style-name="CharStyle18"><text:span text:style-name="T6">ľ</text:span></text:span><text:span text:style-name="CharStyle18"><text:span text:style-name="T10">a ukázať sa.</text:span></text:span></text:p>
        <text:p text:style-name="P15"><text:span text:style-name="CharStyle32"><text:span text:style-name="T10">Madlena (hladká mu bradu). Ale nieže, nie tak</text:span></text:span><text:span text:style-name="CharStyle18"><text:span text:style-name="T2">;</text:span></text:span><text:span text:style-name="CharStyle18"><text:span text:style-name="T10"> chlapci ako chlapci. Veď to všetko s vekom príde. A bohdaj by len tí starí sa podľa veku držali! Leňošiť, a karty hrať</text:span></text:span><text:span text:style-name="CharStyle18"><text:span text:style-name="T2">,</text:span></text:span><text:span text:style-name="CharStyle18"><text:span text:style-name="T10"> a poháre!</text:span></text:span></text:p>
        <text:p text:style-name="P15"><text:span text:style-name="CharStyle32"><text:span text:style-name="T10">Tesnošil (mlčí</text:span></text:span><text:span text:style-name="CharStyle18"><text:span text:style-name="T2">,</text:span></text:span><text:span text:style-name="CharStyle18"><text:span text:style-name="T10"> sadne na trojnohu a smolí dratvy).</text:span></text:span></text:p>
        <text:p text:style-name="P6"><text:span text:style-name="CharStyle18"><text:span text:style-name="T2"/></text:span></text:p>
        <text:p text:style-name="P10"><text:span text:style-name="CharStyle18"><text:span text:style-name="T2">Výst</text:span></text:span><text:span text:style-name="CharStyle18"><text:span text:style-name="T10">up 4.</text:span></text:span></text:p>
        <text:p text:style-name="P6"><text:span text:style-name="CharStyle32"><text:span text:style-name="T10"/></text:span></text:p>
        <text:p text:style-name="P10"><text:span text:style-name="CharStyle32"><text:span text:style-name="T10">Vojtech. Predošlí.</text:span></text:span></text:p>
        <text:p text:style-name="P15"><text:span text:style-name="CharStyle32"><text:span text:style-name="T10"/></text:span></text:p>
        <text:p text:style-name="P21"><text:span text:style-name="CharStyle32"><text:span text:style-name="T10">Vojtech (vstúpi). Dobré ráno, somséd uram, i vám pani súsedka! Služobník, panna Anička!</text:span></text:span></text:p>
        <text:p text:style-name="P15"><text:span text:style-name="CharStyle32"><text:span text:style-name="T10">Tesnošil (chrbtom obrátený). Vítame vás</text:span></text:span><text:span text:style-name="CharStyle18"><text:span text:style-name="T2">, </text:span></text:span><text:span text:style-name="CharStyle18"><text:span text:style-name="T10">pán Martinko, vítame.</text:span></text:span></text:p>
        <text:p text:style-name="P15"><text:span text:style-name="CharStyle32"><text:span text:style-name="T10">Vojtech. Nuž akože sa mávate?</text:span></text:span></text:p>
        <text:p text:style-name="P15"><text:span text:style-name="CharStyle32"><text:span text:style-name="T10">Tesnošil. My sa nemôžeme pochváliť. A vám že ako sa vodievalo na ceste?</text:span></text:span></text:p>
        <text:p text:style-name="P15"><text:span text:style-name="CharStyle32"><text:span text:style-name="T10">Vojtech. Veď vám to už iste Honzík vyroz­prával. (Obzerá sa.) Kdeže s</text:span></text:span><text:span text:style-name="CharStyle18"><text:span text:style-name="T6">a</text:span></text:span><text:span text:style-name="CharStyle18"><text:span text:style-name="T10"> podel?</text:span></text:span></text:p>
        <text:p text:style-name="P15"><text:span text:style-name="CharStyle32"><text:span text:style-name="T10">Madlena. Ešte som ho okom nespatrila. </text:span></text:span><text:span text:style-name="CharStyle32"><text:span text:style-name="T14">Č</text:span></text:span><text:span text:style-name="CharStyle32"><text:span text:style-name="T10">i azda nevládal s vami stúpať? Kdeže ste mi ho nechali?</text:span></text:span></text:p>
        <text:p text:style-name="P15"><text:span text:style-name="CharStyle32"><text:span text:style-name="T10">Vojtech. Na predmestí sa s nami rozlúčil a potom </text:span></text:span><text:span text:style-name="CharStyle18"><text:span text:style-name="T6">s</text:span></text:span><text:span text:style-name="CharStyle18"><text:span text:style-name="T10">a bezpochyby cez plot do záhrady a do dvora dostal.</text:span></text:span></text:p>
        <text:p text:style-name="P15"><text:span text:style-name="CharStyle32"><text:span text:style-name="T10">Madlena. To je z čerta chlapec! Musím h</text:span></text:span><text:span text:style-name="CharStyle32"><text:span text:style-name="T14">o</text:span></text:span><text:span text:style-name="CharStyle18"><text:span text:style-name="T2"> </text:span></text:span><text:span text:style-name="CharStyle18"><text:span text:style-name="T10">už len vyhľadať. (Odíde.)</text:span></text:span></text:p>
        <text:p text:style-name="P6"><text:soft-page-break/><text:span text:style-name="CharStyle18"><text:span text:style-name="T2"/></text:span></text:p>
        <text:p text:style-name="P10"><text:span text:style-name="CharStyle18"><text:span text:style-name="T2">Výstup</text:span></text:span><text:span text:style-name="CharStyle18"><text:span text:style-name="T10"> 5.</text:span></text:span></text:p>
        <text:p text:style-name="P6"><text:span text:style-name="CharStyle32"><text:span text:style-name="T10"/></text:span></text:p>
        <text:p text:style-name="P10"><text:span text:style-name="CharStyle32"><text:span text:style-name="T10">Predošlí, okrem Madleny.</text:span></text:span></text:p>
        <text:p text:style-name="P15"><text:span text:style-name="CharStyle32"><text:span text:style-name="T10"/></text:span></text:p>
        <text:p text:style-name="P21"><text:span text:style-name="CharStyle32"><text:span text:style-name="T10">Vojtech (vetrí očami po Aničke a dáva je</text:span></text:span><text:span text:style-name="CharStyle18"><text:span text:style-name="T2">j </text:span></text:span><text:span text:style-name="CharStyle18"><text:span text:style-name="T10">znamenie; ona oči sklopí a dratvy súka). Somséd uram, vy ste akýsi namrzený, nie ten ve­selý Jánoš mešter.</text:span></text:span></text:p>
        <text:p text:style-name="P15"><text:span text:style-name="CharStyle32"><text:span text:style-name="T10">Tesnošil (obráti sa k Vojtechovi). Na ko</text:span></text:span><text:span text:style-name="CharStyle18"><text:span text:style-name="T2">m </text:span></text:span><text:span text:style-name="CharStyle18"><text:span text:style-name="T10">starosť, na tom zlosť. Ten chlapec mi tiež z umu nevychodí. (Podá mu tabačnicu, </text:span></text:span><text:span text:style-name="CharStyle18"><text:span text:style-name="T14">š</text:span></text:span><text:span text:style-name="CharStyle18"><text:span text:style-name="T10">nupe.) Povedzteže mi ale, somséd uram, či sa ozaj d</text:span></text:span><text:span text:style-name="CharStyle18"><text:span text:style-name="T2">á </text:span></text:span><text:span text:style-name="CharStyle18"><text:span text:style-name="T10">vykresať z neho niečo?</text:span></text:span></text:p>
        <text:p text:style-name="P15"><text:span text:style-name="CharStyle32"><text:span text:style-name="T10">Vojtech (šnupe). Na dnes by mohol byť prvým mendíkom v Kocúrkove, alebo z dediny do dediny handry sbierať pre nášho papiernika.</text:span></text:span></text:p>
        <text:p text:style-name="P15"><text:span text:style-name="CharStyle32"><text:span text:style-name="T10">Anička (sa hlasit</text:span></text:span><text:span text:style-name="CharStyle18"><text:span text:style-name="T6">e</text:span></text:span><text:span text:style-name="CharStyle18"><text:span text:style-name="T10"> smeje).</text:span></text:span></text:p>
        <text:p text:style-name="P15"><text:span text:style-name="CharStyle32"><text:span text:style-name="T10">Tesnošil. Nezlosťže ma! (Vstane s trojnohy.) Tedy otrhaný?</text:span></text:span></text:p>
        <text:p text:style-name="P15"><text:span text:style-name="CharStyle32"><text:span text:style-name="T10">Vojtech. Ako lipa; od klobúka po sáry na nohách — či mám povedať na palici. Tie už veru ani sám cechmajster nepodšije.</text:span></text:span></text:p>
        <text:p text:style-name="P15"><text:span text:style-name="CharStyle32"><text:span text:style-name="T10">Tesnošil (krúti hlavou, sadne, chystá forditó). Len aby som mu jeho vlastné podošvy nepodbil alebo nohavice i bez krajčíra nepoplátal! (Šije.)</text:span></text:span></text:p>
        <text:p text:style-name="P15"><text:span text:style-name="CharStyle32"><text:span text:style-name="T10">Vojtech. Keby som bol predvidel, že sa tak rozsŕdite, radšej by som bol jazyk za zubmi držal. Ej, veď sme i my ostatní študenti o málo lepší boli! Nuž tak — a už vás len prosím, aby ste mu neublížili — aspoň mne k vôli, somséd uram. (Podá mu ruku.)</text:span></text:span></text:p>
        <text:p text:style-name="P15"><text:span text:style-name="CharStyle32"><text:span text:style-name="T10">Tesnošil. Legaláb meglábs</text:span></text:span><text:span text:style-name="CharStyle18"><text:span text:style-name="T2">íjo</text:span></text:span><text:span text:style-name="CharStyle18"><text:span text:style-name="T10">zom a tatáradtát.</text:span></text:span></text:p>
        <text:p text:style-name="P15"><text:soft-page-break/><text:span text:style-name="CharStyle32"><text:span text:style-name="T10">Vojtech. Ani to, kejrem alášan. Nuž a vy, Anička, akože sa máte?</text:span></text:span></text:p>
        <text:p text:style-name="P15"><text:span text:style-name="CharStyle32"><text:span text:style-name="T10">Anička (</text:span></text:span><text:span text:style-name="CharStyle18"><text:span text:style-name="T2">st</text:span></text:span><text:span text:style-name="CharStyle18"><text:span text:style-name="T10">ydlive). Všakovak; v samej práci, deň po dni na poli — div, že ste ma poznali, tak som ohorela.</text:span></text:span></text:p>
        <text:p text:style-name="P15"><text:span text:style-name="CharStyle32"><text:span text:style-name="T10">Vojtech. Práve to sluší pracovitému diev­čaťu na pochvalu.</text:span></text:span><text:span text:style-name="CharStyle18"><text:span text:style-name="T10"> (Šepce jej čosi; ona na otca ukazuje.)</text:span></text:span></text:p>
        <text:p text:style-name="P15"><text:span text:style-name="CharStyle32"><text:span text:style-name="T10">Tesnošil (obzrie sa). A to čo? </text:span></text:span><text:span text:style-name="CharStyle32"><text:span text:style-name="T14">Č</text:span></text:span><text:span text:style-name="CharStyle32"><text:span text:style-name="T10">i vieš, čo ti stará mať hovorievala: „</text:span></text:span><text:span text:style-name="CharStyle32"><text:span text:style-name="T14">Č</text:span></text:span><text:span text:style-name="CharStyle32"><text:span text:style-name="T10">o jest s šeptem, to jest s čertem.“</text:span></text:span></text:p>
        <text:p text:style-name="P15"><text:span text:style-name="CharStyle32"><text:span text:style-name="T10">Vojtech. To by sa dalo i nahlas povedať, </text:span></text:span><text:span text:style-name="CharStyle18"><text:span text:style-name="T10">keby ste boli takej dobrej vôle</text:span></text:span><text:span text:style-name="CharStyle18"><text:span text:style-name="T2">,</text:span></text:span><text:span text:style-name="CharStyle18"><text:span text:style-name="T10"> ako za onoho </text:span></text:span><text:span text:style-name="CharStyle18"><text:span text:style-name="T14">č</text:span></text:span><text:span text:style-name="CharStyle18"><text:span text:style-name="T10">asu. Chceli by sme sa ja a pán rechtor s Anič­kou poshovára</text:span></text:span><text:span text:style-name="CharStyle18"><text:span text:style-name="T2">ť</text:span></text:span><text:span text:style-name="CharStyle18"><text:span text:style-name="T10">. Veď jej to nebude na škodu.</text:span></text:span></text:p>
        <text:p text:style-name="P15"><text:span text:style-name="CharStyle32"><text:span text:style-name="T10">Tesno</text:span></text:span><text:span text:style-name="CharStyle32"><text:span text:style-name="T2">ši</text:span></text:span><text:span text:style-name="CharStyle32"><text:span text:style-name="T10">l. Nem bánom; len všetko pri pocti­vosti, aby sme v hanbe nezostali.</text:span></text:span></text:p>
        <text:p text:style-name="P15"><text:span text:style-name="CharStyle32"><text:span text:style-name="T10">Vojtech. Ja by som nemyslel</text:span></text:span><text:span text:style-name="CharStyle18"><text:span text:style-name="T2">,</text:span></text:span><text:span text:style-name="CharStyle18"><text:span text:style-name="T10"> že by študent pri paničke v hanbe zostal.</text:span></text:span></text:p>
        <text:p text:style-name="P15"><text:span text:style-name="CharStyle32"><text:span text:style-name="T10">Tesnošil, No, j</text:span></text:span><text:span text:style-name="CharStyle18"><text:span text:style-name="T2">ó</text:span></text:span><text:span text:style-name="CharStyle18"><text:span text:style-name="T10"> les, jó! Eď s</text:span></text:span><text:span text:style-name="CharStyle18"><text:span text:style-name="T2">ó</text:span></text:span><text:span text:style-name="CharStyle18"><text:span text:style-name="T10"> anni min</text:span></text:span><text:span text:style-name="CharStyle18"><text:span text:style-name="T6">t</text:span></text:span><text:span text:style-name="CharStyle18"><text:span text:style-name="T10"> sáz.</text:span></text:span></text:p>
        <text:p text:style-name="P15"><text:span text:style-name="CharStyle32"><text:span text:style-name="T10">Vojtech. Porúčam sa!</text:span></text:span></text:p>
        <text:p text:style-name="P15"><text:span text:style-name="CharStyle32"><text:span text:style-name="T10">Tesnošil, Išten hirével, išten hirével!</text:span></text:span></text:p>
        <text:p text:style-name="P15"><text:span text:style-name="CharStyle32"><text:span text:style-name="T10">Vojtech. Do šťastného videnia! (S Aničkou von.)</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6.</text:span></text:span></text:p>
        <text:h text:style-name="P50" text:outline-level="4"><text:span text:style-name="CharStyle31"><text:span text:style-name="T10"/></text:span></text:h>
        <text:h text:style-name="P55" text:outline-level="4"><text:bookmark-start text:name="bookmark43"/><text:span text:style-name="CharStyle31"><text:span text:style-name="T10">Honzík. Madlena. Tesnošil.</text:span></text:span><text:bookmark-end text:name="bookmark43"/></text:h>
        <text:p text:style-name="P15"><text:span text:style-name="CharStyle32"><text:span text:style-name="T10"/></text:span></text:p>
        <text:p text:style-name="P21"><text:span text:style-name="CharStyle32"><text:span text:style-name="T10">Madlena (vonku </text:span></text:span><text:span text:style-name="CharStyle18"><text:span text:style-name="T2">p</text:span></text:span><text:span text:style-name="CharStyle18"><text:span text:style-name="T10">ri dverách). Neboj sa, ne­boj! Bozkaj tatuškovi rúčku</text:span></text:span><text:span text:style-name="CharStyle18"><text:span text:style-name="T2">,</text:span></text:span><text:span text:style-name="CharStyle18"><text:span text:style-name="T10"> a — už je </text:span></text:span><text:soft-page-break/><text:span text:style-name="CharStyle18"><text:span text:style-name="T10">darmo — kázeň vypočúvaj, a potom bude pokoj. </text:span></text:span><text:span text:style-name="CharStyle18"><text:span text:style-name="T14">(</text:span></text:span><text:span text:style-name="CharStyle18"><text:span text:style-name="T10">Honzík predkom. Madlena ho od chrbta tisne.)</text:span></text:span></text:p>
        <text:p text:style-name="P15"><text:span text:style-name="CharStyle32"><text:span text:style-name="T10">Tesnošil (bokom zazerá a hlavou krúti). Opravdivé strašidlo z konopí. Na prvý pohľad vidím</text:span></text:span><text:span text:style-name="CharStyle18"><text:span text:style-name="T2">,</text:span></text:span><text:span text:style-name="CharStyle18"><text:span text:style-name="T10"> čo z neho urobím, ako by si sa bol na to narodil</text:span></text:span><text:span text:style-name="CharStyle18"><text:span text:style-name="T2">,</text:span></text:span><text:span text:style-name="CharStyle18"><text:span text:style-name="T10"> tak budeš súci husi pásť!</text:span></text:span></text:p>
        <text:p text:style-name="P15"><text:span text:style-name="CharStyle32"><text:span text:style-name="T10">Madlena. Len by ste netárali do sveta a mne srdce neranili! Ako sa potí</text:span></text:span><text:span text:style-name="CharStyle18"><text:span text:style-name="T2"> </text:span></text:span><text:span text:style-name="CharStyle18"><text:span text:style-name="T10">od strachu, nebožiatko! (Utiera Honzíkovi pot a fúka mu na čelo.)</text:span></text:span></text:p>
        <text:p text:style-name="P15"><text:span text:style-name="CharStyle32"><text:span text:style-name="T10">Tesnošil. No, len fúkaj, ale ak ho ja ofúkam, alebo mu na potenie dám, viem</text:span></text:span><text:span text:style-name="CharStyle18"><text:span text:style-name="T2">,</text:span></text:span><text:span text:style-name="CharStyle18"><text:span text:style-name="T10"> že ho i prelaksuje.</text:span></text:span></text:p>
        <text:p text:style-name="P15"><text:span text:style-name="CharStyle32"><text:span text:style-name="T10">Madlena (vedie Honzíka k lavici). Sadni si; viem, že si ustal. (Utiera mu nos.)</text:span></text:span></text:p>
        <text:p text:style-name="P15"><text:span text:style-name="CharStyle32"><text:span text:style-name="T10">Tesnošil. Nesadaj! Chcel by vidieť, či by si ešte ako predtým vedel po dvore bosými no­hami kalopádu skákať, len neviem, či sa ti mu­zika bude páčiť. (Skočí.) Jasná flinta! Však ja ťa naučím, ak ťa tí vychýrení profesori ničomu ne­naučili. Pošleš im teľa, a oni ti pošlú nazad vola. Lapátoš teremtette! (Letí do neho fordítovom.)</text:span></text:span></text:p>
        <text:p text:style-name="P15"><text:span text:style-name="CharStyle32"><text:span text:style-name="T10">Madlena (skočí medzi Tesnošila a Honzíka). Len by ste rozumu mali! Toho jediného máte a takto ho mučíte! — I vaše poctivé meno za­hynie, ak si ho so sveta znesiete, a mňa môžete hneď s ním do hrobu uložiť.</text:span></text:span></text:p>
        <text:p text:style-name="P15"><text:span text:style-name="CharStyle32"><text:span text:style-name="T10">Tesnošil. Nech radšej ho i s tebou parom vezme, ako by mal taký ničomník moje poctivé meno poškvrniť! — Ale ja s ním hneď poriadok urobím! (Zasa sa do neho má.)</text:span></text:span></text:p>
        <text:p text:style-name="P15"><text:span text:style-name="CharStyle32"><text:span text:style-name="T10">Madlena (jednou rukou objíme Honzíka, dru­hou chce Tesnošila odstrčiť). </text:span></text:span><text:span text:style-name="CharStyle32"><text:span text:style-name="T14">Č</text:span></text:span><text:span text:style-name="CharStyle32"><text:span text:style-name="T10">i vidíte, ako sa trasie na celom tele!</text:span></text:span></text:p>
        <text:p text:style-name="P15"><text:span text:style-name="CharStyle32"><text:span text:style-name="T10">Tesnošil. Veď ja i teba vytrasiem.</text:span></text:span></text:p>
        <text:p text:style-name="P15"><text:soft-page-break/><text:span text:style-name="CharStyle32"><text:span text:style-name="T10">Madlena. Mužíčko, Janíčko, nieže tak, nie, sívem! — Nechže aspoň svet nevie, čo sa doma deje! — Ozriteže sa, ako ľudia pod oblokom po­stávajú. Veď vás to veru nectí ako aťameštera a úda slávneho presbyteriuma.</text:span></text:span></text:p>
        <text:p text:style-name="P15"><text:span text:style-name="CharStyle32"><text:span text:style-name="T10">Tesnošil (sadne k práci a päsťou </text:span></text:span><text:span text:style-name="CharStyle32"><text:span text:style-name="T14">v</text:span></text:span><text:span text:style-name="CharStyle18"><text:span text:style-name="T2">y</text:span></text:span><text:span text:style-name="CharStyle18"><text:span text:style-name="T10">hráža).</text:span></text:span></text:p>
        <text:p text:style-name="P15"><text:span text:style-name="CharStyle32"><text:span text:style-name="T10">Honzík (dáva znamenie, že je lačný: Madle­na mu podá mrkvu</text:span></text:span><text:span text:style-name="CharStyle18"><text:span text:style-name="T2">,</text:span></text:span><text:span text:style-name="CharStyle18"><text:span text:style-name="T10"> ktorú on počne škrabať).</text:span></text:span></text:p>
        <text:p text:style-name="P15"><text:span text:style-name="CharStyle32"><text:span text:style-name="T10">Tesnošil (to zazrie). Hrom a peklo! Sotva, že vkročil, a už ti paškrtí. (Skočí a nôž mu vy­trhne.) A aký je to žabykláč? Tedy mladý pán Tesnošil takto mrhal, čo starý Tesnošil v potu tvári vypracoval?</text:span></text:span></text:p>
        <text:p text:style-name="P15"><text:span text:style-name="CharStyle32"><text:span text:style-name="T10">Honzík (maznave). Veď som si ja to za tie groše kúpil, čo mi mamička od sklenára Maca boli poslali.</text:span></text:span></text:p>
        <text:p text:style-name="P15"><text:span text:style-name="CharStyle32"><text:span text:style-name="T10">Madlena (tajne k Honzík</text:span></text:span><text:span text:style-name="CharStyle18"><text:span text:style-name="T2">ov</text:span></text:span><text:span text:style-name="CharStyle18"><text:span text:style-name="T10">i). Pst! (K </text:span></text:span><text:span text:style-name="CharStyle18"><text:span text:style-name="T2">Te</text:span></text:span><text:span text:style-name="CharStyle18"><text:span text:style-name="T10">snošilovi.) </text:span></text:span><text:span text:style-name="CharStyle18"><text:span text:style-name="T14">Č</text:span></text:span><text:span text:style-name="CharStyle18"><text:span text:style-name="T10">i viete, keď sme mu tie dva chleby a opekancov poslali.</text:span></text:span></text:p>
        <text:p text:style-name="P15"><text:span text:style-name="CharStyle32"><text:span text:style-name="T10">Tesnošil (podoprie si boky). Nuž tak? Ma­mička posiela svojmu márnotratníkovi bez môj­ho vedomia peniaze? — Tu vidíš sama ovocie slepej lásky! Len si ho dobre obzri! (Zvŕta Honzíka.) Jobbra! Balra! — Ci ho vidíš? — Rinďronď, a mint a maďar mondja. — Ale vás ja už musím jedného i druhého vyčesať!</text:span></text:span></text:p>
        <text:p text:style-name="P15"><text:span text:style-name="CharStyle32"><text:span text:style-name="T10">Madlena (pojme Honzíka za ruku). Poďme, synček môj, </text:span></text:span><text:span text:style-name="CharStyle18"><text:span text:style-name="T2">n</text:span></text:span><text:span text:style-name="CharStyle18"><text:span text:style-name="T10">a pokoj, už vidím, že musíme od­stúpiť.</text:span></text:span></text:p>
        <text:p text:style-name="P15"><text:span text:style-name="CharStyle32"><text:span text:style-name="T10">Tesnošil (trhne Honzíka nazpät, tomu vy­padne fajka, Tesnošil ju zachytí). Toto je </text:span></text:span><text:span text:style-name="CharStyle32"><text:span text:style-name="T14">č</text:span></text:span><text:span text:style-name="CharStyle32"><text:span text:style-name="T10">osi neslýchaného! Nuž či je fajka tvoj Donát alebo katekizmus? Vidíš, slávna matka, čo si so svo­jou štedrosťou narobila?</text:span></text:span></text:p>
        <text:p text:style-name="P15"><text:span text:style-name="CharStyle32"><text:span text:style-name="T10">Honzík. Veď som to tam pod korunou...</text:span></text:span></text:p>
        <text:p text:style-name="P15"><text:soft-page-break/><text:span text:style-name="CharStyle32"><text:span text:style-name="T10">Tesnošil. </text:span></text:span><text:span text:style-name="CharStyle32"><text:span text:style-name="T14">Č</text:span></text:span><text:span text:style-name="CharStyle32"><text:span text:style-name="T10">o? Nuž či ty aj to vieš, ako sa krčmy v Kežmarku volajú? Tisíc hrmených do teba! (Chytí ho za prsia a potriasa, v tom mu vy</text:span></text:span><text:span text:style-name="CharStyle18"><text:span text:style-name="T10">padnú karty a po zemi sa rozsypú.) No, toto je už na porazenie! Nuž či je toto tvoj orbis pikt</text:span></text:span><text:span text:style-name="CharStyle18"><text:span text:style-name="T2">u</text:span></text:span><text:span text:style-name="CharStyle18"><text:span text:style-name="T10">s? (Sbiera karty.)</text:span></text:span></text:p>
        <text:p text:style-name="P15"><text:span text:style-name="CharStyle32"><text:span text:style-name="T10">Honzík (sa utiahne do kúta a drží prst v ústach).</text:span></text:span></text:p>
        <text:p text:style-name="P6"><text:span text:style-name="CharStyle32"><text:span text:style-name="T10">Tesnošil. Von s tým prstom! A hovor! Tedy „tromf“ miesto: ámo, ámas, ámat? A „adut“ miesto menza, menzé? — čo veľa, to veľa! To sa vám, matke a synkovi, nareže na rováš, a príde čas, kde vás na počty potiahnem, a potom si bez kňaza i rychtára saksfaciu urobím. (S hrozbou odíde.)</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7.</text:span></text:span></text:p>
        <text:h text:style-name="P50" text:outline-level="4"><text:span text:style-name="CharStyle31"><text:span text:style-name="T10"/></text:span></text:h>
        <text:h text:style-name="P55" text:outline-level="4"><text:bookmark-start text:name="bookmark45"/><text:span text:style-name="CharStyle31"><text:span text:style-name="T10">Madlena. Honzík.</text:span></text:span><text:bookmark-end text:name="bookmark45"/></text:h>
        <text:p text:style-name="P15"><text:span text:style-name="CharStyle32"><text:span text:style-name="T10"/></text:span></text:p>
        <text:p text:style-name="P21"><text:span text:style-name="CharStyle32"><text:span text:style-name="T10">Madlena. Už nám dvom netreba druhého očistca! Ďakovať Bohu, že šiel, kam vedel. — No teraz si sadni a rozprávaj mi, akože sa ti tam vodilo?</text:span></text:span></text:p>
        <text:p text:style-name="P15"><text:span text:style-name="CharStyle32"><text:span text:style-name="T10">Honzík. Všade vraj dobre, ale doma najlep­šie. Veselý by on bol ten život študentský, keby nás lepšie kŕmili. (Zdvihne mrkvu.)</text:span></text:span></text:p>
        <text:p text:style-name="P15"><text:span text:style-name="CharStyle32"><text:span text:style-name="T10">Madlena. Veď už len dočkaj tie rezance, nechrúmaj tak, až ma zuby bolia!</text:span></text:span></text:p>
        <text:p text:style-name="P15"><text:span text:style-name="CharStyle32"><text:span text:style-name="T10">Honzík. Na moju pravdu, radšej pôjdem na remeslo, ako by som mal hlady mrieť.</text:span></text:span></text:p>
        <text:p text:style-name="P15"><text:span text:style-name="CharStyle32"><text:span text:style-name="T10">Madlena. Ale či si sa i niečomu naučil? Počkaj len, až tie čižmy otec vyhotoví, zave­diem ťa k pánu farárovi, on ťa vyexamen</text:span></text:span><text:span text:style-name="CharStyle18"><text:span text:style-name="T2">uj</text:span></text:span><text:span text:style-name="CharStyle18"><text:span text:style-name="T10">e;</text:span></text:span><text:span text:style-name="CharStyle39"><text:span text:style-name="T10"> </text:span></text:span><text:span text:style-name="CharStyle18"><text:span text:style-name="T10">aby sa mi srdce potešilo. Aleže </text:span></text:span><text:soft-page-break/><text:span text:style-name="CharStyle18"><text:span text:style-name="T10">potom chlapsky, aby sme v hanbe nezostali!</text:span></text:span></text:p>
        <text:p text:style-name="P15"><text:span text:style-name="CharStyle32"><text:span text:style-name="T10">Honzík (čosi žuje). Oj, o to slabá starosť. Už viem i deklinovať, i Otčenáš som sa naučil po latinsky. P</text:span></text:span><text:span text:style-name="CharStyle18"><text:span text:style-name="T6">a</text:span></text:span><text:span text:style-name="CharStyle18"><text:span text:style-name="T10">ter noster — in célis, xantificentur — advenit régnum tuum; pánem nostrum kv</text:span></text:span><text:span text:style-name="CharStyle18"><text:span text:style-name="T14">o</text:span></text:span><text:span text:style-name="CharStyle18"><text:span text:style-name="T10">tidinum das hodie — in sekula sekulórum. Amen.</text:span></text:span></text:p>
        <text:p text:style-name="P15"><text:span text:style-name="CharStyle32"><text:span text:style-name="T10">Madlena (objíme ho). Ako by hrachom sypal. Počkaj, kúpim ti za to na pr</text:span></text:span><text:span text:style-name="CharStyle18"><text:span text:style-name="T2">íd</text:span></text:span><text:span text:style-name="CharStyle18"><text:span text:style-name="T10">ucom jarmoku husličky... A tá nemčina; či si sa jej podučil?</text:span></text:span></text:p>
        <text:p text:style-name="P15"><text:span text:style-name="CharStyle32"><text:span text:style-name="T10">Honzík. Tá prekliata nemčina mi akosi ne­chce do hlavy; to je nie pre statočného človeka. Div, že som o rozum neprišiel.</text:span></text:span></text:p>
        <text:p text:style-name="P15"><text:span text:style-name="CharStyle32"><text:span text:style-name="T10">Madlena. No, však ťa ja nedám viac mučiť; nepôjdeš ty mne už do tej katovne. Ako maj­strovského syna spravíme ťa do cechu a ože­níme; nebude sa ti treba ani po vandrovke túlať.</text:span></text:span></text:p>
        <text:p text:style-name="P15"><text:span text:style-name="CharStyle32"><text:span text:style-name="T10">Honzík. Ale maďarčina, to je hák!</text:span></text:span></text:p>
        <text:p text:style-name="P15"><text:span text:style-name="CharStyle32"><text:span text:style-name="T10">Madlena. Daj ti mi Bože! Otec ju </text:span></text:span><text:span text:style-name="CharStyle18"><text:span text:style-name="T2">me</text:span></text:span><text:span text:style-name="CharStyle18"><text:span text:style-name="T10">le celý deň a už si i niečo pochytil od neho.</text:span></text:span></text:p>
        <text:p text:style-name="P15"><text:span text:style-name="CharStyle32"><text:span text:style-name="T10">Honzík. Nuž — niečo: Salmát, kasát, sénát, pečenie, pálinka, pokr</text:span></text:span><text:span text:style-name="CharStyle32"><text:span text:style-name="T14">óc</text:span></text:span><text:span text:style-name="CharStyle18"><text:span text:style-name="T10">, pitvarba, mesiaroš, kováč a tak ďalej.</text:span></text:span></text:p>
        <text:p text:style-name="P15"><text:span text:style-name="CharStyle32"><text:span text:style-name="T10">Madlena. Nuž vidíš, fele maďar, </text:span></text:span><text:span text:style-name="CharStyle18"><text:span text:style-name="T2">fe</text:span></text:span><text:span text:style-name="CharStyle18"><text:span text:style-name="T10">le tót! Moja premilená hlavička umučená! Ale poďže, aby si mi od hladu nezamdlel. (Chce ho viesť do kuchyne.)</text:span></text:span></text:p>
        <text:p text:style-name="P8"><text:span text:style-name="CharStyle39"><text:span text:style-name="T10"/></text:span></text:p>
        <text:p text:style-name="P13"><text:span text:style-name="CharStyle39"><text:span text:style-name="T10"/></text:span></text:p>
        <text:p text:style-name="P6"><text:span text:style-name="CharStyle18"><text:span text:style-name="T2">Výstup</text:span></text:span><text:span text:style-name="CharStyle18"><text:span text:style-name="T10"> 8.</text:span></text:span></text:p>
        <text:h text:style-name="P50" text:outline-level="4"><text:span text:style-name="CharStyle31"><text:span text:style-name="T10"/></text:span></text:h>
        <text:h text:style-name="P55" text:outline-level="4"><text:bookmark-start text:name="bookmark47"/><text:span text:style-name="CharStyle31"><text:span text:style-name="T10">Anička. Predošlí.</text:span></text:span><text:bookmark-end text:name="bookmark47"/></text:h>
        <text:p text:style-name="P15"><text:span text:style-name="CharStyle32"><text:span text:style-name="T10"/></text:span></text:p>
        <text:p text:style-name="P21"><text:soft-page-break/><text:span text:style-name="CharStyle32"><text:span text:style-name="T10">Anička (vycifrovaná, v ruke kvety, vstúpi proti nim). Hľa, už sa našiel ztratený syn! Ale čo ho priviedlo, keďže renzance sú ešte na rajnici?</text:span></text:span></text:p>
        <text:p text:style-name="P15"><text:span text:style-name="CharStyle32"><text:span text:style-name="T10">Madlena. Pekne ty vítaš brata! Chudáčik, len teraz ide si niečo zajesť. Poďže, Honzíčko, poď, i pivca som ti prichystala. (Odchodia.)</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9.</text:span></text:span></text:p>
        <text:p text:style-name="P6"><text:span text:style-name="CharStyle32"><text:span text:style-name="T10"/></text:span></text:p>
        <text:p text:style-name="P10"><text:span text:style-name="CharStyle32"><text:span text:style-name="T10">Anička. O chvíľku Madlena.</text:span></text:span></text:p>
        <text:p text:style-name="P15"><text:span text:style-name="CharStyle32"><text:span text:style-name="T10"/></text:span></text:p>
        <text:p text:style-name="P21"><text:span text:style-name="CharStyle32"><text:span text:style-name="T10">Anička (pred zrkadlom sa upravuje). Tí ga­valieri akosi meškajú. Ja som sa úfala, že ich už tu nájdem</text:span></text:span><text:span text:style-name="CharStyle18"><text:span text:style-name="T2">.</text:span></text:span></text:p>
        <text:p text:style-name="P15"><text:span text:style-name="CharStyle32"><text:span text:style-name="T10">Madlena. (vstúpi s dychtivou zvedavosťou). Nože ako?</text:span></text:span></text:p>
        <text:p text:style-name="P15"><text:span text:style-name="CharStyle32"><text:span text:style-name="T10">Anička. Ja som sa s nimi len nakrátko za­bávala.</text:span></text:span></text:p>
        <text:p text:style-name="P15"><text:span text:style-name="CharStyle32"><text:span text:style-name="T10">Madlena. A tieto kvety?</text:span></text:span></text:p>
        <text:p text:style-name="P15"><text:span text:style-name="CharStyle32"><text:span text:style-name="T10">Anička. Tie som potom v záhradke </text:span></text:span><text:span text:style-name="CharStyle18"><text:span text:style-name="T2">n</text:span></text:span><text:span text:style-name="CharStyle18"><text:span text:style-name="T10">asbierala. Rozmajrín je pre pána rechtora.</text:span></text:span></text:p>
        <text:p text:style-name="P15"><text:span text:style-name="CharStyle32"><text:span text:style-name="T10">Madlena. Ba už si si premyslela. — Ale čože si on pomyslí?</text:span></text:span></text:p>
        <text:p text:style-name="P15"><text:span text:style-name="CharStyle32"><text:span text:style-name="T10">Anička. Vie on, čo má dievča v mysli.</text:span></text:span></text:p>
        <text:p text:style-name="P15"><text:span text:style-name="CharStyle32"><text:span text:style-name="T10">Madlena. Mne je veľmi divné, že ten náš pán súsed tak dlho mešká.</text:span></text:span></text:p>
        <text:p text:style-name="P15"><text:span text:style-name="CharStyle32"><text:span text:style-name="T10">Anička. Azda veru prehendoval, že som s tým Svobodom tak prívetiv</text:span></text:span><text:span text:style-name="CharStyle18"><text:span text:style-name="T7">e</text:span></text:span><text:span text:style-name="CharStyle18"><text:span text:style-name="T10"> hovorila.</text:span></text:span></text:p>
        <text:p text:style-name="P15"><text:span text:style-name="CharStyle32"><text:span text:style-name="T10">Madlena. No, však pán rechtor i sám po­tra</text:span></text:span><text:span text:style-name="CharStyle32"><text:span text:style-name="T15">f</text:span></text:span><text:span text:style-name="CharStyle32"><text:span text:style-name="T10">í.</text:span></text:span></text:p>
        <text:p text:style-name="P15"><text:span text:style-name="CharStyle32"><text:span text:style-name="T10">Anička. Len aby sa do tej školy nenanosil!</text:span></text:span></text:p>
        <text:p text:style-name="P15"><text:span text:style-name="CharStyle32"><text:span text:style-name="T10">Madlena</text:span></text:span><text:span text:style-name="CharStyle32"><text:span text:style-name="T2">.</text:span></text:span><text:span text:style-name="CharStyle32"><text:span text:style-name="T10"> Daj ti mi Bože! Rechtorova Ľud­mila — pukanec a siksava! Má on vari </text:span></text:span><text:soft-page-break/><text:span text:style-name="CharStyle32"><text:span text:style-name="T10">toľko rozumu, že si pováži, </text:span></text:span><text:span text:style-name="CharStyle32"><text:span text:style-name="T15">č</text:span></text:span><text:span text:style-name="CharStyle32"><text:span text:style-name="T10">i má dievča niečo alebo nič. A po tebe by sa mu veru pekné grunty dostaly. (Odrazu.) Akože to máš na sebe? (Upra­vuje Aničke šaty.) Rozviažže to! Ej, vieš sa ty vystrojiť! Tú jednu záhradu pod zámkom a to humno na doline nedám za všetky jeho kapitálie.</text:span></text:span></text:p>
        <text:p text:style-name="P15"><text:span text:style-name="CharStyle32"><text:span text:style-name="T10">Anička (trhne sebou a všetko zasa pokazí). Už sú tu!</text:span></text:span></text:p>
        <text:p text:style-name="P15"><text:span text:style-name="CharStyle32"><text:span text:style-name="T10">Madlena. Tu ho máš, chytro, chytro! (Vlečie Aničku za dvere, aby ju návšteva takú nevidela. Vtom sa už otvárajú druhé dvere.)</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10.</text:span></text:span></text:p>
        <text:p text:style-name="P6"><text:span text:style-name="CharStyle32"><text:span text:style-name="T10"/></text:span></text:p>
        <text:p text:style-name="P10"><text:span text:style-name="CharStyle32"><text:span text:style-name="T10">Vojtech. O chvíľu predošlé.</text:span></text:span></text:p>
        <text:p text:style-name="P15"><text:span text:style-name="CharStyle32"><text:span text:style-name="T10"/></text:span></text:p>
        <text:p text:style-name="P21"><text:span text:style-name="CharStyle32"><text:span text:style-name="T10">Vojtech (ako sklenár preoblečený, strčí hlavu cez dvere). No, kúpte — aha, čakajú pána rech­tora! Preto ma tak chladno prijali! Ale počkajte, dostanete návštevy, že bude smiechu po celom Kocúrkove!</text:span></text:span></text:p>
        <text:p text:style-name="P15"><text:span text:style-name="CharStyle32"><text:span text:style-name="T10">Madlena a Anička (vstupujú s ľúbezným úsmevom, zamenia ho však, zbadajúc sklenára).</text:span></text:span></text:p>
        <text:p text:style-name="P15"><text:span text:style-name="CharStyle32"><text:span text:style-name="T10">Vojtech. Kúpte fľašky, sklenice, poháre!</text:span></text:span></text:p>
        <text:p text:style-name="P15"><text:span text:style-name="CharStyle32"><text:span text:style-name="T10">Anička (sa smeje). To by sa, pravda, všetko spotrebovalo, ale ste pri</text:span></text:span><text:span text:style-name="CharStyle18"><text:span text:style-name="T2">vč</text:span></text:span><text:span text:style-name="CharStyle18"><text:span text:style-name="T10">as prišli, potom vám niečo utŕžime.</text:span></text:span></text:p>
        <text:p text:style-name="P15"><text:span text:style-name="CharStyle32"><text:span text:style-name="T10">Madlena. Vy tuším do Kežmarku chodievate?</text:span></text:span></text:p>
        <text:p text:style-name="P15"><text:span text:style-name="CharStyle32"><text:span text:style-name="T10">Vojtech (svedčí hlavou). Mhm!</text:span></text:span></text:p>
        <text:p text:style-name="P15"><text:soft-page-break/><text:span text:style-name="CharStyle32"><text:span text:style-name="T10">Madlena. Ohláste sa druhý raz, naši študenti včera privandrovali.</text:span></text:span></text:p>
        <text:p text:style-name="P15"><text:span text:style-name="CharStyle32"><text:span text:style-name="T10">Vojtech. Ohlásim, keď sa z huty vrátim.</text:span></text:span></text:p>
        <text:p text:style-name="P6"><text:span text:style-name="CharStyle18"><text:span text:style-name="T10"/></text:span></text:p>
        <text:p text:style-name="P10"><text:span text:style-name="CharStyle18"><text:span text:style-name="T10"/></text:span></text:p>
        <text:p text:style-name="P10"><text:span text:style-name="CharStyle18"><text:span text:style-name="T10">Vý</text:span></text:span><text:span text:style-name="CharStyle18"><text:span text:style-name="T2">st</text:span></text:span><text:span text:style-name="CharStyle18"><text:span text:style-name="T10">up 11.</text:span></text:span></text:p>
        <text:h text:style-name="P50" text:outline-level="4"><text:span text:style-name="CharStyle31"><text:span text:style-name="T10"/></text:span></text:h>
        <text:h text:style-name="P55" text:outline-level="4"><text:bookmark-start text:name="bookmark49"/><text:span text:style-name="CharStyle31"><text:span text:style-name="T10">Madlena. Anička.</text:span></text:span><text:bookmark-end text:name="bookmark49"/></text:h>
        <text:p text:style-name="P15"><text:span text:style-name="CharStyle32"><text:span text:style-name="T10"/></text:span></text:p>
        <text:p text:style-name="P21"><text:span text:style-name="CharStyle32"><text:span text:style-name="T10">Anička. Ale ten sklenár má akúsi známu fizomoniu, a nemôžem sa spamätať, kde som ho vi­dela.</text:span></text:span></text:p>
        <text:p text:style-name="P15"><text:span text:style-name="CharStyle32"><text:span text:style-name="T10">Madlena. Bohdaj by tam bol zostal, kde bol — len čo mi všetky koncechty pokazil. (Myslí.) Akože som...? (Napráva Aničke šaty.) Keď za­klope, povieš: Heraj! </text:span></text:span><text:span text:style-name="CharStyle32"><text:span text:style-name="T15">Č</text:span></text:span><text:span text:style-name="CharStyle32"><text:span text:style-name="T10">i ma rozumieš? Potom urobíš kompliment. (Urazuje, Anička robí po nej.) Tak, srdce moje, dobre to bude.</text:span></text:span></text:p>
        <text:p text:style-name="P15"><text:span text:style-name="CharStyle32"><text:span text:style-name="T10">Anička. A čo mám povedať?</text:span></text:span></text:p>
        <text:p text:style-name="P15"><text:span text:style-name="CharStyle32"><text:span text:style-name="T10">Madlena. Pekne ho privítaš: Vítam ponížene! Teší nás, teší, že máme to šťastie; toto je nám čosi neočakávaného, ani by sa človek neponazdal. (Počuť kroky.)</text:span></text:span></text:p>
        <text:p text:style-name="P15"><text:span text:style-name="CharStyle32"><text:span text:style-name="T10">Anička. Aha, už sú tu! Zdá sa, že je sám.</text:span></text:span></text:p>
        <text:p text:style-name="P15"><text:span text:style-name="CharStyle32"><text:span text:style-name="T10">Madlena. Ticho — a tuto sa postav!</text:span></text:span></text:p>
        <text:p text:style-name="P7"><text:span text:style-name="CharStyle25"><text:span text:style-name="T10"/></text:span></text:p>
        <text:p text:style-name="P11"><text:span text:style-name="CharStyle25"><text:span text:style-name="T10"/></text:span></text:p>
        <text:p text:style-name="P6"><text:span text:style-name="CharStyle18"><text:span text:style-name="T2">Výstup</text:span></text:span><text:span text:style-name="CharStyle18"><text:span text:style-name="T10"> 12.</text:span></text:span></text:p>
        <text:p text:style-name="P6"><text:span text:style-name="CharStyle32"><text:span text:style-name="T10"/></text:span></text:p>
        <text:p text:style-name="P10"><text:soft-page-break/><text:span text:style-name="CharStyle32"><text:span text:style-name="T10">Škrivánek. Predošlé.</text:span></text:span></text:p>
        <text:p text:style-name="P15"><text:span text:style-name="CharStyle32"><text:span text:style-name="T10"/></text:span></text:p>
        <text:p text:style-name="P21"><text:span text:style-name="CharStyle32"><text:span text:style-name="T10">Škrivánek (ako drotár preoblečený vstúpi). No, daj</text:span></text:span><text:span text:style-name="CharStyle18"><text:span text:style-name="T2">c</text:span></text:span><text:span text:style-name="CharStyle18"><text:span text:style-name="T10">e harenky drotovac, pani m</text:span></text:span><text:span text:style-name="CharStyle18"><text:span text:style-name="T2">at</text:span></text:span><text:span text:style-name="CharStyle18"><text:span text:style-name="T10">ko, dajce!</text:span></text:span></text:p>
        <text:p text:style-name="P15"><text:span text:style-name="CharStyle32"><text:span text:style-name="T10">Anička. Choď v čerty! Ako som sa zľakla toho ška</text:span></text:span><text:span text:style-name="CharStyle18"><text:span text:style-name="T2">re</text:span></text:span><text:span text:style-name="CharStyle18"><text:span text:style-name="T10">dníka!</text:span></text:span></text:p>
        <text:p text:style-name="P15"><text:span text:style-name="CharStyle32"><text:span text:style-name="T10">Škrivánek. Ej, paničko, i vy sce še ty</text:span></text:span><text:span text:style-name="CharStyle18"><text:span text:style-name="T10">ž malo emberšigu naučila. Toto gemby by vam odrotoval, aby sce tak po grobiansku nehutorela! (Odíde.)</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13.</text:span></text:span></text:p>
        <text:p text:style-name="P6"><text:span text:style-name="CharStyle32"><text:span text:style-name="T10"/></text:span></text:p>
        <text:p text:style-name="P10"><text:span text:style-name="CharStyle32"><text:span text:style-name="T10">Madlena. Anička. Neskoršie Vojtech.</text:span></text:span></text:p>
        <text:p text:style-name="P15"><text:span text:style-name="CharStyle32"><text:span text:style-name="T10"/></text:span></text:p>
        <text:p text:style-name="P21"><text:span text:style-name="CharStyle32"><text:span text:style-name="T10">Madlena (za odchádzajúcim). Aby ťa ta pa­rom! — A to všetko ako by nám na truc. — Mňa už počína mrzieť ten pán rechtor. — Ale ty ho len pekne privítaj. Podáš mu stoličku: „Nech sa ľúbi sadnúť.“ — On si sadne</text:span></text:span><text:span text:style-name="CharStyle18"><text:span text:style-name="T2">,</text:span></text:span><text:span text:style-name="CharStyle18"><text:span text:style-name="T10"> a ja ho budem invitovať na tanier polievky. </text:span></text:span><text:span text:style-name="CharStyle18"><text:span text:style-name="T15">Č</text:span></text:span><text:span text:style-name="CharStyle18"><text:span text:style-name="T10">i si pod tú rajnic</text:span></text:span><text:span text:style-name="CharStyle18"><text:span text:style-name="T2">u </text:span></text:span><text:span text:style-name="CharStyle18"><text:span text:style-name="T10">priložila?</text:span></text:span></text:p>
        <text:p text:style-name="P15"><text:span text:style-name="CharStyle32"><text:span text:style-name="T10">Anička. Uhlia ako na </text:span></text:span><text:span text:style-name="CharStyle18"><text:span text:style-name="T2">vá</text:span></text:span><text:span text:style-name="CharStyle18"><text:span text:style-name="T10">penici.</text:span></text:span></text:p>
        <text:p text:style-name="P15"><text:span text:style-name="CharStyle32"><text:span text:style-name="T10">Madlena. Keď bude raz vták v osídle — či čuješ? To sú už nie drotárske kroky!</text:span></text:span></text:p>
        <text:p text:style-name="P15"><text:span text:style-name="CharStyle32"><text:span text:style-name="T10">Anička. Hneď i po kroku poznať duchovnú osobu!</text:span></text:span></text:p>
        <text:p text:style-name="P15"><text:span text:style-name="CharStyle32"><text:span text:style-name="T10">Vojtech (ako miškár oblečený, nakukne). Máte, pani matko, niečo miškovať?</text:span></text:span></text:p>
        <text:p text:style-name="P15"><text:span text:style-name="CharStyle32"><text:span text:style-name="T10">Madlena. Azda sa s tými Moravci vrece roz­trhlo. </text:span></text:span><text:span text:style-name="CharStyle18"><text:span text:style-name="T7">Č</text:span></text:span><text:span text:style-name="CharStyle18"><text:span text:style-name="T10">o by vás všetci, čerti pochytili!</text:span></text:span></text:p>
        <text:p text:style-name="P15"><text:span text:style-name="CharStyle32"><text:span text:style-name="T10">Vojtech. Nuž nemáte, nie? — No, to bol šelma, čo ma práve sem upravil, neviem, </text:span></text:span><text:soft-page-break/><text:span text:style-name="CharStyle32"><text:span text:style-name="T10">či mne na posmech, či vám. (Odíde.)</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text:span></text:span><text:span text:style-name="CharStyle32"><text:span text:style-name="T2">14</text:span></text:span><text:span text:style-name="CharStyle32"><text:span text:style-name="T10">.</text:span></text:span></text:p>
        <text:p text:style-name="P6"><text:span text:style-name="CharStyle32"><text:span text:style-name="T10"/></text:span></text:p>
        <text:p text:style-name="P10"><text:span text:style-name="CharStyle32"><text:span text:style-name="T10">Madlena. Anička.</text:span></text:span></text:p>
        <text:p text:style-name="P15"><text:span text:style-name="CharStyle32"><text:span text:style-name="T10"/></text:span></text:p>
        <text:p text:style-name="P21"><text:span text:style-name="CharStyle32"><text:span text:style-name="T10">Madlena. Toto je na porazenie! Ja tu puknem od hnevu.</text:span></text:span></text:p>
        <text:p text:style-name="P15"><text:span text:style-name="CharStyle32"><text:span text:style-name="T10">Anička. A ja už ver</text:span></text:span><text:span text:style-name="CharStyle18"><text:span text:style-name="T7">u</text:span></text:span><text:span text:style-name="CharStyle18"><text:span text:style-name="T10"> nebudem takúto ko­médiu hrať. (Utiera slzy.) I vy ste si len blázna robili! (Plače pri obloku.)</text:span></text:span></text:p>
        <text:p text:style-name="P15"><text:span text:style-name="CharStyle32"><text:span text:style-name="T10">Madlena. Nuž, obluda, čo mi vytýkaš?</text:span></text:span></text:p>
        <text:p text:style-name="P15"><text:span text:style-name="CharStyle32"><text:span text:style-name="T10">Anička (zlostne s plačom). Či ho vidíte? Tak kráča, ako by ho na ražeň vstrčil?</text:span></text:span></text:p>
        <text:p text:style-name="P15"><text:span text:style-name="CharStyle32"><text:span text:style-name="T10">Madlena. Veru je to on; bezpochyby sa ku pánu inšpektorovi vybral. No, nechže si len ide! — Choď, odstav od ohňa tú hovädzinu, tá už veru nepríde pod jeho zuby.</text:span></text:span></text:p>
        <text:p text:style-name="P15"><text:span text:style-name="CharStyle32"><text:span text:style-name="T10">Anička. A to ste sa len vy tak za ním bláz­nili!</text:span></text:span></text:p>
        <text:p text:style-name="P6"><text:span text:style-name="CharStyle18"><text:span text:style-name="T10">(Opona.)</text:span></text:span></text:p>
        <text:h text:style-name="P52" text:outline-level="4"><text:span text:style-name="CharStyle31"><text:span text:style-name="T10"/></text:span></text:h>
        <text:h text:style-name="P57" text:outline-level="4"><text:span text:style-name="CharStyle31"><text:span text:style-name="T10"/></text:span></text:h>
        <text:h text:style-name="P57" text:outline-level="4"><text:bookmark-start text:name="bookmark51"/><text:span text:style-name="CharStyle31"><text:span text:style-name="T10">II. Obraz.</text:span></text:span><text:bookmark-end text:name="bookmark51"/></text:h>
        <text:p text:style-name="P26"><text:span text:style-name="CharStyle25"><text:span text:style-name="T10"/></text:span></text:p>
        <text:p text:style-name="P48"><text:span text:style-name="CharStyle25"><text:span text:style-name="T10">Chyža pána z Chudobíc; starosvetské náradie, na stene obrazy, zemianske erby, zbro</text:span></text:span><text:span text:style-name="CharStyle25"><text:span text:style-name="T2">je</text:span></text:span><text:span text:style-name="CharStyle25"><text:span text:style-name="T10">.</text:span></text:span></text:p>
        <text:p text:style-name="P6"><text:span text:style-name="CharStyle18"><text:span text:style-name="T10"/></text:span></text:p>
        <text:p text:style-name="P10"><text:soft-page-break/><text:span text:style-name="CharStyle18"><text:span text:style-name="T10">Vý</text:span></text:span><text:span text:style-name="CharStyle18"><text:span text:style-name="T2">stup </text:span></text:span><text:span text:style-name="CharStyle18"><text:span text:style-name="T7">I</text:span></text:span><text:span text:style-name="CharStyle18"><text:span text:style-name="T10">.</text:span></text:span></text:p>
        <text:p text:style-name="P6"><text:span text:style-name="CharStyle32"><text:span text:style-name="T10"/></text:span></text:p>
        <text:p text:style-name="P10"><text:span text:style-name="CharStyle32"><text:span text:style-name="T10">Pán z Chudobíc. O chvíľku Svoboda.</text:span></text:span></text:p>
        <text:p text:style-name="P15"><text:span text:style-name="CharStyle32"><text:span text:style-name="T10"/></text:span></text:p>
        <text:p text:style-name="P21"><text:span text:style-name="CharStyle32"><text:span text:style-name="T10">Pán z Chudobíc (v ošumelých uhorských ša­tách; na hlave belasá husárska čiapka; sedí za stolom a vytriasa fajku.) Že vraj ešte včera pri</text:span></text:span><text:span text:style-name="CharStyle18"><text:span text:style-name="T10">šiel, ale toľko móresu nemal, aby sa bol pred svojím inšpektorom upon</text:span></text:span><text:span text:style-name="CharStyle18"><text:span text:style-name="T2">íž</text:span></text:span><text:span text:style-name="CharStyle18"><text:span text:style-name="T10">i</text:span></text:span><text:span text:style-name="CharStyle18"><text:span text:style-name="T7">l.</text:span></text:span><text:span text:style-name="CharStyle18"><text:span text:style-name="T10"> Temer by som mal vôľu ho kostolníkom pricitova</text:span></text:span><text:span text:style-name="CharStyle18"><text:span text:style-name="T2">ť</text:span></text:span><text:span text:style-name="CharStyle18"><text:span text:style-name="T10">. (Zakreše si do fajky).</text:span></text:span></text:p>
        <text:p text:style-name="P15"><text:span text:style-name="CharStyle32"><text:span text:style-name="T10">Svoboda (vstupuje). Servus humillimus, do­mine spektabilis!</text:span></text:span></text:p>
        <text:p text:style-name="P15"><text:span text:style-name="CharStyle32"><text:span text:style-name="T10">Pán z Chudobíc (ponáša sa mu). Servus hu­millimus, domine spektabilis! — Áno, vtedy servus humillimus, ke</text:span></text:span><text:span text:style-name="CharStyle18"><text:span text:style-name="T7">ď</text:span></text:span><text:span text:style-name="CharStyle18"><text:span text:style-name="T10"> mieni spektabilisa vy­rabovať, ale ináče— horenos! A kandidáti! Je­den dvere zatvára a druhý otvára. Peňazí ne­slýchaný nedostatok a neslýchaný počet žobrá­kov a parom vie, akých od výmyslu sveta suplikantov. A vy tiež kandidát? — Unde?</text:span></text:span></text:p>
        <text:p text:style-name="P15"><text:span text:style-name="CharStyle32"><text:span text:style-name="T10">Svoboda. Kesmarkino, ad absekvia.</text:span></text:span></text:p>
        <text:p text:style-name="P15"><text:span text:style-name="CharStyle32"><text:span text:style-name="T10">Pán z Chudobíc. Aha, hok est aliam rem; tedy náš pán </text:span></text:span><text:span text:style-name="CharStyle18"><text:span text:style-name="T2">re</text:span></text:span><text:span text:style-name="CharStyle18"><text:span text:style-name="T10">chtor, itane?</text:span></text:span></text:p>
        <text:p text:style-name="P15"><text:span text:style-name="CharStyle32"><text:span text:style-name="T10">Svoboda (ukloní sa). Ad servícia, domine spektabilis.</text:span></text:span></text:p>
        <text:p text:style-name="P15"><text:span text:style-name="CharStyle32"><text:span text:style-name="T10">Pán z Chudobíc. Valde béne. Ale čože tak pozde?</text:span></text:span></text:p>
        <text:p text:style-name="P15"><text:span text:style-name="CharStyle32"><text:span text:style-name="T10">Svoboda. Včera sme veru pozde...</text:span></text:span></text:p>
        <text:p text:style-name="P15"><text:span text:style-name="CharStyle32"><text:span text:style-name="T10">Pán z Chudobíc (skočí mu do reči). Mali ste i pozde vyhľadať svojho inšpektora, aspoň vy­hľadať. To by vám bolo každé decko povedalo, kde býva pán z Chudobíc.</text:span></text:span></text:p>
        <text:p text:style-name="P15"><text:span text:style-name="CharStyle32"><text:span text:style-name="T10">Svoboda. Ej, veď mi to i moji kamaráti uká­zali: „Tam, kde tá hŕba hnoja predo dvermi.“</text:span></text:span></text:p>
        <text:p text:style-name="P15"><text:soft-page-break/><text:span text:style-name="CharStyle32"><text:span text:style-name="T10">Pán z Chudobíc. Hm.</text:span></text:span></text:p>
        <text:p text:style-name="P15"><text:span text:style-name="CharStyle32"><text:span text:style-name="T10">Svoboda. Hnoja na všetky strany, a ja som </text:span></text:span><text:span text:style-name="CharStyle18"><text:span text:style-name="T10">nevedel, či tu, či tam. — „Tamto vraj, tamto, kde tá jedna tabla na obloku papierom zale­pená.“</text:span></text:span></text:p>
        <text:p text:style-name="P15"><text:span text:style-name="CharStyle32"><text:span text:style-name="T10">Pán z Chudobíc (krúti hlavou). Hm! — Nuž a potom?</text:span></text:span></text:p>
        <text:p text:style-name="P15"><text:span text:style-name="CharStyle32"><text:span text:style-name="T10">Svoboda</text:span></text:span><text:span text:style-name="CharStyle32"><text:span text:style-name="T2">.</text:span></text:span><text:span text:style-name="CharStyle32"><text:span text:style-name="T10"> Aký som prišiel z cesty vyznojený, zaprášený, nebolo by sa svedčilo vašej urodze­nej milosti sa predstaviť.</text:span></text:span></text:p>
        <text:p text:style-name="P15"><text:span text:style-name="CharStyle32"><text:span text:style-name="T10">Pán z Chudobíc. No, to sa mi ľúbi; vidím, že ste sa viac móresu naučili, ako iní mladí ľudia vášho veku. Ergo Kesmarkini. — Ja som tiež študoval v Kežmarku, ešte sub domino klarissimo Podkonický, Pán Boh mu daj slávu večnú. To bol profesor, to! Nie ako dnes tí vaši mudr­lanti.</text:span></text:span></text:p>
        <text:p text:style-name="P15"><text:span text:style-name="CharStyle32"><text:span text:style-name="T10">Svoboda. Jeho pamiatka trvá až podnes.</text:span></text:span></text:p>
        <text:p text:style-name="P15"><text:span text:style-name="CharStyle32"><text:span text:style-name="T10">Pán z Chudobíc. To verím. — Nuž a či sa vám snívalo o tom šťastí prísť do Kocúrkova za rechtora?</text:span></text:span></text:p>
        <text:p text:style-name="P15"><text:span text:style-name="CharStyle32"><text:span text:style-name="T10">Svoboda. Naskrze nie, tak že ma ten Cigán ohromil, keď ma s tým vokátorom predstal.</text:span></text:span></text:p>
        <text:p text:style-name="P15"><text:span text:style-name="CharStyle32"><text:span text:style-name="T10">Pán z Chudobíc. Veru to, assekuro, mnoho práce stálo, domine humanissime, že sme pre­borili. Dosť i </text:span></text:span><text:span text:style-name="CharStyle18"><text:span text:style-name="T7">ten kňaz proti nám </text:span></text:span><text:span text:style-name="CharStyle18"><text:span text:style-name="T10">brojil a toho starého kantora zastával; ale — jemu na truc. Musí sa človek na nohy postaviť.</text:span></text:span></text:p>
        <text:p text:style-name="P15"><text:span text:style-name="CharStyle32"><text:span text:style-name="T10">Svoboda. To mi už rozprávali, že vaša urodzenosť udatn</text:span></text:span><text:span text:style-name="CharStyle18"><text:span text:style-name="T7">e</text:span></text:span><text:span text:style-name="CharStyle18"><text:span text:style-name="T10"> za mňa bojovala, ale neznám, ako som si to zaslúžil.</text:span></text:span></text:p>
        <text:p text:style-name="P15"><text:span text:style-name="CharStyle32"><text:span text:style-name="T10">Pán z Chudobíc. I ja z Turca pochádzam.</text:span></text:span><text:span text:style-name="CharStyle39"><text:span text:style-name="T10"> </text:span></text:span><text:span text:style-name="CharStyle18"><text:span text:style-name="T10">Môj praded býval solgabíróvom, alebo, ako vy to menujete, slúžnodvorským. Môj nebohý otec sa tuto priženil, a ja som tedy arra nejzve od koreňa Kocúrkovan. — Nie je toto, kejrem, tá najpodlejšia štácia. — </text:span></text:span><text:soft-page-break/><text:span text:style-name="CharStyle18"><text:span text:style-name="T10">Len tie klobásy, čo sa vám ich dostane, môžete veru nimi i záhradu opletať.</text:span></text:span></text:p>
        <text:p text:style-name="P15"><text:span text:style-name="CharStyle32"><text:span text:style-name="T10">Svoboda. To by ma veľmi tešilo, lebo, ako som pozrel, tá záhrada pri škole veru klobásy potrebuje.</text:span></text:span></text:p>
        <text:p text:style-name="P15"><text:span text:style-name="CharStyle32"><text:span text:style-name="T10">Pán z Chudobíc. Len poshovenie; všetko príde do svojho poriadku. — Na toho starého sme, pravda</text:span></text:span><text:span text:style-name="CharStyle18"><text:span text:style-name="T2">,</text:span></text:span><text:span text:style-name="CharStyle18"><text:span text:style-name="T10"> málo dbali, a nebolo pri našich cirkevníkoch akosi nijakej chuti. — Ale slaniny, domine humanissime, slaniny! Celú školu by ste samou slaninou mohli pokryť.</text:span></text:span></text:p>
        <text:p text:style-name="P15"><text:span text:style-name="CharStyle32"><text:span text:style-name="T10">Svoboda. I to je k reči, lebo veru tá strecha na škole — ej, na moju pravdu...</text:span></text:span></text:p>
        <text:p text:style-name="P15"><text:span text:style-name="CharStyle32"><text:span text:style-name="T10">Pán z </text:span></text:span><text:span text:style-name="CharStyle32"><text:span text:style-name="T15">C</text:span></text:span><text:span text:style-name="CharStyle32"><text:span text:style-name="T2">hu</text:span></text:span><text:span text:style-name="CharStyle32"><text:span text:style-name="T10">do</text:span></text:span><text:span text:style-name="CharStyle32"><text:span text:style-name="T2">b</text:span></text:span><text:span text:style-name="CharStyle32"><text:span text:style-name="T10">íc (pretrhne mu reč). Kejrem, to sa všetko stane, len paciencia, len paciencia. — Ale toho hrachu! Môžete vždy dve-tri kilá predať. A múky, masla, kaše, bryndze</text:span></text:span><text:span text:style-name="CharStyle18"><text:span text:style-name="T2">,</text:span></text:span><text:span text:style-name="CharStyle18"><text:span text:style-name="T10"> ako kto môže.</text:span></text:span></text:p>
        <text:p text:style-name="P15"><text:span text:style-name="CharStyle32"><text:span text:style-name="T10">Svoboda. To mňa veru vaša urodzená milosť na koňa posadila. Uznať musím, že pri takých dôchodkoch hladom nezahyniem, a za šťastného sa pokladám, že...</text:span></text:span></text:p>
        <text:p text:style-name="P15"><text:span text:style-name="CharStyle32"><text:span text:style-name="T10">Pán z Chudobíc. Ej</text:span></text:span><text:span text:style-name="CharStyle18"><text:span text:style-name="T2">,</text:span></text:span><text:span text:style-name="CharStyle18"><text:span text:style-name="T10"> veď veru i môžete! </text:span></text:span><text:span text:style-name="CharStyle18"><text:span text:style-name="T2">Ta</text:span></text:span><text:span text:style-name="CharStyle18"><text:span text:style-name="T10">ntum se béne gerat. A ak chcete svoj stav pre­meniť, assekuro, že vám ktorýkoľvek z našich mešťanov svoju dcéru dá. Len sa tam majte okolo dcéry môjho kmotrovej; býva oproti škole a budete súsedia. — A pred kňazom sa nekrčiť, ale sa musíte na nohy postaviť. A nado všetko: maďarčinu mi v škole nezanedbávajte. Rád by som ju, pokiaľ mi Pán Boh života popraje, rozkoreniť. — Sadniteže si!</text:span></text:span></text:p>
        <text:p text:style-name="P15"><text:span text:style-name="CharStyle32"><text:span text:style-name="T10">Svoboda. Ďakujem úctiv</text:span></text:span><text:span text:style-name="CharStyle18"><text:span text:style-name="T7">e</text:span></text:span><text:span text:style-name="CharStyle18"><text:span text:style-name="T10">. (Sadne si.)</text:span></text:span></text:p>
        <text:p text:style-name="P15"><text:span text:style-name="CharStyle32"><text:span text:style-name="T10">Pán z Chudobíc. A keď sme pri tej veci: To vám na svedomie kladiem, domine humanissime, aby sa Attila, môj jediný synček, pod vaším ško­lením v maďarčine vyznačil. Veď on už v nej — podľa veku — subinteligitur — pekné profektus urobil.</text:span></text:span></text:p>
        <text:p text:style-name="P15"><text:soft-page-break/><text:span text:style-name="CharStyle32"><text:span text:style-name="T10">Svoboda. Tie by som rád vidieť.</text:span></text:span></text:p>
        <text:p text:style-name="P15"><text:span text:style-name="CharStyle32"><text:span text:style-name="T10">Pán z Chudobíc. Uvidíte, domine humanis­sime; ako svoj najvzácnejší klenot vám ho po­rúčam. Tá jeho pronunciácia je, pravda, ešte nie debrecínska.</text:span></text:span></text:p>
        <text:p text:style-name="P15"><text:span text:style-name="CharStyle32"><text:span text:style-name="T10">Svoboda. Však sa mu jazyk vybrúsi; a ja sa pousilujem, že nikto nepozná, či sa v Kocúrkove narodil, či v Kečkeméte.</text:span></text:span></text:p>
        <text:p text:style-name="P15"><text:span text:style-name="CharStyle32"><text:span text:style-name="T10">Pán z Chudobíc. Len prosím s vašej strany o trpelivosť. Prísnosť pri ňom nič neosoží; mu­síte s ním ako s maľovaným vajcom zachádzať. — Chcel by som z neho predsa človeka vy­chovať.</text:span></text:span></text:p>
        <text:p text:style-name="P15"><text:span text:style-name="CharStyle32"><text:span text:style-name="T10">Svoboda (stranou). Aby mal viac rozumu ako otec.</text:span></text:span></text:p>
        <text:p text:style-name="P15"><text:span text:style-name="CharStyle32"><text:span text:style-name="T10">Pán z Chudobíc. </text:span></text:span><text:span text:style-name="CharStyle32"><text:span text:style-name="T15">Č</text:span></text:span><text:span text:style-name="CharStyle32"><text:span text:style-name="T10">o? Ako otec? Pravdaže</text:span></text:span><text:span text:style-name="CharStyle39"><text:span text:style-name="T10"> </text:span></text:span><text:span text:style-name="CharStyle18"><text:span text:style-name="T10">ako otec! — A aby bol svojej slávnej famílii ku poctivosti. — Lebo, kejrem, náš rod je veľmi starodávny.</text:span></text:span></text:p>
        <text:p text:style-name="P15"><text:span text:style-name="CharStyle32"><text:span text:style-name="T10">Svoboda. Azda veru hen z tých časov, kde Svätopluk —</text:span></text:span></text:p>
        <text:p text:style-name="P15"><text:span text:style-name="CharStyle32"><text:span text:style-name="T10">Pán z Chudobíc (mrzut</text:span></text:span><text:span text:style-name="CharStyle18"><text:span text:style-name="T7">e</text:span></text:span><text:span text:style-name="CharStyle18"><text:span text:style-name="T10">). Ba čert, nie Svä­topluk! — My z opravdového kmeňa maďar­ského pochádzame. Keby naše archívum bolo v lepšom poriadku, ja by som vám to ad okulum dokázal, že je </text:span></text:span><text:span text:style-name="CharStyle18"><text:span text:style-name="T15">Ď</text:span></text:span><text:span text:style-name="CharStyle18"><text:span text:style-name="T10">ula jeden z našich predkov sláv­nej pamäti. — A môjho nebohého pána otca pán strýc, ten sedel pri kráľovskej tabuli — a királi táblánál — ako by sa to vlastne malo povedať.</text:span></text:span></text:p>
        <text:p text:style-name="P15"><text:span text:style-name="CharStyle32"><text:span text:style-name="T10">Svoboda. Hm.</text:span></text:span></text:p>
        <text:p text:style-name="P15"><text:span text:style-name="CharStyle32"><text:span text:style-name="T10">Pán z Chudobíc. </text:span></text:span><text:span text:style-name="CharStyle32"><text:span text:style-name="T15">Č</text:span></text:span><text:span text:style-name="CharStyle32"><text:span text:style-name="T10">i hm, či nie hm, ale je to tak. A práve preto by som si vinšoval, aby ani môj syn nebol podlejší ako jeho predkovia. Nuž a na prvom mieste tedy tú maďarčinu, a pritom — niks dajč. Nech mi radšej Tatárom bude ako Nemcom! Rozumiete mi?</text:span></text:span></text:p>
        <text:p text:style-name="P15"><text:span text:style-name="CharStyle32"><text:span text:style-name="T10">Svoboda. Ad servícia, pán inšpektor, veľmi dobre.</text:span></text:span></text:p>
        <text:p text:style-name="P15"><text:soft-page-break/><text:span text:style-name="CharStyle32"><text:span text:style-name="T10">Pán z Chudobíc (dvíha sa). Egregie! No, ako vidím, dobre to pôjde. Festina lente! Tantum se béne gerát! — Dočkajte chvíľku, pošlem vám kostolníka, nech vás do školy zavedie. Starý pán si musí druhé hniezdo vyhľadať; ale ak ho pán rechtor i ďalej potrpí, ja proti tomu nič ne­mám. — Nuž do videnia, alásolgája. (Odchodí</text:span></text:span><text:span text:style-name="CharStyle18"><text:span text:style-name="T2">.</text:span></text:span><text:span text:style-name="CharStyle18"><text:span text:style-name="T10">)</text:span></text:span></text:p>
        <text:p text:style-name="P15"><text:span text:style-name="CharStyle32"><text:span text:style-name="T10">Svoboda (tiež vstal</text:span></text:span><text:span text:style-name="CharStyle18"><text:span text:style-name="T2">,</text:span></text:span><text:span text:style-name="CharStyle18"><text:span text:style-name="T10"> klania sa). Servus humili</text:span></text:span><text:span text:style-name="CharStyle18"><text:span text:style-name="T2">m</text:span></text:span><text:span text:style-name="CharStyle18"><text:span text:style-name="T10">us. (Sám.) Budem to mať za špektábilisa! — Ale, Bože môj, akéže to bude shľadanie s </text:span></text:span><text:span text:style-name="CharStyle18"><text:span text:style-name="T2">Ľ</text:span></text:span><text:span text:style-name="CharStyle18"><text:span text:style-name="T10">ud­milou? Až srdce žalosťou puká, keď si pomy­slím, že ctihodný jej otec musí von, a j</text:span></text:span><text:span text:style-name="CharStyle18"><text:span text:style-name="T2">a</text:span></text:span><text:span text:style-name="CharStyle18"><text:span text:style-name="T10">... Nie, to nemôžem ani vysloviť. Starý vek, to je jeho jediná chyba, a viem, čo si chrt vyslúži, keď už nemôže zajacov naháňať. Ale ja by mu rád všetko vynahradiť, aby si u mňa odpočinul po dlhej, obťažnej práci svojho povolania.</text:span></text:span></text:p>
        <text:p text:style-name="P6"><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2.</text:span></text:span></text:p>
        <text:p text:style-name="P6"><text:span text:style-name="CharStyle32"><text:span text:style-name="T10"/></text:span></text:p>
        <text:p text:style-name="P10"><text:span text:style-name="CharStyle32"><text:span text:style-name="T10">Kostolník. Svoboda.</text:span></text:span></text:p>
        <text:p text:style-name="P15"><text:span text:style-name="CharStyle32"><text:span text:style-name="T10"/></text:span></text:p>
        <text:p text:style-name="P21"><text:span text:style-name="CharStyle32"><text:span text:style-name="T10">Kostolník (vstúpi). Dobré ráno! Nuž poďme, pán rechtor.</text:span></text:span></text:p>
        <text:p text:style-name="P15"><text:span text:style-name="CharStyle32"><text:span text:style-name="T10">Svoboda. Vy ste kostolník?</text:span></text:span></text:p>
        <text:p text:style-name="P15"><text:span text:style-name="CharStyle32"><text:span text:style-name="T10">Kostolník. Áno. Ale to si vyprosím, nezabávajteže ma dlho, lebo človek má tiež svoje po­volanie a — sánky s vozom — už som tu nič po nič dobrú hodinu u inšpektora zmárnil.</text:span></text:span></text:p>
        <text:p text:style-name="P15"><text:span text:style-name="CharStyle32"><text:span text:style-name="T10">Svoboda. Dobre urobíte</text:span></text:span><text:span text:style-name="CharStyle18"><text:span text:style-name="T2">,</text:span></text:span><text:span text:style-name="CharStyle18"><text:span text:style-name="T10"> ak napred oznámite pánu Procházkovi môj príchod; ja vás budem hneď nasledovať.</text:span></text:span></text:p>
        <text:p text:style-name="P6"><text:soft-page-break/><text:span text:style-name="CharStyle18"><text:span text:style-name="T2"/></text:span></text:p>
        <text:p text:style-name="P10"><text:span text:style-name="CharStyle18"><text:span text:style-name="T2"/></text:span></text:p>
        <text:p text:style-name="P10"><text:span text:style-name="CharStyle18"><text:span text:style-name="T2">Výstup</text:span></text:span><text:span text:style-name="CharStyle18"><text:span text:style-name="T10"> 3.</text:span></text:span></text:p>
        <text:p text:style-name="P6"><text:span text:style-name="CharStyle32"><text:span text:style-name="T10"/></text:span></text:p>
        <text:p text:style-name="P10"><text:span text:style-name="CharStyle32"><text:span text:style-name="T10">Procházka. Ľudmila. Predošlí.</text:span></text:span></text:p>
        <text:p text:style-name="P15"><text:span text:style-name="CharStyle32"><text:span text:style-name="T10"/></text:span></text:p>
        <text:p text:style-name="P21"><text:span text:style-name="CharStyle32"><text:span text:style-name="T10">Procházka (vstúpi s </text:span></text:span><text:span text:style-name="CharStyle18"><text:span text:style-name="T2">Ľ</text:span></text:span><text:span text:style-name="CharStyle18"><text:span text:style-name="T10">udmilou). Dobrý deň prajeme. Pána inšpektora tu niet?</text:span></text:span></text:p>
        <text:p text:style-name="P15"><text:span text:style-name="CharStyle32"><text:span text:style-name="T10">Ľudmila. Chceli sme ho prosiť o milostivé poshoveni</text:span></text:span><text:span text:style-name="CharStyle18"><text:span text:style-name="T2">e</text:span></text:span><text:span text:style-name="CharStyle18"><text:span text:style-name="T10">...</text:span></text:span></text:p>
        <text:p text:style-name="P15"><text:span text:style-name="CharStyle32"><text:span text:style-name="T10">Kostolník. </text:span></text:span><text:span text:style-name="CharStyle18"><text:span text:style-name="T2">O</text:span></text:span><text:span text:style-name="CharStyle18"><text:span text:style-name="T10"> tom by ste darmo hovorili. P</text:span></text:span><text:span text:style-name="CharStyle18"><text:span text:style-name="T15">o</text:span></text:span><text:span text:style-name="CharStyle18"><text:span text:style-name="T10">d</text:span></text:span><text:span text:style-name="CharStyle18"><text:span text:style-name="T2">ľ</text:span></text:span><text:span text:style-name="CharStyle18"><text:span text:style-name="T10">a terminácie slávneho konventu hneď zajtraj­šieho dňa sa máte o druhú hospodu obzrieť.</text:span></text:span></text:p>
        <text:p text:style-name="P15"><text:span text:style-name="CharStyle32"><text:span text:style-name="T10">Svoboda (sa na bok utiahne a pozoruje Ľud­milu).</text:span></text:span></text:p>
        <text:p text:style-name="P15"><text:span text:style-name="CharStyle32"><text:span text:style-name="T10">Ľudmila. Nuž či si môj úbohý otec toto za tridsať rokov vyslúžil</text:span></text:span><text:span text:style-name="CharStyle18"><text:span text:style-name="T2">,</text:span></text:span><text:span text:style-name="CharStyle18"><text:span text:style-name="T10"> aby naostatok ani len nemal, kde by hlavy složil?</text:span></text:span></text:p>
        <text:p text:style-name="P15"><text:span text:style-name="CharStyle32"><text:span text:style-name="T10">Kostolník. My s pánom inšpektorom sme už o tom hovorili. Prosba nebesá preniká. Obráťte sa k slávnemu konventu. Pravda, pravda, že je to nie tak komótna habitácia, ale čože robiť? V čas úzkosti sa musí človek skrčiť. Ja mienim tu pastiereň; ani by vám nebolo treba sa o ohrev starať, veď znáte, že pastieri majú svoj deputát.</text:span></text:span></text:p>
        <text:p text:style-name="P15"><text:span text:style-name="CharStyle32"><text:span text:style-name="T10">Procházka (skľúčený). Ďakujem vám i pánu inšpektorovi za tento dobrý úmysel, ale takúto kocúrkovskú radu prijať nemôžem, lebo by som nechcel vám ku posmechu život svoj v pastierni zavrieť.</text:span></text:span></text:p>
        <text:p text:style-name="P15"><text:span text:style-name="CharStyle32"><text:span text:style-name="T10">Kostolník. No, no, veď sme to len my dvaja, a to na vás záleží, či chcete, či nechcete.</text:span></text:span></text:p>
        <text:p text:style-name="P15"><text:soft-page-break/><text:span text:style-name="CharStyle32"><text:span text:style-name="T10">Ľudmila (objíme otca). Nebojte sa, otecko; nezahynieme, ak mi Pán Boh zdravia popraje. Pred vami som dosiaľ zatajila, že ma pani veľko­možná sľúbila vziať za komornú. Môj plat a va­šich tridsať zlatých mne i vám bude dosť k po­ctivej živnosti.</text:span></text:span></text:p>
        <text:p text:style-name="P15"><text:span text:style-name="CharStyle32"><text:span text:style-name="T10">Procházka. Moja milá dcéra, nech Hospodin i pani veľkomožnú i teba za tvoju lásku požehná. </text:span></text:span><text:span text:style-name="CharStyle18"><text:span text:style-name="T10">Ale, Ľudmila, naposledy jednako len príde čas, kde opustí človek otca i matk</text:span></text:span><text:span text:style-name="CharStyle18"><text:span text:style-name="T2">u</text:span></text:span><text:span text:style-name="CharStyle18"><text:span text:style-name="T10">...</text:span></text:span></text:p>
        <text:p text:style-name="P15"><text:span text:style-name="CharStyle32"><text:span text:style-name="T10">Ľudmila. Viem, čo chcete povedať. Ale v tomto ohľade sa môžete ubezpečiť; ja vám chcem rada svoju mladosť a všetko pohodlie života i celý život obetovať. (Začervená sa, zbadajúc Svobodu.)</text:span></text:span></text:p>
        <text:p text:style-name="P15"><text:span text:style-name="CharStyle32"><text:span text:style-name="T10">Svoboda (predstúpi, mocne dojatý). Od­pusťte, ctihodný otče, že svedkom som bol chvíle, kedy anjeli v nebi sa radovali nad vami. Ja mám vás vymeniť — buďte však spokojnej mysli. Len na vás záleží, či chcete so mnou prebývať, nakoľko sa vám ľúbiť bude.</text:span></text:span></text:p>
        <text:p text:style-name="P15"><text:span text:style-name="CharStyle32"><text:span text:style-name="T10">Procházka. Vy tu, pán Svoboda? Vítajte nám! Hovoríte však ako zo sna v</text:span></text:span><text:span text:style-name="CharStyle18"><text:span text:style-name="T2">yt</text:span></text:span><text:span text:style-name="CharStyle18"><text:span text:style-name="T10">ržený, že nerozumiem.</text:span></text:span></text:p>
        <text:p text:style-name="P15"><text:span text:style-name="CharStyle32"><text:span text:style-name="T10">Svoboda. Chcem sa tedy tak vysloviť, aby ste nemali pochybností. Ak tomu šľachetná dcéra vaša nebude odporovať, chcem vás od dneška za svojho otca považovať.</text:span></text:span></text:p>
        <text:p text:style-name="P15"><text:span text:style-name="CharStyle32"><text:span text:style-name="T10">Kostolník (stranou). Táto komédia sa strojí pekne zavŕšiť!</text:span></text:span></text:p>
        <text:p text:style-name="P15"><text:span text:style-name="CharStyle32"><text:span text:style-name="T10">Svoboda. Ľudmilka, od tých niekoľko dní za ostatných vakácií, keď som vás poznal, zatvoril som v svojom srdci váš milý obrázok. A teraz, keď bol som svedkom vašej veľkej detinskej lásky, osmeľujem sa o úprimnú odpoveď požiadať, či by ste čiastkou takej lásky tiež môj život ako slnkom chceli ožiariť.</text:span></text:span></text:p>
        <text:p text:style-name="P15"><text:soft-page-break/><text:span text:style-name="CharStyle32"><text:span text:style-name="T10">Ľudmila (sklopí oči). Vaše slovo, pán Svo</text:span></text:span><text:span text:style-name="CharStyle18"><text:span text:style-name="T10">bod</text:span></text:span><text:span text:style-name="CharStyle18"><text:span text:style-name="T7">a</text:span></text:span><text:span text:style-name="CharStyle18"><text:span text:style-name="T10">, ma celkom prekvapilo. Nemôžem vám na takú dôležitú otázku dať odpovedi. A vôľa moja je podrobená vôli môjho otca.</text:span></text:span></text:p>
        <text:p text:style-name="P15"><text:span text:style-name="CharStyle32"><text:span text:style-name="T10">Procházka. Začínam tušiť, kde tvoje my­šlienky odbehávaly tak často minulého roku. V takej veci nemôže otec dcére predpisovať, a podľa toho, čo sme poznali a čo dobrého slýchali, zanechávam ti svobodnú vôľu. Nasleduj hlas rozumu i srdca svojho.</text:span></text:span></text:p>
        <text:p text:style-name="P15"><text:span text:style-name="CharStyle32"><text:span text:style-name="T10">Svoboda. Ľudmilka, vo vašich rukách je šťastie nás všetkých.</text:span></text:span></text:p>
        <text:p text:style-name="P15"><text:span text:style-name="CharStyle32"><text:span text:style-name="T10">Ľudmila (mlčí).</text:span></text:span></text:p>
        <text:p text:style-name="P15"><text:span text:style-name="CharStyle32"><text:span text:style-name="T10">Procházka. Alebo zle som hádal, keď váhaš? Nie, nechcem, aby tvoja láska ko mne mala ti nejaké násilie robiť. Veď rovnako som hotový všetku biedu a protivenstvo znášať.</text:span></text:span></text:p>
        <text:p text:style-name="P15"><text:span text:style-name="CharStyle32"><text:span text:style-name="T10">Svoboda. Ľudmila, jedinké slovo!</text:span></text:span></text:p>
        <text:p text:style-name="P15"><text:span text:style-name="CharStyle32"><text:span text:style-name="T10">Ľudmila. Pán Svoboda, verím vám a úfam pevne, že neklamalo ma moje srdce, ktoré vám tu celé so svojou rukou podávam.</text:span></text:span></text:p>
        <text:p text:style-name="P15"><text:span text:style-name="CharStyle32"><text:span text:style-name="T10">Svoboda. Boh a tvoj drahý otec sú sved­kami nášho zasľúbenia! (Objíme ju.)</text:span></text:span></text:p>
        <text:p text:style-name="P15"><text:span text:style-name="CharStyle32"><text:span text:style-name="T10">Kostolník (stranou). Sánky s vozom, budúže tie mamičky čelo krčiť, čo mu dcéry jedna pred druhou chystaly, až toto rozbubnujem! (Vy­kradne sa z chyže.)</text:span></text:span></text:p>
        <text:p text:style-name="P15"><text:span text:style-name="CharStyle32"><text:span text:style-name="T10">Procházka (složí ruky ako k modlitbe). Div­né, predivné sú cesty božie! Čím väčší kríž, tým bližšia pomoc. Čo Boh činí</text:span></text:span><text:span text:style-name="CharStyle18"><text:span text:style-name="T2">,</text:span></text:span><text:span text:style-name="CharStyle18"><text:span text:style-name="T10"> vše dobré jest. On nech vám požehná!</text:span></text:span></text:p>
        <text:p text:style-name="P6"><text:span text:style-name="CharStyle18"><text:span text:style-name="T10">(Opona.)</text:span></text:span></text:p>
        <text:h text:style-name="P53" text:outline-level="4"><text:span text:style-name="CharStyle31"><text:span text:style-name="T10"/></text:span></text:h>
        <text:h text:style-name="P58" text:outline-level="4"><text:bookmark-start text:name="bookmark53"/><text:span text:style-name="CharStyle31"><text:span text:style-name="T10">III. Obraz.</text:span></text:span><text:bookmark-end text:name="bookmark53"/></text:h>
        <text:p text:style-name="P7"><text:soft-page-break/><text:span text:style-name="CharStyle25"><text:span text:style-name="T10"/></text:span></text:p>
        <text:p text:style-name="P11"><text:span text:style-name="CharStyle25"><text:span text:style-name="T10">Chyža Tesnošilova.</text:span></text:span></text:p>
        <text:p text:style-name="P6"><text:span text:style-name="CharStyle18"><text:span text:style-name="T10"/></text:span></text:p>
        <text:p text:style-name="P10"><text:span text:style-name="CharStyle18"><text:span text:style-name="T10">V</text:span></text:span><text:span text:style-name="CharStyle18"><text:span text:style-name="T2">ýstup</text:span></text:span><text:span text:style-name="CharStyle18"><text:span text:style-name="T10"> 1.</text:span></text:span></text:p>
        <text:p text:style-name="P6"><text:span text:style-name="CharStyle32"><text:span text:style-name="T10"/></text:span></text:p>
        <text:p text:style-name="P10"><text:span text:style-name="CharStyle32"><text:span text:style-name="T10">Madlena. Anička. Neskôr Tesnošil.</text:span></text:span></text:p>
        <text:p text:style-name="P15"><text:span text:style-name="CharStyle32"><text:span text:style-name="T10"/></text:span></text:p>
        <text:p text:style-name="P21"><text:span text:style-name="CharStyle32"><text:span text:style-name="T10">Anička (súka dratvy). Ale ja neviem, čo toľko dudrete; ako by on to bol teraz po prvý raz urobil. Hľa, tu ho máte; práve teraz popod obloky stúpa.</text:span></text:span></text:p>
        <text:p text:style-name="P15"><text:span text:style-name="CharStyle32"><text:span text:style-name="T10">Madlena (pradie). Tichože, lebo zasa bude harmatanc</text:span></text:span><text:span text:style-name="CharStyle18"><text:span text:style-name="T2">.</text:span></text:span></text:p>
        <text:p text:style-name="P15"><text:span text:style-name="CharStyle32"><text:span text:style-name="T10">Anička. Ak si primnoho nabral, ľahne si a usne.</text:span></text:span></text:p>
        <text:p text:style-name="P15"><text:span text:style-name="CharStyle32"><text:span text:style-name="T10">Tesnošil (predo dvermi). Bolond! Čak ú</text:span></text:span><text:span text:style-name="CharStyle18"><text:span text:style-name="T10">ď h</text:span></text:span><text:span text:style-name="CharStyle18"><text:span text:style-name="T15">í</text:span></text:span><text:span text:style-name="CharStyle18"><text:span text:style-name="T10">be hóba, ako by rozum bol potratil. (Tacká sa a vkročí s </text:span></text:span><text:span text:style-name="CharStyle18"><text:span text:style-name="T15">č</text:span></text:span><text:span text:style-name="CharStyle18"><text:span text:style-name="T10">iapkou nakrivo.) To sa mi raz neprace do hlavy, nech tam svet hovorí, čo chce.</text:span></text:span></text:p>
        <text:p text:style-name="P15"><text:span text:style-name="CharStyle32"><text:span text:style-name="T10">Madlena. Ba i na to treba dbať, čo svet ho­vorí.</text:span></text:span></text:p>
        <text:p text:style-name="P15"><text:span text:style-name="CharStyle32"><text:span text:style-name="T10">Tesnošil. Halgaš vášár! Hostina v </text:span></text:span><text:span text:style-name="CharStyle18"><text:span text:style-name="T2">Št</text:span></text:span><text:span text:style-name="CharStyle18"><text:span text:style-name="T10">ítniku.</text:span></text:span></text:p>
        <text:p text:style-name="P15"><text:span text:style-name="CharStyle32"><text:span text:style-name="T10">Madlena. Veď ste vy celý halgaš, a to deň po dni.</text:span></text:span></text:p>
        <text:p text:style-name="P15"><text:span text:style-name="CharStyle32"><text:span text:style-name="T10">Tesnošil. Ani slova. Mert majd megsánkázlak. Či za tvoje turáky pijem? Čože si doniesla do môjho okrem tela a duše? Holá ako prst! V mo­jom príbytku mne nikto nerozkáže</text:span></text:span><text:span text:style-name="CharStyle18"><text:span text:style-name="T2">,</text:span></text:span><text:span text:style-name="CharStyle18"><text:span text:style-name="T10"> ani kňaz, ani sám vicišpán; či ma rozumieš?</text:span></text:span></text:p>
        <text:p text:style-name="P14"><text:span text:style-name="CharStyle49"><text:span text:style-name="T10">Madlena. Ve</text:span></text:span><text:span text:style-name="CharStyle50"><text:span text:style-name="T2">ď</text:span></text:span><text:span text:style-name="CharStyle50"><text:span text:style-name="T10"> to som už sto ráz počula. No, veď si len žerte, až i vy z toho vlastného vyjdete holý ako prst.</text:span></text:span></text:p>
        <text:p text:style-name="P14"><text:span text:style-name="CharStyle49"><text:span text:style-name="T10">Tesnošil. Halgaš! Fogadatlan prókatornak — a mint a maďar mondja — či vieš, </text:span></text:span><text:soft-page-break/><text:span text:style-name="CharStyle49"><text:span text:style-name="T10">čo je to? Ale ty, žena, dudre</text:span></text:span><text:span text:style-name="CharStyle50"><text:span text:style-name="T2">š</text:span></text:span><text:span text:style-name="CharStyle50"><text:span text:style-name="T10">, mrmleš a nevieš, čo som ti chcel povedať. Viem, že sa vám to nebude veľ­mi ľúbiť.</text:span></text:span></text:p>
        <text:p text:style-name="P14"><text:span text:style-name="CharStyle49"><text:span text:style-name="T10">Madlena. Veru vôbec nie, Jánoš mešter. I včera karty, i dnes karty, a mušta vylihuje.</text:span></text:span></text:p>
        <text:p text:style-name="P14"><text:span text:style-name="CharStyle49"><text:span text:style-name="T10">Tesnošil. Ako to do sveta blúzni, táto hara­burda. </text:span></text:span><text:span text:style-name="CharStyle50"><text:span text:style-name="T2">Č</text:span></text:span><text:span text:style-name="CharStyle50"><text:span text:style-name="T10">osi nového mi pán kmotor hovoril.</text:span></text:span></text:p>
        <text:p text:style-name="P14"><text:span text:style-name="CharStyle49"><text:span text:style-name="T10">Madlena. Že ste sa zasa otelili? To sama vidím, a kmotra na to nepotrebujem?</text:span></text:span></text:p>
        <text:p text:style-name="P14"><text:span text:style-name="CharStyle49"><text:span text:style-name="T10">Tesnošil (smeje sa). Pán rechtor sa vám otelil, pán rechtor!</text:span></text:span></text:p>
        <text:p text:style-name="P14"><text:span text:style-name="CharStyle49"><text:span text:style-name="T10">Madlena. I to by veru bolo privčas, sotva prišiel, a hľa! Predsa tedy bolo pravda, čo sa o ňom hovorilo, že veru za golier nevyleje. To ste sa s ním v krčme oboznámili?</text:span></text:span></text:p>
        <text:p text:style-name="P14"><text:span text:style-name="CharStyle49"><text:span text:style-name="T10">Tesnošil. Ani okom som ho nezazrel.</text:span></text:span></text:p>
        <text:p text:style-name="P14"><text:span text:style-name="CharStyle49"><text:span text:style-name="T10">Madlena. Nuž a kdeže, akože?</text:span></text:span></text:p>
        <text:p text:style-name="P14"><text:span text:style-name="CharStyle49"><text:span text:style-name="T10">Anička. Pred pol hodinou som ho videla</text:span></text:span><text:span text:style-name="CharStyle50"><text:span text:style-name="T2">,</text:span></text:span><text:span text:style-name="CharStyle50"><text:span text:style-name="T10"> ale nič nebolo poznať, že by sa bol opil.</text:span></text:span></text:p>
        <text:p text:style-name="P14"><text:span text:style-name="CharStyle49"><text:span text:style-name="T10">Tesnošil. A predsa nemal toľko rozumu, ako ja, keď sa podnapijem, že to urobil.</text:span></text:span></text:p>
        <text:p text:style-name="P14"><text:span text:style-name="CharStyle49"><text:span text:style-name="T10">Madlena. Nuž a kýho čerta že vyviedol?</text:span></text:span></text:p>
        <text:p text:style-name="P14"><text:span text:style-name="CharStyle49"><text:span text:style-name="T10">Tesnošil. Ovrabčil sa, eď só anni mint sáz.</text:span></text:span></text:p>
        <text:p text:style-name="P14"><text:span text:style-name="CharStyle49"><text:span text:style-name="T10">Madlena. Oženil sa? Kto?</text:span></text:span></text:p>
        <text:p text:style-name="P14"><text:span text:style-name="CharStyle49"><text:span text:style-name="T10">Tesnošil. Toto je sprostá žena! Pán rechtor!</text:span></text:span></text:p>
        <text:p text:style-name="P14"><text:span text:style-name="CharStyle49"><text:span text:style-name="T10">Madlena (zdesená). Azda sa veru do tej školy nanosil?</text:span></text:span></text:p>
        <text:p text:style-name="P14"><text:span text:style-name="CharStyle49"><text:span text:style-name="T10">Tesnoši</text:span></text:span><text:span text:style-name="CharStyle49"><text:span text:style-name="T2">l</text:span></text:span><text:span text:style-name="CharStyle49"><text:span text:style-name="T10">. Ako kováčove holuby do nášho holubínca.</text:span></text:span></text:p>
        <text:p text:style-name="P14"><text:span text:style-name="CharStyle49"><text:span text:style-name="T10">Anička (ktorej vreteno vypadne z ruky). Ale nás ani len nenavštívil! (Sadne do kúta a rukami oči zastiera.)</text:span></text:span></text:p>
        <text:p text:style-name="P14"><text:soft-page-break/><text:span text:style-name="CharStyle49"><text:span text:style-name="T10">Madlena. Nie, toto je na porazenie! To vás musel niekto ošialiť! Od koho ste to počuli?</text:span></text:span></text:p>
        <text:p text:style-name="P14"><text:span text:style-name="CharStyle49"><text:span text:style-name="T10">Tesnošil. Kostolník to v krčme vybubnoval.</text:span></text:span></text:p>
        <text:p text:style-name="P14"><text:span text:style-name="CharStyle49"><text:span text:style-name="T10">Madlena. Ja od hanby skapem. No, ale to sa už môže slepou láskou menovať! Blázon i s bláz­nom!</text:span></text:span></text:p>
        <text:p text:style-name="P14"><text:span text:style-name="CharStyle49"><text:span text:style-name="T10">Anička. No, veď si ten navaril!</text:span></text:span></text:p>
        <text:p text:style-name="P14"><text:span text:style-name="CharStyle49"><text:span text:style-name="T10">Tesnošil. </text:span></text:span><text:span text:style-name="CharStyle49"><text:span text:style-name="T19">Ö</text:span></text:span><text:span text:style-name="CharStyle49"><text:span text:style-name="T10">rd</text:span></text:span><text:span text:style-name="CharStyle49"><text:span text:style-name="T19">ö</text:span></text:span><text:span text:style-name="CharStyle49"><text:span text:style-name="T10">g vi</text:span></text:span><text:span text:style-name="CharStyle50"><text:span text:style-name="T2">ď</text:span></text:span><text:span text:style-name="CharStyle50"><text:span text:style-name="T10">e! Však on zm</text:span></text:span><text:span text:style-name="CharStyle50"><text:span text:style-name="T2">ú</text:span></text:span><text:span text:style-name="CharStyle50"><text:span text:style-name="T10">drie so svojou škodou!</text:span></text:span></text:p>
        <text:p text:style-name="P14"><text:span text:style-name="CharStyle49"><text:span text:style-name="T10">Madlena. Ale pozde, milý drozde! Keby si bol vzal nejakú statočnú meštiansku dcéru, ktorá má svoje grunty, čože by mu chybelo?</text:span></text:span></text:p>
        <text:p text:style-name="P14"><text:span text:style-name="CharStyle49"><text:span text:style-name="T10">Anička. Vt</text:span></text:span><text:span text:style-name="CharStyle50"><text:span text:style-name="T2">á</text:span></text:span><text:span text:style-name="CharStyle50"><text:span text:style-name="T10">čie mlieko.</text:span></text:span></text:p>
        <text:p text:style-name="P14"><text:span text:style-name="CharStyle49"><text:span text:style-name="T10">Tesnošil. </text:span></text:span><text:span text:style-name="CharStyle50"><text:span text:style-name="T2">Úď</text:span></text:span><text:span text:style-name="CharStyle50"><text:span text:style-name="T10"> van; za živa v Kocúrkove a po smrti v nebi.</text:span></text:span></text:p>
        <text:p text:style-name="P14"><text:span text:style-name="CharStyle49"><text:span text:style-name="T10">Madlena. No, veď on nie raz svoj nerozum oplače. Z môjho domu ani len ometinu chleba nedostane.</text:span></text:span></text:p>
        <text:p text:style-name="P14"><text:span text:style-name="CharStyle49"><text:span text:style-name="T10">Tesnošil. A v tých kordovánových čižmách</text:span></text:span></text:p>
        <text:p text:style-name="P14"><text:span text:style-name="CharStyle49"><text:span text:style-name="T10">Tesnošil. A otlakov nedostane v tých kordo­vánových čižmách, čo som mu chcel prikrojiť.</text:span></text:span></text:p>
        <text:p text:style-name="P9"><text:span text:style-name="CharStyle52"><text:span text:style-name="T10"/></text:span></text:p>
        <text:p text:style-name="P3"><text:span text:style-name="CharStyle39"><text:span text:style-name="T10"/></text:span></text:p>
        <text:p text:style-name="P5"><text:span text:style-name="CharStyle50"><text:span text:style-name="T2">Výstup</text:span></text:span><text:span text:style-name="CharStyle50"><text:span text:style-name="T10"> 2.</text:span></text:span></text:p>
        <text:h text:style-name="P50" text:outline-level="4"><text:span text:style-name="CharStyle31"><text:span text:style-name="T10"/></text:span></text:h>
        <text:h text:style-name="P55" text:outline-level="4"><text:bookmark-start text:name="bookmark55"/><text:span text:style-name="CharStyle31"><text:span text:style-name="T10">Súseda. Predošlí.</text:span></text:span><text:bookmark-end text:name="bookmark55"/></text:h>
        <text:p text:style-name="P14"><text:span text:style-name="CharStyle49"><text:span text:style-name="T10"/></text:span></text:p>
        <text:p text:style-name="P28"><text:span text:style-name="CharStyle49"><text:span text:style-name="T10">Súseda (vbehne). Či viete, čo nového?</text:span></text:span></text:p>
        <text:p text:style-name="P14"><text:soft-page-break/><text:span text:style-name="CharStyle49"><text:span text:style-name="T10">Madlena. To nijaká novina; o tom už vrabce na streche čvirikajú.</text:span></text:span></text:p>
        <text:p text:style-name="P14"><text:span text:style-name="CharStyle49"><text:span text:style-name="T10">Súseda. Vy mi nerozumiete.</text:span></text:span></text:p>
        <text:p text:style-name="P14"><text:span text:style-name="CharStyle49"><text:span text:style-name="T10">Madlena. Ba veľmi dobre.</text:span></text:span></text:p>
        <text:p text:style-name="P14"><text:span text:style-name="CharStyle49"><text:span text:style-name="T10">Tesnošil (ospanlive). Že sa pán rechtor ošia­lil? (Šnupe.)</text:span></text:span></text:p>
        <text:p text:style-name="P14"><text:span text:style-name="CharStyle49"><text:span text:style-name="T10">Anička. A že sa rechto</text:span></text:span><text:span text:style-name="CharStyle50"><text:span text:style-name="T2">rov</text:span></text:span><text:span text:style-name="CharStyle50"><text:span text:style-name="T10">a viškorica spolu s n</text:span></text:span><text:span text:style-name="CharStyle50"><text:span text:style-name="T2">í</text:span></text:span><text:span text:style-name="CharStyle50"><text:span text:style-name="T10">m ošialila?</text:span></text:span></text:p>
        <text:p text:style-name="P14"><text:span text:style-name="CharStyle49"><text:span text:style-name="T10">Súseda. Ký čert vám to už povedal?</text:span></text:span></text:p>
        <text:p text:style-name="P30"><text:span text:style-name="CharStyle49"><text:span text:style-name="T10">Madlena. A vám kto? Azda by ste vy to za</text:span></text:span><text:span text:style-name="CharStyle50"><text:span text:style-name="T10">mlčali?</text:span></text:span></text:p>
        <text:p text:style-name="P5"><text:span text:style-name="CharStyle49"><text:span text:style-name="T10">Súseda. A vy dve, čože ste na to povedaly?</text:span></text:span><text:span text:style-name="CharStyle50"><text:span text:style-name="T10"> Anička, po čom farba?</text:span></text:span></text:p>
        <text:p text:style-name="P14"><text:span text:style-name="CharStyle49"><text:span text:style-name="T10">Anička. Vyprosím si, to padá na vašu Urš</text:span></text:span><text:span text:style-name="CharStyle50"><text:span text:style-name="T2">ul</text:span></text:span><text:span text:style-name="CharStyle50"><text:span text:style-name="T10">u.</text:span></text:span></text:p>
        <text:p text:style-name="P14"><text:span text:style-name="CharStyle49"><text:span text:style-name="T10">Súseda. Že vraj Uršula? Moja dcéra nie je</text:span></text:span><text:span text:style-name="CharStyle50"><text:span text:style-name="T10">nijaká Uršula.</text:span></text:span></text:p>
        <text:p text:style-name="P14"><text:span text:style-name="CharStyle49"><text:span text:style-name="T10">Madlena. A u kohože sa ten pán mladý zať osadil? Či u nás, či u súsed</text:span></text:span><text:span text:style-name="CharStyle50"><text:span text:style-name="T2">ov?</text:span></text:span></text:p>
        <text:p text:style-name="P5"><text:span text:style-name="CharStyle49"><text:span text:style-name="T10">Súseda. A ktože ho na obed očakával?</text:span></text:span></text:p>
        <text:p text:style-name="P14"><text:span text:style-name="CharStyle49"><text:span text:style-name="T10">Madlena. A kdeže nocoval?</text:span></text:span></text:p>
        <text:p text:style-name="P14"><text:span text:style-name="CharStyle49"><text:span text:style-name="T10">Súseda. A ktože povedal, že neminie pol roka, čo jeho dcéra sa na turčiansku repku dostane? </text:span></text:span><text:span text:style-name="CharStyle50"><text:span text:style-name="T10">Či ja, či súsed Tesnošil?</text:span></text:span></text:p>
        <text:p text:style-name="P14"><text:span text:style-name="CharStyle49"><text:span text:style-name="T10">Madlena. To si vyprosím! Má, chvála Bohu, </text:span></text:span><text:span text:style-name="CharStyle50"><text:span text:style-name="T10">desať prstov, a na každý, ko</text:span></text:span><text:span text:style-name="CharStyle50"><text:span text:style-name="T2">ľ</text:span></text:span><text:span text:style-name="CharStyle50"><text:span text:style-name="T10">ko by len chcela.</text:span></text:span><text:span text:style-name="CharStyle49"><text:span text:style-name="T10"> </text:span></text:span><text:span text:style-name="CharStyle50"><text:span text:style-name="T10">O to najmenšia starosť, a moje dieťa sa na repkára neutislo.</text:span></text:span></text:p>
        <text:p text:style-name="P14"><text:span text:style-name="CharStyle49"><text:span text:style-name="T10">Súseda. Nuž a </text:span></text:span><text:span text:style-name="CharStyle49"><text:span text:style-name="T16">č</text:span></text:span><text:span text:style-name="CharStyle49"><text:span text:style-name="T10">i sa azda moja dcéra utisla? Daj ti mi Bože! Rechtor — veľké šťastie!</text:span></text:span></text:p>
        <text:p text:style-name="P14"><text:span text:style-name="CharStyle49"><text:span text:style-name="T10">Madlena. Dosť šťastia pre hrnčiara.</text:span></text:span></text:p>
        <text:p text:style-name="P14"><text:span text:style-name="CharStyle49"><text:span text:style-name="T10">Súseda. Nuž a pre čižmára, a sklenára, a dro­tára, a miškára — he?</text:span></text:span></text:p>
        <text:p text:style-name="P14"><text:span text:style-name="CharStyle49"><text:span text:style-name="T10">Anička (zdesená). Či sa blaznie? Čože to za sklenára?</text:span></text:span></text:p>
        <text:p text:style-name="P14"><text:span text:style-name="CharStyle49"><text:span text:style-name="T10">Súseda. To vy najlepšie viete — ani sa mno­ho necifrujte, však sa dnes o tej </text:span></text:span><text:soft-page-break/><text:span text:style-name="CharStyle49"><text:span text:style-name="T10">návšteve po celom Kocúrkove rozpráva. (Smeje sa.) Adié, pani matka, adié, pani rechtorka! Tesnošil uram (zvrtne mu čiapku na hlave), len aby sme v han­be </text:span></text:span><text:span text:style-name="CharStyle50"><text:span text:style-name="T10">nezostali! (Odbehne.)</text:span></text:span></text:p>
        <text:p text:style-name="P5"><text:span text:style-name="CharStyle50"><text:span text:style-name="T10"/></text:span></text:p>
        <text:p text:style-name="P5"><text:span text:style-name="CharStyle50"><text:span text:style-name="T10">(Opona.)</text:span></text:span></text:p>
        <text:p text:style-name="P31"><text:span text:style-name="CharStyle50"><text:span text:style-name="T10"/></text:span></text:p>
        <text:p text:style-name="P5"><text:span text:style-name="CharStyle55"><text:span text:style-name="T17"/></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é" style:family="paragraph" style:master-page-name="">
      <loext:graphic-properties draw:fill="none" draw:fill-color="#729fcf"/>
      <style:paragraph-properties fo:margin-left="0cm" fo:margin-right="0cm" fo:text-indent="0.529cm" style:auto-text-indent="false"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0cm" fo:margin-right="0cm" fo:text-indent="0.635cm" style:auto-text-indent="false" style:page-number="auto" fo:background-color="transparent"/>
    </style:style>
    <style:style style:name="Obsah" style:family="paragraph" style:master-page-name="">
      <loext:graphic-properties draw:fill="none" draw:fill-color="#729fcf"/>
      <style:paragraph-properties fo:margin-left="0cm" fo:margin-right="0cm" fo:text-indent="0.635cm" style:auto-text-indent="false" style:page-number="auto" fo:background-color="transparent"/>
    </style:style>
    <style:style style:name="Záhlavie_20__23_2" style:display-name="Záhlavie #2" style:family="paragraph" style:list-style-name="" style:master-page-name="">
      <loext:graphic-properties draw:fill="none" draw:fill-color="#729fcf"/>
      <style:paragraph-properties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529cm" style:auto-text-indent="false" style:page-number="auto" fo:background-color="transparent"/>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3_29_" style:display-name="Základný text (3)" style:family="paragraph" style:master-page-name="">
      <loext:graphic-properties draw:fill="none" draw:fill-color="#729fcf"/>
      <style:paragraph-properties style:page-number="auto" fo:background-color="transparent"/>
    </style:style>
    <style:style style:name="Základný_20_text_20__28_4_29_" style:display-name="Základný text (4)" style:family="paragraph" style:master-page-name="">
      <loext:graphic-properties draw:fill="none" draw:fill-color="#729fcf"/>
      <style:paragraph-properties fo:margin-left="0cm" fo:margin-right="0cm" fo:text-indent="0.529cm" style:auto-text-indent="false" style:page-number="auto" fo:background-color="transparent"/>
    </style:style>
    <style:style style:name="Záhlavie_20__23_4" style:display-name="Záhlavie #4" style:family="paragraph" style:list-style-name="" style:master-page-name="">
      <loext:graphic-properties draw:fill="none" draw:fill-color="#729fcf"/>
      <style:paragraph-properties fo:text-align="center" style:justify-single-word="false" style:page-number="auto" fo:background-color="transparent"/>
    </style:style>
    <style:style style:name="Footnote" style:family="paragraph" style:class="extra" style:master-page-name="">
      <loext:graphic-properties draw:fill="none" draw:fill-color="#729fcf"/>
      <style:paragraph-properties fo:margin-left="0cm" fo:margin-right="0cm" fo:text-indent="0.847cm"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kladný_20_text_20__28_7_29_" style:display-name="Základný text (7)" style:family="paragraph" style:master-page-name="">
      <loext:graphic-properties draw:fill="none" draw:fill-color="#729fcf"/>
      <style:paragraph-properties fo:text-align="end" style:justify-single-word="false"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5" style:family="text" style:parent-style-name="CharStyle4">
      <style:text-properties fo:color="#000000" fo:language="sk" fo:country="SK" style:language-asian="sk" style:country-asian="SK" style:language-complex="sk" style:country-complex="SK"/>
    </style:style>
    <style:style style:name="CharStyle7" style:family="text" style:parent-style-name="DefaultFontStyle"/>
    <style:style style:name="CharStyle9" style:family="text" style:parent-style-name="DefaultFontStyle"/>
    <style:style style:name="CharStyle11" style:family="text" style:parent-style-name="DefaultFontStyle"/>
    <style:style style:name="CharStyle12" style:family="text" style:parent-style-name="CharStyle4">
      <style:text-properties fo:color="#000000" fo:language="sk" fo:country="SK" style:language-asian="sk" style:country-asian="SK" style:language-complex="sk" style:country-complex="SK"/>
    </style:style>
    <style:style style:name="CharStyle14" style:family="text" style:parent-style-name="DefaultFontStyle"/>
    <style:style style:name="CharStyle15" style:family="text" style:parent-style-name="CharStyle4">
      <style:text-properties fo:color="#000000" fo:language="sk" fo:country="SK" style:language-asian="sk" style:country-asian="SK" style:language-complex="sk" style:country-complex="SK"/>
    </style:style>
    <style:style style:name="CharStyle16" style:family="text" style:parent-style-name="CharStyle4">
      <style:text-properties fo:color="#000000" fo:language="sk" fo:country="SK" style:language-asian="sk" style:country-asian="SK" style:language-complex="sk" style:country-complex="SK"/>
    </style:style>
    <style:style style:name="CharStyle18" style:family="text" style:parent-style-name="DefaultFontStyle"/>
    <style:style style:name="CharStyle19" style:family="text" style:parent-style-name="CharStyle18">
      <style:text-properties fo:color="#000000" fo:language="sk" fo:country="SK" style:language-asian="sk" style:country-asian="SK" style:language-complex="sk" style:country-complex="SK"/>
    </style:style>
    <style:style style:name="CharStyle21" style:family="text" style:parent-style-name="DefaultFontStyle"/>
    <style:style style:name="CharStyle22" style:family="text" style:parent-style-name="CharStyle4">
      <style:text-properties fo:color="#000000" fo:language="sk" fo:country="SK" style:language-asian="sk" style:country-asian="SK" style:language-complex="sk" style:country-complex="SK"/>
    </style:style>
    <style:style style:name="CharStyle23" style:family="text" style:parent-style-name="CharStyle18">
      <style:text-properties fo:color="#000000" fo:language="sk" fo:country="SK" style:language-asian="sk" style:country-asian="SK" style:language-complex="sk" style:country-complex="SK"/>
    </style:style>
    <style:style style:name="CharStyle25" style:family="text" style:parent-style-name="DefaultFontStyle"/>
    <style:style style:name="CharStyle26" style:family="text" style:parent-style-name="CharStyle25">
      <style:text-properties fo:color="#000000" fo:language="sk" fo:country="SK" style:language-asian="sk" style:country-asian="SK" style:language-complex="sk" style:country-complex="SK"/>
    </style:style>
    <style:style style:name="CharStyle27" style:family="text" style:parent-style-name="CharStyle25">
      <style:text-properties fo:font-variant="small-caps" fo:color="#000000" fo:language="sk" fo:country="SK" style:language-asian="sk" style:country-asian="SK" style:language-complex="sk" style:country-complex="SK"/>
    </style:style>
    <style:style style:name="CharStyle29" style:family="text" style:parent-style-name="DefaultFontStyle"/>
    <style:style style:name="CharStyle31" style:family="text" style:parent-style-name="DefaultFontStyle"/>
    <style:style style:name="CharStyle32" style:family="text" style:parent-style-name="CharStyle18">
      <style:text-properties fo:color="#000000" fo:language="sk" fo:country="SK" style:language-asian="sk" style:country-asian="SK" style:language-complex="sk" style:country-complex="SK"/>
    </style:style>
    <style:style style:name="CharStyle34" style:family="text" style:parent-style-name="DefaultFontStyle"/>
    <style:style style:name="CharStyle36" style:family="text" style:parent-style-name="DefaultFontStyle"/>
    <style:style style:name="CharStyle37" style:family="text" style:parent-style-name="CharStyle36">
      <style:text-properties fo:color="#000000" fo:language="sk" fo:country="SK" style:language-asian="sk" style:country-asian="SK" style:language-complex="sk" style:country-complex="SK"/>
    </style:style>
    <style:style style:name="CharStyle39" style:family="text" style:parent-style-name="DefaultFontStyle"/>
    <style:style style:name="CharStyle40" style:family="text" style:parent-style-name="CharStyle31">
      <style:text-properties fo:color="#000000" fo:language="sk" fo:country="SK" style:language-asian="sk" style:country-asian="SK" style:language-complex="sk" style:country-complex="SK"/>
    </style:style>
    <style:style style:name="CharStyle41" style:family="text" style:parent-style-name="CharStyle36">
      <style:text-properties fo:color="#000000" fo:language="sk" fo:country="SK" style:language-asian="sk" style:country-asian="SK" style:language-complex="sk" style:country-complex="SK"/>
    </style:style>
    <style:style style:name="CharStyle42" style:family="text" style:parent-style-name="CharStyle39">
      <style:text-properties fo:color="#000000" fo:language="sk" fo:country="SK" style:language-asian="sk" style:country-asian="SK" style:language-complex="sk" style:country-complex="SK"/>
    </style:style>
    <style:style style:name="CharStyle43" style:family="text" style:parent-style-name="CharStyle36">
      <style:text-properties fo:color="#000000" fo:language="sk" fo:country="SK" style:language-asian="sk" style:country-asian="SK" style:language-complex="sk" style:country-complex="SK"/>
    </style:style>
    <style:style style:name="CharStyle44" style:family="text" style:parent-style-name="CharStyle39">
      <style:text-properties fo:color="#000000" fo:language="sk" fo:country="SK" style:language-asian="sk" style:country-asian="SK" style:language-complex="sk" style:country-complex="SK"/>
    </style:style>
    <style:style style:name="CharStyle45" style:family="text" style:parent-style-name="CharStyle4">
      <style:text-properties fo:color="#000000" fo:language="sk" fo:country="SK" style:language-asian="sk" style:country-asian="SK" style:language-complex="sk" style:country-complex="SK"/>
    </style:style>
    <style:style style:name="CharStyle46" style:family="text" style:parent-style-name="CharStyle36">
      <style:text-properties fo:color="#000000" fo:language="sk" fo:country="SK" style:language-asian="sk" style:country-asian="SK" style:language-complex="sk" style:country-complex="SK"/>
    </style:style>
    <style:style style:name="CharStyle47" style:family="text" style:parent-style-name="CharStyle39">
      <style:text-properties fo:color="#000000" fo:language="sk" fo:country="SK" style:language-asian="sk" style:country-asian="SK" style:language-complex="sk" style:country-complex="SK"/>
    </style:style>
    <style:style style:name="CharStyle48" style:family="text" style:parent-style-name="CharStyle18">
      <style:text-properties fo:color="#000000" fo:language="sk" fo:country="SK" style:language-asian="sk" style:country-asian="SK" style:language-complex="sk" style:country-complex="SK"/>
    </style:style>
    <style:style style:name="CharStyle49" style:family="text" style:parent-style-name="CharStyle7">
      <style:text-properties fo:color="#000000" fo:language="sk" fo:country="SK" style:language-asian="sk" style:country-asian="SK" style:language-complex="sk" style:country-complex="SK"/>
    </style:style>
    <style:style style:name="CharStyle50" style:family="text" style:parent-style-name="CharStyle7">
      <style:text-properties fo:color="#000000" fo:language="sk" fo:country="SK" style:language-asian="sk" style:country-asian="SK" style:language-complex="sk" style:country-complex="SK"/>
    </style:style>
    <style:style style:name="CharStyle52" style:family="text" style:parent-style-name="DefaultFontStyle"/>
    <style:style style:name="CharStyle53" style:family="text" style:parent-style-name="CharStyle25">
      <style:text-properties fo:color="#000000" fo:language="sk" fo:country="SK" style:language-asian="sk" style:country-asian="SK" style:language-complex="sk" style:country-complex="SK"/>
    </style:style>
    <style:style style:name="CharStyle54" style:family="text" style:parent-style-name="CharStyle25">
      <style:text-properties fo:color="#000000" fo:language="sk" fo:country="SK" style:language-asian="sk" style:country-asian="SK" style:language-complex="sk" style:country-complex="SK"/>
    </style:style>
    <style:style style:name="CharStyle55" style:family="text" style:parent-style-name="CharStyle4">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inolta_c322110812460</dc:title>
    <dc:subject/>
    <meta:initial-creator/>
    <meta:keyword/>
    <dc:date>2022-11-29T22:06:53.991000000</dc:date>
    <meta:editing-duration>PT13M46S</meta:editing-duration>
    <meta:editing-cycles>3</meta:editing-cycles>
    <meta:generator>LibreOffice/5.4.2.2$Windows_x86 LibreOffice_project/22b09f6418e8c2d508a9eaf86b2399209b0990f4</meta:generator>
    <meta:document-statistic meta:table-count="0" meta:image-count="0" meta:object-count="0" meta:page-count="61" meta:paragraph-count="718" meta:word-count="11366" meta:character-count="66869" meta:non-whitespace-character-count="56115"/>
  </office:meta>
</office:document-meta>
</file>